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 table:number-columns-repeated="11"/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Zo</text:p>
          </table:table-cell>
          <table:table-cell table:number-columns-repeated="7"/>
          <table:table-cell office:value-type="string">
            <text:p>Zo</text:p>
          </table:table-cell>
          <table:table-cell table:number-columns-repeated="1002"/>
        </table:table-row>
        <table:table-row table:style-name="ro1">
          <table:table-cell office:value-type="string">
            <text:p>#frequency</text:p>
          </table:table-cell>
          <table:table-cell office:value-type="string">
            <text:p>f, GHz</text:p>
          </table:table-cell>
          <table:table-cell office:value-type="string">
            <text:p>ko</text:p>
          </table:table-cell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converged</text:p>
          </table:table-cell>
          <table:table-cell office:value-type="string">
            <text:p>final error</text:p>
          </table:table-cell>
          <table:table-cell office:value-type="string">
            <text:p>elapsed time (s)</text:p>
          </table:table-cell>
          <table:table-cell office:value-type="string">
            <text:p>modal impedance calculation</text:p>
          </table:table-cell>
          <table:table-cell office:value-type="string">
            <text:p>mode count</text:p>
          </table:table-cell>
          <table:table-cell office:value-type="string">
            <text:p>alpha[1] db/m</text:p>
          </table:table-cell>
          <table:table-cell office:value-type="string">
            <text:p>beta[1]/ko</text:p>
          </table:table-cell>
          <table:table-cell office:value-type="string">
            <text:p>real(Z[1;1])</text:p>
          </table:table-cell>
          <table:table-cell office:value-type="string">
            <text:p>imag(Z[1;1])</text:p>
          </table:table-cell>
          <table:table-cell table:number-columns-repeated="1009"/>
        </table:table-row>
        <table:table-row table:style-name="ro1">
          <table:table-cell office:value-type="float" office:value="6750000000">
            <text:p>6750000000</text:p>
          </table:table-cell>
          <table:table-cell table:formula="of:=[.A4]*0.000000001" office:value-type="float" office:value="6.75">
            <text:p>6.75</text:p>
          </table:table-cell>
          <table:table-cell table:formula="of:=2*4*ATAN(1)*[.A4]*SQRT(0.0000004*4*ATAN(1)*0.0000000000088541878176)" office:value-type="float" office:value="141.469538981576">
            <text:p>141.4695389816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4.35001581437694e-10</text:p>
          </table:table-cell>
          <table:table-cell office:value-type="float" office:value="12.109366083">
            <text:p>12.109366083</text:p>
          </table:table-cell>
          <table:table-cell table:number-columns-repeated="2" office:value-type="float" office:value="1">
            <text:p>1</text:p>
          </table:table-cell>
          <table:table-cell office:value-type="float" office:value="0.374578202986405">
            <text:p>0.374578203</text:p>
          </table:table-cell>
          <table:table-cell office:value-type="float" office:value="0.238594309866075">
            <text:p>0.2385943099</text:p>
          </table:table-cell>
          <table:table-cell office:value-type="float" office:value="1403.51792475939">
            <text:p>1403.5179247594</text:p>
          </table:table-cell>
          <table:table-cell office:value-type="string">
            <text:p>2.71824754783418e-12</text:p>
          </table:table-cell>
          <table:table-cell table:number-columns-repeated="1009"/>
        </table:table-row>
        <table:table-row table:style-name="ro1">
          <table:table-cell office:value-type="float" office:value="7000000000">
            <text:p>7000000000</text:p>
          </table:table-cell>
          <table:table-cell table:formula="of:=[.A5]*0.000000001" office:value-type="float" office:value="7">
            <text:p>7</text:p>
          </table:table-cell>
          <table:table-cell table:formula="of:=2*4*ATAN(1)*[.A5]*SQRT(0.0000004*4*ATAN(1)*0.0000000000088541878176)" office:value-type="float" office:value="146.709151536449">
            <text:p>146.7091515364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5.04303660600711e-10</text:p>
          </table:table-cell>
          <table:table-cell office:value-type="float" office:value="11.221629249">
            <text:p>11.221629249</text:p>
          </table:table-cell>
          <table:table-cell table:number-columns-repeated="2" office:value-type="float" office:value="1">
            <text:p>1</text:p>
          </table:table-cell>
          <table:table-cell office:value-type="float" office:value="0.251072476406493">
            <text:p>0.2510724764</text:p>
          </table:table-cell>
          <table:table-cell office:value-type="float" office:value="0.35089710354873">
            <text:p>0.3508971035</text:p>
          </table:table-cell>
          <table:table-cell office:value-type="float" office:value="954.329309806084">
            <text:p>954.3293098061</text:p>
          </table:table-cell>
          <table:table-cell office:value-type="string">
            <text:p>1.02408107922314e-11</text:p>
          </table:table-cell>
          <table:table-cell table:number-columns-repeated="1009"/>
        </table:table-row>
        <table:table-row table:style-name="ro1">
          <table:table-cell office:value-type="float" office:value="7250000000">
            <text:p>7250000000</text:p>
          </table:table-cell>
          <table:table-cell table:formula="of:=[.A6]*0.000000001" office:value-type="float" office:value="7.25">
            <text:p>7.25</text:p>
          </table:table-cell>
          <table:table-cell table:formula="of:=2*4*ATAN(1)*[.A6]*SQRT(0.0000004*4*ATAN(1)*0.0000000000088541878176)" office:value-type="float" office:value="151.948764091322">
            <text:p>151.948764091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5.68941695374633e-10</text:p>
          </table:table-cell>
          <table:table-cell office:value-type="float" office:value="11.289287987">
            <text:p>11.289287987</text:p>
          </table:table-cell>
          <table:table-cell table:number-columns-repeated="2" office:value-type="float" office:value="1">
            <text:p>1</text:p>
          </table:table-cell>
          <table:table-cell office:value-type="float" office:value="0.203590983041082">
            <text:p>0.203590983</text:p>
          </table:table-cell>
          <table:table-cell office:value-type="float" office:value="0.427317993445995">
            <text:p>0.4273179934</text:p>
          </table:table-cell>
          <table:table-cell office:value-type="float" office:value="783.658530131475">
            <text:p>783.6585301315</text:p>
          </table:table-cell>
          <table:table-cell office:value-type="string">
            <text:p>-9.10246954640763e-13</text:p>
          </table:table-cell>
          <table:table-cell table:number-columns-repeated="1009"/>
        </table:table-row>
        <table:table-row table:style-name="ro1">
          <table:table-cell office:value-type="float" office:value="7500000000">
            <text:p>7500000000</text:p>
          </table:table-cell>
          <table:table-cell table:formula="of:=[.A7]*0.000000001" office:value-type="float" office:value="7.5">
            <text:p>7.5</text:p>
          </table:table-cell>
          <table:table-cell table:formula="of:=2*4*ATAN(1)*[.A7]*SQRT(0.0000004*4*ATAN(1)*0.0000000000088541878176)" office:value-type="float" office:value="157.188376646195">
            <text:p>157.1883766462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6.8502010677942e-10</text:p>
          </table:table-cell>
          <table:table-cell office:value-type="float" office:value="11.502866154">
            <text:p>11.502866154</text:p>
          </table:table-cell>
          <table:table-cell table:number-columns-repeated="2" office:value-type="float" office:value="1">
            <text:p>1</text:p>
          </table:table-cell>
          <table:table-cell office:value-type="float" office:value="0.177034592067322">
            <text:p>0.1770345921</text:p>
          </table:table-cell>
          <table:table-cell office:value-type="float" office:value="0.486029904643191">
            <text:p>0.4860299046</text:p>
          </table:table-cell>
          <table:table-cell office:value-type="float" office:value="688.993387944843">
            <text:p>688.9933879448</text:p>
          </table:table-cell>
          <table:table-cell office:value-type="string">
            <text:p>3.34469791442231e-12</text:p>
          </table:table-cell>
          <table:table-cell table:number-columns-repeated="1009"/>
        </table:table-row>
        <table:table-row table:style-name="ro1">
          <table:table-cell office:value-type="float" office:value="7750000000">
            <text:p>7750000000</text:p>
          </table:table-cell>
          <table:table-cell table:formula="of:=[.A8]*0.000000001" office:value-type="float" office:value="7.75">
            <text:p>7.75</text:p>
          </table:table-cell>
          <table:table-cell table:formula="of:=2*4*ATAN(1)*[.A8]*SQRT(0.0000004*4*ATAN(1)*0.0000000000088541878176)" office:value-type="float" office:value="162.427989201068">
            <text:p>162.4279892011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8.15712001049481e-10</text:p>
          </table:table-cell>
          <table:table-cell office:value-type="float" office:value="11.396591068">
            <text:p>11.396591068</text:p>
          </table:table-cell>
          <table:table-cell table:number-columns-repeated="2" office:value-type="float" office:value="1">
            <text:p>1</text:p>
          </table:table-cell>
          <table:table-cell office:value-type="float" office:value="0.159705409573937">
            <text:p>0.1597054096</text:p>
          </table:table-cell>
          <table:table-cell office:value-type="float" office:value="0.533614265725316">
            <text:p>0.5336142657</text:p>
          </table:table-cell>
          <table:table-cell office:value-type="float" office:value="627.553294864497">
            <text:p>627.5532948645</text:p>
          </table:table-cell>
          <table:table-cell office:value-type="string">
            <text:p>3.97517308191494e-13</text:p>
          </table:table-cell>
          <table:table-cell table:number-columns-repeated="1009"/>
        </table:table-row>
        <table:table-row table:style-name="ro1">
          <table:table-cell office:value-type="float" office:value="8000000000">
            <text:p>8000000000</text:p>
          </table:table-cell>
          <table:table-cell table:formula="of:=[.A9]*0.000000001" office:value-type="float" office:value="8">
            <text:p>8</text:p>
          </table:table-cell>
          <table:table-cell table:formula="of:=2*4*ATAN(1)*[.A9]*SQRT(0.0000004*4*ATAN(1)*0.0000000000088541878176)" office:value-type="float" office:value="167.667601755942">
            <text:p>167.6676017559</text:p>
          </table:table-cell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float" office:value="8290">
            <text:p>8290</text:p>
          </table:table-cell>
          <table:table-cell office:value-type="float" office:value="1">
            <text:p>1</text:p>
          </table:table-cell>
          <table:table-cell office:value-type="string">
            <text:p>8.78344935748225e-11</text:p>
          </table:table-cell>
          <table:table-cell office:value-type="float" office:value="18.583200673">
            <text:p>18.583200673</text:p>
          </table:table-cell>
          <table:table-cell table:number-columns-repeated="2" office:value-type="float" office:value="1">
            <text:p>1</text:p>
          </table:table-cell>
          <table:table-cell office:value-type="float" office:value="0.147391251900178">
            <text:p>0.1473912519</text:p>
          </table:table-cell>
          <table:table-cell office:value-type="float" office:value="0.573398722621458">
            <text:p>0.5733987226</text:p>
          </table:table-cell>
          <table:table-cell office:value-type="float" office:value="584.011398802564">
            <text:p>584.0113988026</text:p>
          </table:table-cell>
          <table:table-cell office:value-type="string">
            <text:p>1.70338177797135e-12</text:p>
          </table:table-cell>
          <table:table-cell/>
          <table:table-cell>
            <draw:frame table:end-cell-address="Sheet1.U33" table:end-x="1.2311in" table:end-y="0.0528in" draw:z-index="2" draw:style-name="gr1" draw:text-style-name="P1" svg:width="6in" svg:height="4in" svg:x="1.2031in" svg:y="0.0709in">
              <draw:object draw:notify-on-update-of-ranges="Sheet1.B4:Sheet1.B37 Sheet1.N2:Sheet1.N2 Sheet1.N4:Sheet1.N37 Sheet1.G194:Sheet1.G227 Sheet1.I193:Sheet1.I193 Sheet1.I194:Sheet1.I2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8250000000">
            <text:p>8250000000</text:p>
          </table:table-cell>
          <table:table-cell table:formula="of:=[.A10]*0.000000001" office:value-type="float" office:value="8.25">
            <text:p>8.25</text:p>
          </table:table-cell>
          <table:table-cell table:formula="of:=2*4*ATAN(1)*[.A10]*SQRT(0.0000004*4*ATAN(1)*0.0000000000088541878176)" office:value-type="float" office:value="172.907214310815">
            <text:p>172.9072143108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8.58707290665466e-10</text:p>
          </table:table-cell>
          <table:table-cell office:value-type="float" office:value="12.037684682">
            <text:p>12.037684682</text:p>
          </table:table-cell>
          <table:table-cell table:number-columns-repeated="2" office:value-type="float" office:value="1">
            <text:p>1</text:p>
          </table:table-cell>
          <table:table-cell office:value-type="float" office:value="0.138155027242109">
            <text:p>0.1381550272</text:p>
          </table:table-cell>
          <table:table-cell office:value-type="float" office:value="0.607359185603334">
            <text:p>0.6073591856</text:p>
          </table:table-cell>
          <table:table-cell office:value-type="float" office:value="551.356427267955">
            <text:p>551.356427268</text:p>
          </table:table-cell>
          <table:table-cell office:value-type="string">
            <text:p>-9.73839748311144e-13</text:p>
          </table:table-cell>
          <table:table-cell table:number-columns-repeated="1009"/>
        </table:table-row>
        <table:table-row table:style-name="ro1">
          <table:table-cell office:value-type="float" office:value="8500000000">
            <text:p>8500000000</text:p>
          </table:table-cell>
          <table:table-cell table:formula="of:=[.A11]*0.000000001" office:value-type="float" office:value="8.5">
            <text:p>8.5</text:p>
          </table:table-cell>
          <table:table-cell table:formula="of:=2*4*ATAN(1)*[.A11]*SQRT(0.0000004*4*ATAN(1)*0.0000000000088541878176)" office:value-type="float" office:value="178.146826865688">
            <text:p>178.1468268657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1">
            <text:p>1</text:p>
          </table:table-cell>
          <table:table-cell office:value-type="string">
            <text:p>9.5606467302462e-10</text:p>
          </table:table-cell>
          <table:table-cell office:value-type="float" office:value="11.764144708">
            <text:p>11.764144708</text:p>
          </table:table-cell>
          <table:table-cell table:number-columns-repeated="2" office:value-type="float" office:value="1">
            <text:p>1</text:p>
          </table:table-cell>
          <table:table-cell office:value-type="float" office:value="0.130965405151733">
            <text:p>0.1309654052</text:p>
          </table:table-cell>
          <table:table-cell office:value-type="float" office:value="0.636787570155043">
            <text:p>0.6367875702</text:p>
          </table:table-cell>
          <table:table-cell office:value-type="float" office:value="525.876141962215">
            <text:p>525.8761419622</text:p>
          </table:table-cell>
          <table:table-cell office:value-type="string">
            <text:p>-1.14929824254845e-12</text:p>
          </table:table-cell>
          <table:table-cell table:number-columns-repeated="1009"/>
        </table:table-row>
        <table:table-row table:style-name="ro1">
          <table:table-cell office:value-type="float" office:value="8750000000">
            <text:p>8750000000</text:p>
          </table:table-cell>
          <table:table-cell table:formula="of:=[.A12]*0.000000001" office:value-type="float" office:value="8.75">
            <text:p>8.75</text:p>
          </table:table-cell>
          <table:table-cell table:formula="of:=2*4*ATAN(1)*[.A12]*SQRT(0.0000004*4*ATAN(1)*0.0000000000088541878176)" office:value-type="float" office:value="183.386439420561">
            <text:p>183.3864394206</text:p>
          </table:table-cell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float" office:value="8290">
            <text:p>8290</text:p>
          </table:table-cell>
          <table:table-cell office:value-type="float" office:value="1">
            <text:p>1</text:p>
          </table:table-cell>
          <table:table-cell office:value-type="string">
            <text:p>6.05721937485483e-10</text:p>
          </table:table-cell>
          <table:table-cell office:value-type="float" office:value="19.960476383">
            <text:p>19.960476383</text:p>
          </table:table-cell>
          <table:table-cell table:number-columns-repeated="2" office:value-type="float" office:value="1">
            <text:p>1</text:p>
          </table:table-cell>
          <table:table-cell office:value-type="float" office:value="0.125216339718861">
            <text:p>0.1252163397</text:p>
          </table:table-cell>
          <table:table-cell office:value-type="float" office:value="0.662584649277541">
            <text:p>0.6625846493</text:p>
          </table:table-cell>
          <table:table-cell office:value-type="float" office:value="505.401672880182">
            <text:p>505.4016728802</text:p>
          </table:table-cell>
          <table:table-cell office:value-type="string">
            <text:p>1.26744935096573e-12</text:p>
          </table:table-cell>
          <table:table-cell table:number-columns-repeated="1009"/>
        </table:table-row>
        <table:table-row table:style-name="ro1">
          <table:table-cell office:value-type="float" office:value="9000000000">
            <text:p>9000000000</text:p>
          </table:table-cell>
          <table:table-cell table:formula="of:=[.A13]*0.000000001" office:value-type="float" office:value="9">
            <text:p>9</text:p>
          </table:table-cell>
          <table:table-cell table:formula="of:=2*4*ATAN(1)*[.A13]*SQRT(0.0000004*4*ATAN(1)*0.0000000000088541878176)" office:value-type="float" office:value="188.626051975434">
            <text:p>188.6260519754</text:p>
          </table:table-cell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office:value-type="float" office:value="8290">
            <text:p>8290</text:p>
          </table:table-cell>
          <table:table-cell office:value-type="float" office:value="1">
            <text:p>1</text:p>
          </table:table-cell>
          <table:table-cell office:value-type="string">
            <text:p>8.33116231281711e-10</text:p>
          </table:table-cell>
          <table:table-cell office:value-type="float" office:value="19.88121542">
            <text:p>19.88121542</text:p>
          </table:table-cell>
          <table:table-cell table:number-columns-repeated="2" office:value-type="float" office:value="1">
            <text:p>1</text:p>
          </table:table-cell>
          <table:table-cell office:value-type="float" office:value="0.120525346023226">
            <text:p>0.120525346</text:p>
          </table:table-cell>
          <table:table-cell office:value-type="float" office:value="0.685407962562243">
            <text:p>0.6854079626</text:p>
          </table:table-cell>
          <table:table-cell office:value-type="float" office:value="488.572366328994">
            <text:p>488.572366329</text:p>
          </table:table-cell>
          <table:table-cell office:value-type="string">
            <text:p>6.09064179193137e-12</text:p>
          </table:table-cell>
          <table:table-cell table:number-columns-repeated="1009"/>
        </table:table-row>
        <table:table-row table:style-name="ro1">
          <table:table-cell office:value-type="float" office:value="9250000000">
            <text:p>9250000000</text:p>
          </table:table-cell>
          <table:table-cell table:formula="of:=[.A14]*0.000000001" office:value-type="float" office:value="9.25">
            <text:p>9.25</text:p>
          </table:table-cell>
          <table:table-cell table:formula="of:=2*4*ATAN(1)*[.A14]*SQRT(0.0000004*4*ATAN(1)*0.0000000000088541878176)" office:value-type="float" office:value="193.865664530307">
            <text:p>193.8656645303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4.82358271660598e-10</text:p>
          </table:table-cell>
          <table:table-cell office:value-type="float" office:value="26.459705556">
            <text:p>26.459705556</text:p>
          </table:table-cell>
          <table:table-cell table:number-columns-repeated="2" office:value-type="float" office:value="1">
            <text:p>1</text:p>
          </table:table-cell>
          <table:table-cell office:value-type="float" office:value="0.116637596531544">
            <text:p>0.1166375965</text:p>
          </table:table-cell>
          <table:table-cell office:value-type="float" office:value="0.705754268805488">
            <text:p>0.7057542688</text:p>
          </table:table-cell>
          <table:table-cell office:value-type="float" office:value="474.48723247259">
            <text:p>474.4872324726</text:p>
          </table:table-cell>
          <table:table-cell office:value-type="string">
            <text:p>-3.86663193049766e-12</text:p>
          </table:table-cell>
          <table:table-cell table:number-columns-repeated="1009"/>
        </table:table-row>
        <table:table-row table:style-name="ro1">
          <table:table-cell office:value-type="float" office:value="9500000000">
            <text:p>9500000000</text:p>
          </table:table-cell>
          <table:table-cell table:formula="of:=[.A15]*0.000000001" office:value-type="float" office:value="9.5">
            <text:p>9.5</text:p>
          </table:table-cell>
          <table:table-cell table:formula="of:=2*4*ATAN(1)*[.A15]*SQRT(0.0000004*4*ATAN(1)*0.0000000000088541878176)" office:value-type="float" office:value="199.105277085181">
            <text:p>199.1052770852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4885">
            <text:p>4885</text:p>
          </table:table-cell>
          <table:table-cell office:value-type="float" office:value="1">
            <text:p>1</text:p>
          </table:table-cell>
          <table:table-cell office:value-type="string">
            <text:p>1.94186391788333e-10</text:p>
          </table:table-cell>
          <table:table-cell office:value-type="float" office:value="10.592023583">
            <text:p>10.59202358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3375932035063">
            <text:p>0.113375932</text:p>
          </table:table-cell>
          <table:table-cell office:value-type="float" office:value="0.724008999551299">
            <text:p>0.7240089996</text:p>
          </table:table-cell>
          <table:table-cell office:value-type="float" office:value="462.523795736894">
            <text:p>462.5237957369</text:p>
          </table:table-cell>
          <table:table-cell office:value-type="string">
            <text:p>1.77372904716992e-11</text:p>
          </table:table-cell>
          <table:table-cell table:number-columns-repeated="1009"/>
        </table:table-row>
        <table:table-row table:style-name="ro1">
          <table:table-cell office:value-type="float" office:value="9750000000">
            <text:p>9750000000</text:p>
          </table:table-cell>
          <table:table-cell table:formula="of:=[.A16]*0.000000001" office:value-type="float" office:value="9.75">
            <text:p>9.75</text:p>
          </table:table-cell>
          <table:table-cell table:formula="of:=2*4*ATAN(1)*[.A16]*SQRT(0.0000004*4*ATAN(1)*0.0000000000088541878176)" office:value-type="float" office:value="204.344889640054">
            <text:p>204.3448896401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9.97371596677628e-10</text:p>
          </table:table-cell>
          <table:table-cell office:value-type="float" office:value="8.751174057">
            <text:p>8.751174057</text:p>
          </table:table-cell>
          <table:table-cell table:number-columns-repeated="2" office:value-type="float" office:value="1">
            <text:p>1</text:p>
          </table:table-cell>
          <table:table-cell office:value-type="float" office:value="0.110612886312995">
            <text:p>0.1106128863</text:p>
          </table:table-cell>
          <table:table-cell office:value-type="float" office:value="0.740477643788994">
            <text:p>0.7404776438</text:p>
          </table:table-cell>
          <table:table-cell office:value-type="float" office:value="452.237003112014">
            <text:p>452.237003112</text:p>
          </table:table-cell>
          <table:table-cell office:value-type="string">
            <text:p>-2.12076761721922e-13</text:p>
          </table:table-cell>
          <table:table-cell table:number-columns-repeated="1009"/>
        </table:table-row>
        <table:table-row table:style-name="ro1">
          <table:table-cell office:value-type="float" office:value="10000000000">
            <text:p>10000000000</text:p>
          </table:table-cell>
          <table:table-cell table:formula="of:=[.A17]*0.000000001" office:value-type="float" office:value="10">
            <text:p>10</text:p>
          </table:table-cell>
          <table:table-cell table:formula="of:=2*4*ATAN(1)*[.A17]*SQRT(0.0000004*4*ATAN(1)*0.0000000000088541878176)" office:value-type="float" office:value="209.584502194927">
            <text:p>209.584502194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9.68848238126241e-10</text:p>
          </table:table-cell>
          <table:table-cell office:value-type="float" office:value="9.040217318">
            <text:p>9.040217318</text:p>
          </table:table-cell>
          <table:table-cell table:number-columns-repeated="2" office:value-type="float" office:value="1">
            <text:p>1</text:p>
          </table:table-cell>
          <table:table-cell office:value-type="float" office:value="0.108254113595432">
            <text:p>0.1082541136</text:p>
          </table:table-cell>
          <table:table-cell office:value-type="float" office:value="0.755406579840652">
            <text:p>0.7554065798</text:p>
          </table:table-cell>
          <table:table-cell office:value-type="float" office:value="443.299541512045">
            <text:p>443.299541512</text:p>
          </table:table-cell>
          <table:table-cell office:value-type="string">
            <text:p>-2.6258663860998e-13</text:p>
          </table:table-cell>
          <table:table-cell table:number-columns-repeated="1009"/>
        </table:table-row>
        <table:table-row table:style-name="ro1">
          <table:table-cell office:value-type="float" office:value="10250000000">
            <text:p>10250000000</text:p>
          </table:table-cell>
          <table:table-cell table:formula="of:=[.A18]*0.000000001" office:value-type="float" office:value="10.25">
            <text:p>10.25</text:p>
          </table:table-cell>
          <table:table-cell table:formula="of:=2*4*ATAN(1)*[.A18]*SQRT(0.0000004*4*ATAN(1)*0.0000000000088541878176)" office:value-type="float" office:value="214.8241147498">
            <text:p>214.8241147498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1.6616885977804e-10</text:p>
          </table:table-cell>
          <table:table-cell office:value-type="float" office:value="26.394176206">
            <text:p>26.394176206</text:p>
          </table:table-cell>
          <table:table-cell table:number-columns-repeated="2" office:value-type="float" office:value="1">
            <text:p>1</text:p>
          </table:table-cell>
          <table:table-cell office:value-type="float" office:value="0.106228106470749">
            <text:p>0.1062281065</text:p>
          </table:table-cell>
          <table:table-cell office:value-type="float" office:value="0.768997416383637">
            <text:p>0.7689974164</text:p>
          </table:table-cell>
          <table:table-cell office:value-type="float" office:value="435.464908823735">
            <text:p>435.4649088237</text:p>
          </table:table-cell>
          <table:table-cell office:value-type="string">
            <text:p>2.0200230710932e-12</text:p>
          </table:table-cell>
          <table:table-cell table:number-columns-repeated="1009"/>
        </table:table-row>
        <table:table-row table:style-name="ro1">
          <table:table-cell office:value-type="float" office:value="10500000000">
            <text:p>10500000000</text:p>
          </table:table-cell>
          <table:table-cell table:formula="of:=[.A19]*0.000000001" office:value-type="float" office:value="10.5">
            <text:p>10.5</text:p>
          </table:table-cell>
          <table:table-cell table:formula="of:=2*4*ATAN(1)*[.A19]*SQRT(0.0000004*4*ATAN(1)*0.0000000000088541878176)" office:value-type="float" office:value="220.063727304673">
            <text:p>220.0637273047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9.71862620091395e-10</text:p>
          </table:table-cell>
          <table:table-cell office:value-type="float" office:value="10.982661676">
            <text:p>10.982661676</text:p>
          </table:table-cell>
          <table:table-cell table:number-columns-repeated="2" office:value-type="float" office:value="1">
            <text:p>1</text:p>
          </table:table-cell>
          <table:table-cell office:value-type="float" office:value="0.104479560810556">
            <text:p>0.1044795608</text:p>
          </table:table-cell>
          <table:table-cell office:value-type="float" office:value="0.781417167652378">
            <text:p>0.7814171677</text:p>
          </table:table-cell>
          <table:table-cell office:value-type="float" office:value="428.543682377245">
            <text:p>428.5436823772</text:p>
          </table:table-cell>
          <table:table-cell office:value-type="string">
            <text:p>-1.1959707461953e-12</text:p>
          </table:table-cell>
          <table:table-cell table:number-columns-repeated="1009"/>
        </table:table-row>
        <table:table-row table:style-name="ro1">
          <table:table-cell office:value-type="float" office:value="10750000000">
            <text:p>10750000000</text:p>
          </table:table-cell>
          <table:table-cell table:formula="of:=[.A20]*0.000000001" office:value-type="float" office:value="10.75">
            <text:p>10.75</text:p>
          </table:table-cell>
          <table:table-cell table:formula="of:=2*4*ATAN(1)*[.A20]*SQRT(0.0000004*4*ATAN(1)*0.0000000000088541878176)" office:value-type="float" office:value="225.303339859546">
            <text:p>225.3033398595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9.02222879333459e-10</text:p>
          </table:table-cell>
          <table:table-cell office:value-type="float" office:value="9.123166934">
            <text:p>9.123166934</text:p>
          </table:table-cell>
          <table:table-cell table:number-columns-repeated="2" office:value-type="float" office:value="1">
            <text:p>1</text:p>
          </table:table-cell>
          <table:table-cell office:value-type="float" office:value="0.102964958525741">
            <text:p>0.1029649585</text:p>
          </table:table-cell>
          <table:table-cell office:value-type="float" office:value="0.792805658405272">
            <text:p>0.7928056584</text:p>
          </table:table-cell>
          <table:table-cell office:value-type="float" office:value="422.387740234031">
            <text:p>422.387740234</text:p>
          </table:table-cell>
          <table:table-cell office:value-type="string">
            <text:p>-1.56091520659175e-12</text:p>
          </table:table-cell>
          <table:table-cell table:number-columns-repeated="1009"/>
        </table:table-row>
        <table:table-row table:style-name="ro1">
          <table:table-cell office:value-type="float" office:value="11000000000">
            <text:p>11000000000</text:p>
          </table:table-cell>
          <table:table-cell table:formula="of:=[.A21]*0.000000001" office:value-type="float" office:value="11">
            <text:p>11</text:p>
          </table:table-cell>
          <table:table-cell table:formula="of:=2*4*ATAN(1)*[.A21]*SQRT(0.0000004*4*ATAN(1)*0.0000000000088541878176)" office:value-type="float" office:value="230.54295241442">
            <text:p>230.5429524144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8.25411105699672e-10</text:p>
          </table:table-cell>
          <table:table-cell office:value-type="float" office:value="9.77495556">
            <text:p>9.77495556</text:p>
          </table:table-cell>
          <table:table-cell table:number-columns-repeated="2" office:value-type="float" office:value="1">
            <text:p>1</text:p>
          </table:table-cell>
          <table:table-cell office:value-type="float" office:value="0.101649531567946">
            <text:p>0.1016495316</text:p>
          </table:table-cell>
          <table:table-cell office:value-type="float" office:value="0.803281030486549">
            <text:p>0.8032810305</text:p>
          </table:table-cell>
          <table:table-cell office:value-type="float" office:value="416.879495206969">
            <text:p>416.879495207</text:p>
          </table:table-cell>
          <table:table-cell office:value-type="string">
            <text:p>-3.49647538010853e-12</text:p>
          </table:table-cell>
          <table:table-cell table:number-columns-repeated="1009"/>
        </table:table-row>
        <table:table-row table:style-name="ro1">
          <table:table-cell office:value-type="float" office:value="11250000000">
            <text:p>11250000000</text:p>
          </table:table-cell>
          <table:table-cell table:formula="of:=[.A22]*0.000000001" office:value-type="float" office:value="11.25">
            <text:p>11.25</text:p>
          </table:table-cell>
          <table:table-cell table:formula="of:=2*4*ATAN(1)*[.A22]*SQRT(0.0000004*4*ATAN(1)*0.0000000000088541878176)" office:value-type="float" office:value="235.782564969293">
            <text:p>235.7825649693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2.89976685895949e-10</text:p>
          </table:table-cell>
          <table:table-cell office:value-type="float" office:value="27.667926734">
            <text:p>27.667926734</text:p>
          </table:table-cell>
          <table:table-cell table:number-columns-repeated="2" office:value-type="float" office:value="1">
            <text:p>1</text:p>
          </table:table-cell>
          <table:table-cell office:value-type="float" office:value="0.100505134355862">
            <text:p>0.1005051344</text:p>
          </table:table-cell>
          <table:table-cell office:value-type="float" office:value="0.812943914481072">
            <text:p>0.8129439145</text:p>
          </table:table-cell>
          <table:table-cell office:value-type="float" office:value="411.924345389708">
            <text:p>411.9243453897</text:p>
          </table:table-cell>
          <table:table-cell office:value-type="string">
            <text:p>6.78715787080269e-12</text:p>
          </table:table-cell>
          <table:table-cell table:number-columns-repeated="1009"/>
        </table:table-row>
        <table:table-row table:style-name="ro1">
          <table:table-cell office:value-type="float" office:value="11500000000">
            <text:p>11500000000</text:p>
          </table:table-cell>
          <table:table-cell table:formula="of:=[.A23]*0.000000001" office:value-type="float" office:value="11.5">
            <text:p>11.5</text:p>
          </table:table-cell>
          <table:table-cell table:formula="of:=2*4*ATAN(1)*[.A23]*SQRT(0.0000004*4*ATAN(1)*0.0000000000088541878176)" office:value-type="float" office:value="241.022177524166">
            <text:p>241.022177524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7.03693763994505e-10</text:p>
          </table:table-cell>
          <table:table-cell office:value-type="float" office:value="9.359392124">
            <text:p>9.359392124</text:p>
          </table:table-cell>
          <table:table-cell table:number-columns-repeated="2" office:value-type="float" office:value="1">
            <text:p>1</text:p>
          </table:table-cell>
          <table:table-cell office:value-type="float" office:value="0.0995087112768993">
            <text:p>0.0995087113</text:p>
          </table:table-cell>
          <table:table-cell office:value-type="float" office:value="0.821880641538081">
            <text:p>0.8218806415</text:p>
          </table:table-cell>
          <table:table-cell office:value-type="float" office:value="407.445282896423">
            <text:p>407.4452828964</text:p>
          </table:table-cell>
          <table:table-cell office:value-type="string">
            <text:p>-1.14668226521699e-12</text:p>
          </table:table-cell>
          <table:table-cell table:number-columns-repeated="1009"/>
        </table:table-row>
        <table:table-row table:style-name="ro1">
          <table:table-cell office:value-type="float" office:value="11750000000">
            <text:p>11750000000</text:p>
          </table:table-cell>
          <table:table-cell table:formula="of:=[.A24]*0.000000001" office:value-type="float" office:value="11.75">
            <text:p>11.75</text:p>
          </table:table-cell>
          <table:table-cell table:formula="of:=2*4*ATAN(1)*[.A24]*SQRT(0.0000004*4*ATAN(1)*0.0000000000088541878176)" office:value-type="float" office:value="246.261790079039">
            <text:p>246.261790079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2.2806620274979e-10</text:p>
          </table:table-cell>
          <table:table-cell office:value-type="float" office:value="26.987845483">
            <text:p>26.987845483</text:p>
          </table:table-cell>
          <table:table-cell table:number-columns-repeated="2" office:value-type="float" office:value="1">
            <text:p>1</text:p>
          </table:table-cell>
          <table:table-cell office:value-type="float" office:value="0.0986411833840166">
            <text:p>0.0986411834</text:p>
          </table:table-cell>
          <table:table-cell office:value-type="float" office:value="0.830165751470522">
            <text:p>0.8301657515</text:p>
          </table:table-cell>
          <table:table-cell office:value-type="float" office:value="403.378950791436">
            <text:p>403.3789507914</text:p>
          </table:table-cell>
          <table:table-cell office:value-type="string">
            <text:p>2.73303112131603e-13</text:p>
          </table:table-cell>
          <table:table-cell table:number-columns-repeated="1009"/>
        </table:table-row>
        <table:table-row table:style-name="ro1">
          <table:table-cell office:value-type="float" office:value="12000000000">
            <text:p>12000000000</text:p>
          </table:table-cell>
          <table:table-cell table:formula="of:=[.A25]*0.000000001" office:value-type="float" office:value="12">
            <text:p>12</text:p>
          </table:table-cell>
          <table:table-cell table:formula="of:=2*4*ATAN(1)*[.A25]*SQRT(0.0000004*4*ATAN(1)*0.0000000000088541878176)" office:value-type="float" office:value="251.501402633912">
            <text:p>251.5014026339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1.75973048228769e-10</text:p>
          </table:table-cell>
          <table:table-cell office:value-type="float" office:value="31.449629118">
            <text:p>31.449629118</text:p>
          </table:table-cell>
          <table:table-cell table:number-columns-repeated="2" office:value-type="float" office:value="1">
            <text:p>1</text:p>
          </table:table-cell>
          <table:table-cell office:value-type="float" office:value="0.0978866083073775">
            <text:p>0.0978866083</text:p>
          </table:table-cell>
          <table:table-cell office:value-type="float" office:value="0.837863975993878">
            <text:p>0.837863976</text:p>
          </table:table-cell>
          <table:table-cell office:value-type="float" office:value="399.672738542036">
            <text:p>399.672738542</text:p>
          </table:table-cell>
          <table:table-cell office:value-type="string">
            <text:p>-7.1233310279827e-13</text:p>
          </table:table-cell>
          <table:table-cell table:number-columns-repeated="1009"/>
        </table:table-row>
        <table:table-row table:style-name="ro1">
          <table:table-cell office:value-type="float" office:value="12250000000">
            <text:p>12250000000</text:p>
          </table:table-cell>
          <table:table-cell table:formula="of:=[.A26]*0.000000001" office:value-type="float" office:value="12.25">
            <text:p>12.25</text:p>
          </table:table-cell>
          <table:table-cell table:formula="of:=2*4*ATAN(1)*[.A26]*SQRT(0.0000004*4*ATAN(1)*0.0000000000088541878176)" office:value-type="float" office:value="256.741015188785">
            <text:p>256.7410151888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6.39513158860392e-10</text:p>
          </table:table-cell>
          <table:table-cell office:value-type="float" office:value="9.5881477">
            <text:p>9.5881477</text:p>
          </table:table-cell>
          <table:table-cell table:number-columns-repeated="2" office:value-type="float" office:value="1">
            <text:p>1</text:p>
          </table:table-cell>
          <table:table-cell office:value-type="float" office:value="0.0972315561920493">
            <text:p>0.0972315562</text:p>
          </table:table-cell>
          <table:table-cell office:value-type="float" office:value="0.845031824500035">
            <text:p>0.8450318245</text:p>
          </table:table-cell>
          <table:table-cell office:value-type="float" office:value="396.282578702502">
            <text:p>396.2825787025</text:p>
          </table:table-cell>
          <table:table-cell office:value-type="string">
            <text:p>-2.15187822273019e-13</text:p>
          </table:table-cell>
          <table:table-cell table:number-columns-repeated="1009"/>
        </table:table-row>
        <table:table-row table:style-name="ro1">
          <table:table-cell office:value-type="float" office:value="12500000000">
            <text:p>12500000000</text:p>
          </table:table-cell>
          <table:table-cell table:formula="of:=[.A27]*0.000000001" office:value-type="float" office:value="12.5">
            <text:p>12.5</text:p>
          </table:table-cell>
          <table:table-cell table:formula="of:=2*4*ATAN(1)*[.A27]*SQRT(0.0000004*4*ATAN(1)*0.0000000000088541878176)" office:value-type="float" office:value="261.980627743659">
            <text:p>261.9806277437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3.41731558941615e-10</text:p>
          </table:table-cell>
          <table:table-cell office:value-type="float" office:value="9.786065274">
            <text:p>9.786065274</text:p>
          </table:table-cell>
          <table:table-cell table:number-columns-repeated="2" office:value-type="float" office:value="1">
            <text:p>1</text:p>
          </table:table-cell>
          <table:table-cell office:value-type="float" office:value="0.0966646273146127">
            <text:p>0.0966646273</text:p>
          </table:table-cell>
          <table:table-cell office:value-type="float" office:value="0.851718864740349">
            <text:p>0.8517188647</text:p>
          </table:table-cell>
          <table:table-cell office:value-type="float" office:value="393.171273247121">
            <text:p>393.1712732471</text:p>
          </table:table-cell>
          <table:table-cell office:value-type="string">
            <text:p>1.95683600110873e-12</text:p>
          </table:table-cell>
          <table:table-cell table:number-columns-repeated="1009"/>
        </table:table-row>
        <table:table-row table:style-name="ro1">
          <table:table-cell office:value-type="float" office:value="12750000000">
            <text:p>12750000000</text:p>
          </table:table-cell>
          <table:table-cell table:formula="of:=[.A28]*0.000000001" office:value-type="float" office:value="12.75">
            <text:p>12.75</text:p>
          </table:table-cell>
          <table:table-cell table:formula="of:=2*4*ATAN(1)*[.A28]*SQRT(0.0000004*4*ATAN(1)*0.0000000000088541878176)" office:value-type="float" office:value="267.220240298532">
            <text:p>267.2202402985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4885">
            <text:p>4885</text:p>
          </table:table-cell>
          <table:table-cell office:value-type="float" office:value="1">
            <text:p>1</text:p>
          </table:table-cell>
          <table:table-cell office:value-type="string">
            <text:p>2.97596005048729e-10</text:p>
          </table:table-cell>
          <table:table-cell office:value-type="float" office:value="11.96565648">
            <text:p>11.96565648</text:p>
          </table:table-cell>
          <table:table-cell table:number-columns-repeated="2" office:value-type="float" office:value="1">
            <text:p>1</text:p>
          </table:table-cell>
          <table:table-cell office:value-type="float" office:value="0.0961760756601272">
            <text:p>0.0961760757</text:p>
          </table:table-cell>
          <table:table-cell office:value-type="float" office:value="0.857968766461889">
            <text:p>0.8579687665</text:p>
          </table:table-cell>
          <table:table-cell office:value-type="float" office:value="390.307204306609">
            <text:p>390.3072043066</text:p>
          </table:table-cell>
          <table:table-cell office:value-type="string">
            <text:p>2.59989327802026e-12</text:p>
          </table:table-cell>
          <table:table-cell table:number-columns-repeated="1009"/>
        </table:table-row>
        <table:table-row table:style-name="ro1">
          <table:table-cell office:value-type="float" office:value="13000000000">
            <text:p>13000000000</text:p>
          </table:table-cell>
          <table:table-cell table:formula="of:=[.A29]*0.000000001" office:value-type="float" office:value="13">
            <text:p>13</text:p>
          </table:table-cell>
          <table:table-cell table:formula="of:=2*4*ATAN(1)*[.A29]*SQRT(0.0000004*4*ATAN(1)*0.0000000000088541878176)" office:value-type="float" office:value="272.459852853405">
            <text:p>272.4598528534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  <table:table-cell office:value-type="float" office:value="7252">
            <text:p>7252</text:p>
          </table:table-cell>
          <table:table-cell office:value-type="float" office:value="1">
            <text:p>1</text:p>
          </table:table-cell>
          <table:table-cell office:value-type="string">
            <text:p>6.02415968822989e-10</text:p>
          </table:table-cell>
          <table:table-cell office:value-type="float" office:value="17.493251446">
            <text:p>17.493251446</text:p>
          </table:table-cell>
          <table:table-cell table:number-columns-repeated="2" office:value-type="float" office:value="1">
            <text:p>1</text:p>
          </table:table-cell>
          <table:table-cell office:value-type="float" office:value="0.0957575182067169">
            <text:p>0.0957575182</text:p>
          </table:table-cell>
          <table:table-cell office:value-type="float" office:value="0.863820158820679">
            <text:p>0.8638201588</text:p>
          </table:table-cell>
          <table:table-cell office:value-type="float" office:value="387.663319906759">
            <text:p>387.6633199068</text:p>
          </table:table-cell>
          <table:table-cell office:value-type="string">
            <text:p>3.75444278304054e-12</text:p>
          </table:table-cell>
          <table:table-cell table:number-columns-repeated="1009"/>
        </table:table-row>
        <table:table-row table:style-name="ro1">
          <table:table-cell office:value-type="float" office:value="13250000000">
            <text:p>13250000000</text:p>
          </table:table-cell>
          <table:table-cell table:formula="of:=[.A30]*0.000000001" office:value-type="float" office:value="13.25">
            <text:p>13.25</text:p>
          </table:table-cell>
          <table:table-cell table:formula="of:=2*4*ATAN(1)*[.A30]*SQRT(0.0000004*4*ATAN(1)*0.0000000000088541878176)" office:value-type="float" office:value="277.699465408278">
            <text:p>277.6994654083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5.41906333405959e-10</text:p>
          </table:table-cell>
          <table:table-cell office:value-type="float" office:value="9.648040812">
            <text:p>9.648040812</text:p>
          </table:table-cell>
          <table:table-cell table:number-columns-repeated="2" office:value-type="float" office:value="1">
            <text:p>1</text:p>
          </table:table-cell>
          <table:table-cell office:value-type="float" office:value="0.0954017006937416">
            <text:p>0.0954017007</text:p>
          </table:table-cell>
          <table:table-cell office:value-type="float" office:value="0.869307340054543">
            <text:p>0.8693073401</text:p>
          </table:table-cell>
          <table:table-cell office:value-type="float" office:value="385.216338421292">
            <text:p>385.2163384213</text:p>
          </table:table-cell>
          <table:table-cell office:value-type="string">
            <text:p>-6.52570785292627e-13</text:p>
          </table:table-cell>
          <table:table-cell table:number-columns-repeated="1009"/>
        </table:table-row>
        <table:table-row table:style-name="ro1">
          <table:table-cell office:value-type="float" office:value="13500000000">
            <text:p>13500000000</text:p>
          </table:table-cell>
          <table:table-cell table:formula="of:=[.A31]*0.000000001" office:value-type="float" office:value="13.5">
            <text:p>13.5</text:p>
          </table:table-cell>
          <table:table-cell table:formula="of:=2*4*ATAN(1)*[.A31]*SQRT(0.0000004*4*ATAN(1)*0.0000000000088541878176)" office:value-type="float" office:value="282.939077963151">
            <text:p>282.939077963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3.13845111757771e-10</text:p>
          </table:table-cell>
          <table:table-cell office:value-type="float" office:value="9.618470974">
            <text:p>9.618470974</text:p>
          </table:table-cell>
          <table:table-cell table:number-columns-repeated="2" office:value-type="float" office:value="1">
            <text:p>1</text:p>
          </table:table-cell>
          <table:table-cell office:value-type="float" office:value="0.0951023149013623">
            <text:p>0.0951023149</text:p>
          </table:table-cell>
          <table:table-cell office:value-type="float" office:value="0.874460868864245">
            <text:p>0.8744608689</text:p>
          </table:table-cell>
          <table:table-cell office:value-type="float" office:value="382.946112767253">
            <text:p>382.9461127673</text:p>
          </table:table-cell>
          <table:table-cell office:value-type="string">
            <text:p>2.75495200923223e-12</text:p>
          </table:table-cell>
          <table:table-cell table:number-columns-repeated="1009"/>
        </table:table-row>
        <table:table-row table:style-name="ro1">
          <table:table-cell office:value-type="float" office:value="13750000000">
            <text:p>13750000000</text:p>
          </table:table-cell>
          <table:table-cell table:formula="of:=[.A32]*0.000000001" office:value-type="float" office:value="13.75">
            <text:p>13.75</text:p>
          </table:table-cell>
          <table:table-cell table:formula="of:=2*4*ATAN(1)*[.A32]*SQRT(0.0000004*4*ATAN(1)*0.0000000000088541878176)" office:value-type="float" office:value="288.178690518024">
            <text:p>288.178690518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4.80911502843277e-10</text:p>
          </table:table-cell>
          <table:table-cell office:value-type="float" office:value="11.54715716">
            <text:p>11.547157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8538455126865">
            <text:p>0.0948538455</text:p>
          </table:table-cell>
          <table:table-cell office:value-type="float" office:value="0.879308060307201">
            <text:p>0.8793080603</text:p>
          </table:table-cell>
          <table:table-cell office:value-type="float" office:value="380.835119811792">
            <text:p>380.8351198118</text:p>
          </table:table-cell>
          <table:table-cell office:value-type="string">
            <text:p>6.57356300462102e-13</text:p>
          </table:table-cell>
          <table:table-cell table:number-columns-repeated="1009"/>
        </table:table-row>
        <table:table-row table:style-name="ro1">
          <table:table-cell office:value-type="float" office:value="14000000000">
            <text:p>14000000000</text:p>
          </table:table-cell>
          <table:table-cell table:formula="of:=[.A33]*0.000000001" office:value-type="float" office:value="14">
            <text:p>14</text:p>
          </table:table-cell>
          <table:table-cell table:formula="of:=2*4*ATAN(1)*[.A33]*SQRT(0.0000004*4*ATAN(1)*0.0000000000088541878176)" office:value-type="float" office:value="293.418303072898">
            <text:p>293.418303072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303">
            <text:p>4303</text:p>
          </table:table-cell>
          <table:table-cell office:value-type="float" office:value="1">
            <text:p>1</text:p>
          </table:table-cell>
          <table:table-cell office:value-type="string">
            <text:p>3.71855600621218e-10</text:p>
          </table:table-cell>
          <table:table-cell office:value-type="float" office:value="11.686474976">
            <text:p>11.686474976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6514499794524">
            <text:p>0.09465145</text:p>
          </table:table-cell>
          <table:table-cell office:value-type="float" office:value="0.88387340401196">
            <text:p>0.883873404</text:p>
          </table:table-cell>
          <table:table-cell office:value-type="float" office:value="378.868047141759">
            <text:p>378.8680471418</text:p>
          </table:table-cell>
          <table:table-cell office:value-type="string">
            <text:p>1.40831127097782e-12</text:p>
          </table:table-cell>
          <table:table-cell table:number-columns-repeated="1009"/>
        </table:table-row>
        <table:table-row table:style-name="ro1">
          <table:table-cell office:value-type="float" office:value="14250000000">
            <text:p>14250000000</text:p>
          </table:table-cell>
          <table:table-cell table:formula="of:=[.A34]*0.000000001" office:value-type="float" office:value="14.25">
            <text:p>14.25</text:p>
          </table:table-cell>
          <table:table-cell table:formula="of:=2*4*ATAN(1)*[.A34]*SQRT(0.0000004*4*ATAN(1)*0.0000000000088541878176)" office:value-type="float" office:value="298.657915627771">
            <text:p>298.6579156278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4885">
            <text:p>4885</text:p>
          </table:table-cell>
          <table:table-cell office:value-type="float" office:value="1">
            <text:p>1</text:p>
          </table:table-cell>
          <table:table-cell office:value-type="string">
            <text:p>6.08176682250102e-11</text:p>
          </table:table-cell>
          <table:table-cell office:value-type="float" office:value="14.898524803">
            <text:p>14.898524803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4908580948264">
            <text:p>0.0944908581</text:p>
          </table:table-cell>
          <table:table-cell office:value-type="float" office:value="0.888178918769792">
            <text:p>0.8881789188</text:p>
          </table:table-cell>
          <table:table-cell office:value-type="float" office:value="377.031455648587">
            <text:p>377.0314556486</text:p>
          </table:table-cell>
          <table:table-cell office:value-type="string">
            <text:p>-9.72591563994634e-13</text:p>
          </table:table-cell>
          <table:table-cell table:number-columns-repeated="1009"/>
        </table:table-row>
        <table:table-row table:style-name="ro1">
          <table:table-cell office:value-type="float" office:value="14500000000">
            <text:p>14500000000</text:p>
          </table:table-cell>
          <table:table-cell table:formula="of:=[.A35]*0.000000001" office:value-type="float" office:value="14.5">
            <text:p>14.5</text:p>
          </table:table-cell>
          <table:table-cell table:formula="of:=2*4*ATAN(1)*[.A35]*SQRT(0.0000004*4*ATAN(1)*0.0000000000088541878176)" office:value-type="float" office:value="303.897528182644">
            <text:p>303.8975281826</text:p>
          </table:table-cell>
          <table:table-cell office:value-type="float" office:value="17">
            <text:p>17</text:p>
          </table:table-cell>
          <table:table-cell office:value-type="float" office:value="202">
            <text:p>202</text:p>
          </table:table-cell>
          <table:table-cell office:value-type="float" office:value="11659">
            <text:p>11659</text:p>
          </table:table-cell>
          <table:table-cell office:value-type="float" office:value="1">
            <text:p>1</text:p>
          </table:table-cell>
          <table:table-cell office:value-type="string">
            <text:p>2.57020962900062e-10</text:p>
          </table:table-cell>
          <table:table-cell office:value-type="float" office:value="35.039158683">
            <text:p>35.039158683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368290261325">
            <text:p>0.0943682903</text:p>
          </table:table-cell>
          <table:table-cell office:value-type="float" office:value="0.892244454665027">
            <text:p>0.8922444547</text:p>
          </table:table-cell>
          <table:table-cell office:value-type="float" office:value="375.313500749577">
            <text:p>375.3135007496</text:p>
          </table:table-cell>
          <table:table-cell office:value-type="string">
            <text:p>-6.13505818920358e-12</text:p>
          </table:table-cell>
          <table:table-cell table:number-columns-repeated="1009"/>
        </table:table-row>
        <table:table-row table:style-name="ro1">
          <table:table-cell office:value-type="float" office:value="14750000000">
            <text:p>14750000000</text:p>
          </table:table-cell>
          <table:table-cell table:formula="of:=[.A36]*0.000000001" office:value-type="float" office:value="14.75">
            <text:p>14.75</text:p>
          </table:table-cell>
          <table:table-cell table:formula="of:=2*4*ATAN(1)*[.A36]*SQRT(0.0000004*4*ATAN(1)*0.0000000000088541878176)" office:value-type="float" office:value="309.137140737517">
            <text:p>309.1371407375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5.98839575818885e-10</text:p>
          </table:table-cell>
          <table:table-cell office:value-type="float" office:value="27.852457016">
            <text:p>27.852457016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2803866332211">
            <text:p>0.0942803866</text:p>
          </table:table-cell>
          <table:table-cell office:value-type="float" office:value="0.896087951696174">
            <text:p>0.8960879517</text:p>
          </table:table-cell>
          <table:table-cell office:value-type="float" office:value="373.703707518175">
            <text:p>373.7037075182</text:p>
          </table:table-cell>
          <table:table-cell office:value-type="string">
            <text:p>-2.08757146118988e-12</text:p>
          </table:table-cell>
          <table:table-cell table:number-columns-repeated="1009"/>
        </table:table-row>
        <table:table-row table:style-name="ro1">
          <table:table-cell office:value-type="float" office:value="15000000000">
            <text:p>15000000000</text:p>
          </table:table-cell>
          <table:table-cell table:formula="of:=[.A37]*0.000000001" office:value-type="float" office:value="15">
            <text:p>15</text:p>
          </table:table-cell>
          <table:table-cell table:formula="of:=2*4*ATAN(1)*[.A37]*SQRT(0.0000004*4*ATAN(1)*0.0000000000088541878176)" office:value-type="float" office:value="314.37675329239">
            <text:p>314.3767532924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0975">
            <text:p>10975</text:p>
          </table:table-cell>
          <table:table-cell office:value-type="float" office:value="1">
            <text:p>1</text:p>
          </table:table-cell>
          <table:table-cell office:value-type="string">
            <text:p>1.39630447582327e-10</text:p>
          </table:table-cell>
          <table:table-cell office:value-type="float" office:value="31.826752163">
            <text:p>31.826752163</text:p>
          </table:table-cell>
          <table:table-cell table:number-columns-repeated="2" office:value-type="float" office:value="1">
            <text:p>1</text:p>
          </table:table-cell>
          <table:table-cell office:value-type="float" office:value="0.0942241533695287">
            <text:p>0.0942241534</text:p>
          </table:table-cell>
          <table:table-cell office:value-type="float" office:value="0.899725662105695">
            <text:p>0.8997256621</text:p>
          </table:table-cell>
          <table:table-cell office:value-type="float" office:value="372.192773770311">
            <text:p>372.1927737703</text:p>
          </table:table-cell>
          <table:table-cell office:value-type="string">
            <text:p>-8.10004478196746e-1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]" office:value-type="float" office:value="6750000000">
            <text:p>6750000000</text:p>
          </table:table-cell>
          <table:table-cell table:formula="of:=[.A40]*0.000000001" office:value-type="float" office:value="6.75">
            <text:p>6.75</text:p>
          </table:table-cell>
          <table:table-cell table:number-columns-repeated="9"/>
          <table:table-cell table:formula="of:=-[.L4]/(20*LOG10(EXP(1)))" office:value-type="float" office:value="-0.0431249093178497">
            <text:p>-0.0431249093</text:p>
          </table:table-cell>
          <table:table-cell table:formula="of:=[.M4]" office:value-type="float" office:value="0.238594309866075">
            <text:p>0.2385943099</text:p>
          </table:table-cell>
          <table:table-cell table:number-columns-repeated="1011"/>
        </table:table-row>
        <table:table-row table:style-name="ro1">
          <table:table-cell table:formula="of:=[.A5]" office:value-type="float" office:value="7000000000">
            <text:p>7000000000</text:p>
          </table:table-cell>
          <table:table-cell table:formula="of:=[.A41]*0.000000001" office:value-type="float" office:value="7">
            <text:p>7</text:p>
          </table:table-cell>
          <table:table-cell table:number-columns-repeated="9"/>
          <table:table-cell table:formula="of:=-[.L5]/(20*LOG10(EXP(1)))" office:value-type="float" office:value="-0.0289057870717345">
            <text:p>-0.0289057871</text:p>
          </table:table-cell>
          <table:table-cell table:formula="of:=[.M5]" office:value-type="float" office:value="0.35089710354873">
            <text:p>0.3508971035</text:p>
          </table:table-cell>
          <table:table-cell table:number-columns-repeated="1011"/>
        </table:table-row>
        <table:table-row table:style-name="ro1">
          <table:table-cell table:formula="of:=[.A6]" office:value-type="float" office:value="7250000000">
            <text:p>7250000000</text:p>
          </table:table-cell>
          <table:table-cell table:formula="of:=[.A42]*0.000000001" office:value-type="float" office:value="7.25">
            <text:p>7.25</text:p>
          </table:table-cell>
          <table:table-cell table:number-columns-repeated="9"/>
          <table:table-cell table:formula="of:=-[.L6]/(20*LOG10(EXP(1)))" office:value-type="float" office:value="-0.0234392781309199">
            <text:p>-0.0234392781</text:p>
          </table:table-cell>
          <table:table-cell table:formula="of:=[.M6]" office:value-type="float" office:value="0.427317993445995">
            <text:p>0.4273179934</text:p>
          </table:table-cell>
          <table:table-cell table:number-columns-repeated="1011"/>
        </table:table-row>
        <table:table-row table:style-name="ro1">
          <table:table-cell table:formula="of:=[.A7]" office:value-type="float" office:value="7500000000">
            <text:p>7500000000</text:p>
          </table:table-cell>
          <table:table-cell table:formula="of:=[.A43]*0.000000001" office:value-type="float" office:value="7.5">
            <text:p>7.5</text:p>
          </table:table-cell>
          <table:table-cell table:number-columns-repeated="9"/>
          <table:table-cell table:formula="of:=-[.L7]/(20*LOG10(EXP(1)))" office:value-type="float" office:value="-0.0203818606319249">
            <text:p>-0.0203818606</text:p>
          </table:table-cell>
          <table:table-cell table:formula="of:=[.M7]" office:value-type="float" office:value="0.486029904643191">
            <text:p>0.4860299046</text:p>
          </table:table-cell>
          <table:table-cell table:number-columns-repeated="1011"/>
        </table:table-row>
        <table:table-row table:style-name="ro1">
          <table:table-cell table:formula="of:=[.A8]" office:value-type="float" office:value="7750000000">
            <text:p>7750000000</text:p>
          </table:table-cell>
          <table:table-cell table:formula="of:=[.A44]*0.000000001" office:value-type="float" office:value="7.75">
            <text:p>7.75</text:p>
          </table:table-cell>
          <table:table-cell table:number-columns-repeated="9"/>
          <table:table-cell table:formula="of:=-[.L8]/(20*LOG10(EXP(1)))" office:value-type="float" office:value="-0.0183867647677728">
            <text:p>-0.0183867648</text:p>
          </table:table-cell>
          <table:table-cell table:formula="of:=[.M8]" office:value-type="float" office:value="0.533614265725316">
            <text:p>0.5336142657</text:p>
          </table:table-cell>
          <table:table-cell table:number-columns-repeated="1011"/>
        </table:table-row>
        <table:table-row table:style-name="ro1">
          <table:table-cell table:formula="of:=[.A9]" office:value-type="float" office:value="8000000000">
            <text:p>8000000000</text:p>
          </table:table-cell>
          <table:table-cell table:formula="of:=[.A45]*0.000000001" office:value-type="float" office:value="8">
            <text:p>8</text:p>
          </table:table-cell>
          <table:table-cell table:number-columns-repeated="9"/>
          <table:table-cell table:formula="of:=-[.L9]/(20*LOG10(EXP(1)))" office:value-type="float" office:value="-0.016969044973154">
            <text:p>-0.016969045</text:p>
          </table:table-cell>
          <table:table-cell table:formula="of:=[.M9]" office:value-type="float" office:value="0.573398722621458">
            <text:p>0.5733987226</text:p>
          </table:table-cell>
          <table:table-cell table:number-columns-repeated="1011"/>
        </table:table-row>
        <table:table-row table:style-name="ro1">
          <table:table-cell table:formula="of:=[.A10]" office:value-type="float" office:value="8250000000">
            <text:p>8250000000</text:p>
          </table:table-cell>
          <table:table-cell table:formula="of:=[.A46]*0.000000001" office:value-type="float" office:value="8.25">
            <text:p>8.25</text:p>
          </table:table-cell>
          <table:table-cell table:number-columns-repeated="9"/>
          <table:table-cell table:formula="of:=-[.L10]/(20*LOG10(EXP(1)))" office:value-type="float" office:value="-0.0159056853124933">
            <text:p>-0.0159056853</text:p>
          </table:table-cell>
          <table:table-cell table:formula="of:=[.M10]" office:value-type="float" office:value="0.607359185603334">
            <text:p>0.6073591856</text:p>
          </table:table-cell>
          <table:table-cell table:number-columns-repeated="1011"/>
        </table:table-row>
        <table:table-row table:style-name="ro1">
          <table:table-cell table:formula="of:=[.A11]" office:value-type="float" office:value="8500000000">
            <text:p>8500000000</text:p>
          </table:table-cell>
          <table:table-cell table:formula="of:=[.A47]*0.000000001" office:value-type="float" office:value="8.5">
            <text:p>8.5</text:p>
          </table:table-cell>
          <table:table-cell table:number-columns-repeated="9"/>
          <table:table-cell table:formula="of:=-[.L11]/(20*LOG10(EXP(1)))" office:value-type="float" office:value="-0.0150779494800153">
            <text:p>-0.0150779495</text:p>
          </table:table-cell>
          <table:table-cell table:formula="of:=[.M11]" office:value-type="float" office:value="0.636787570155043">
            <text:p>0.6367875702</text:p>
          </table:table-cell>
          <table:table-cell table:number-columns-repeated="1011"/>
        </table:table-row>
        <table:table-row table:style-name="ro1">
          <table:table-cell table:formula="of:=[.A12]" office:value-type="float" office:value="8750000000">
            <text:p>8750000000</text:p>
          </table:table-cell>
          <table:table-cell table:formula="of:=[.A48]*0.000000001" office:value-type="float" office:value="8.75">
            <text:p>8.75</text:p>
          </table:table-cell>
          <table:table-cell table:number-columns-repeated="9"/>
          <table:table-cell table:formula="of:=-[.L12]/(20*LOG10(EXP(1)))" office:value-type="float" office:value="-0.0144160638617964">
            <text:p>-0.0144160639</text:p>
          </table:table-cell>
          <table:table-cell table:formula="of:=[.M12]" office:value-type="float" office:value="0.662584649277541">
            <text:p>0.6625846493</text:p>
          </table:table-cell>
          <table:table-cell table:number-columns-repeated="1011"/>
        </table:table-row>
        <table:table-row table:style-name="ro1">
          <table:table-cell table:formula="of:=[.A13]" office:value-type="float" office:value="9000000000">
            <text:p>9000000000</text:p>
          </table:table-cell>
          <table:table-cell table:formula="of:=[.A49]*0.000000001" office:value-type="float" office:value="9">
            <text:p>9</text:p>
          </table:table-cell>
          <table:table-cell table:number-columns-repeated="9"/>
          <table:table-cell table:formula="of:=-[.L13]/(20*LOG10(EXP(1)))" office:value-type="float" office:value="-0.0138759932540515">
            <text:p>-0.0138759933</text:p>
          </table:table-cell>
          <table:table-cell table:formula="of:=[.M13]" office:value-type="float" office:value="0.685407962562243">
            <text:p>0.6854079626</text:p>
          </table:table-cell>
          <table:table-cell table:number-columns-repeated="1011"/>
        </table:table-row>
        <table:table-row table:style-name="ro1">
          <table:table-cell table:formula="of:=[.A14]" office:value-type="float" office:value="9250000000">
            <text:p>9250000000</text:p>
          </table:table-cell>
          <table:table-cell table:formula="of:=[.A50]*0.000000001" office:value-type="float" office:value="9.25">
            <text:p>9.25</text:p>
          </table:table-cell>
          <table:table-cell table:number-columns-repeated="9"/>
          <table:table-cell table:formula="of:=-[.L14]/(20*LOG10(EXP(1)))" office:value-type="float" office:value="-0.0134283995528094">
            <text:p>-0.0134283996</text:p>
          </table:table-cell>
          <table:table-cell table:formula="of:=[.M14]" office:value-type="float" office:value="0.705754268805488">
            <text:p>0.7057542688</text:p>
          </table:table-cell>
          <table:table-cell table:number-columns-repeated="1011"/>
        </table:table-row>
        <table:table-row table:style-name="ro1">
          <table:table-cell table:formula="of:=[.A15]" office:value-type="float" office:value="9500000000">
            <text:p>9500000000</text:p>
          </table:table-cell>
          <table:table-cell table:formula="of:=[.A51]*0.000000001" office:value-type="float" office:value="9.5">
            <text:p>9.5</text:p>
          </table:table-cell>
          <table:table-cell table:number-columns-repeated="9"/>
          <table:table-cell table:formula="of:=-[.L15]/(20*LOG10(EXP(1)))" office:value-type="float" office:value="-0.0130528865504121">
            <text:p>-0.0130528866</text:p>
          </table:table-cell>
          <table:table-cell table:formula="of:=[.M15]" office:value-type="float" office:value="0.724008999551299">
            <text:p>0.7240089996</text:p>
          </table:table-cell>
          <table:table-cell table:number-columns-repeated="1011"/>
        </table:table-row>
        <table:table-row table:style-name="ro1">
          <table:table-cell table:formula="of:=[.A16]" office:value-type="float" office:value="9750000000">
            <text:p>9750000000</text:p>
          </table:table-cell>
          <table:table-cell table:formula="of:=[.A52]*0.000000001" office:value-type="float" office:value="9.75">
            <text:p>9.75</text:p>
          </table:table-cell>
          <table:table-cell table:number-columns-repeated="9"/>
          <table:table-cell table:formula="of:=-[.L16]/(20*LOG10(EXP(1)))" office:value-type="float" office:value="-0.0127347791558674">
            <text:p>-0.0127347792</text:p>
          </table:table-cell>
          <table:table-cell table:formula="of:=[.M16]" office:value-type="float" office:value="0.740477643788994">
            <text:p>0.7404776438</text:p>
          </table:table-cell>
          <table:table-cell table:number-columns-repeated="1011"/>
        </table:table-row>
        <table:table-row table:style-name="ro1">
          <table:table-cell table:formula="of:=[.A17]" office:value-type="float" office:value="10000000000">
            <text:p>10000000000</text:p>
          </table:table-cell>
          <table:table-cell table:formula="of:=[.A53]*0.000000001" office:value-type="float" office:value="10">
            <text:p>10</text:p>
          </table:table-cell>
          <table:table-cell table:number-columns-repeated="9"/>
          <table:table-cell table:formula="of:=-[.L17]/(20*LOG10(EXP(1)))" office:value-type="float" office:value="-0.0124632154110063">
            <text:p>-0.0124632154</text:p>
          </table:table-cell>
          <table:table-cell table:formula="of:=[.M17]" office:value-type="float" office:value="0.755406579840652">
            <text:p>0.7554065798</text:p>
          </table:table-cell>
          <table:table-cell table:number-columns-repeated="1011"/>
        </table:table-row>
        <table:table-row table:style-name="ro1">
          <table:table-cell table:formula="of:=[.A18]" office:value-type="float" office:value="10250000000">
            <text:p>10250000000</text:p>
          </table:table-cell>
          <table:table-cell table:formula="of:=[.A54]*0.000000001" office:value-type="float" office:value="10.25">
            <text:p>10.25</text:p>
          </table:table-cell>
          <table:table-cell table:number-columns-repeated="9"/>
          <table:table-cell table:formula="of:=-[.L18]/(20*LOG10(EXP(1)))" office:value-type="float" office:value="-0.0122299627208266">
            <text:p>-0.0122299627</text:p>
          </table:table-cell>
          <table:table-cell table:formula="of:=[.M18]" office:value-type="float" office:value="0.768997416383637">
            <text:p>0.7689974164</text:p>
          </table:table-cell>
          <table:table-cell table:number-columns-repeated="1011"/>
        </table:table-row>
        <table:table-row table:style-name="ro1">
          <table:table-cell table:formula="of:=[.A19]" office:value-type="float" office:value="10500000000">
            <text:p>10500000000</text:p>
          </table:table-cell>
          <table:table-cell table:formula="of:=[.A55]*0.000000001" office:value-type="float" office:value="10.5">
            <text:p>10.5</text:p>
          </table:table-cell>
          <table:table-cell table:number-columns-repeated="9"/>
          <table:table-cell table:formula="of:=-[.L19]/(20*LOG10(EXP(1)))" office:value-type="float" office:value="-0.0120286539622476">
            <text:p>-0.012028654</text:p>
          </table:table-cell>
          <table:table-cell table:formula="of:=[.M19]" office:value-type="float" office:value="0.781417167652378">
            <text:p>0.7814171677</text:p>
          </table:table-cell>
          <table:table-cell table:number-columns-repeated="1011"/>
        </table:table-row>
        <table:table-row table:style-name="ro1">
          <table:table-cell table:formula="of:=[.A20]" office:value-type="float" office:value="10750000000">
            <text:p>10750000000</text:p>
          </table:table-cell>
          <table:table-cell table:formula="of:=[.A56]*0.000000001" office:value-type="float" office:value="10.75">
            <text:p>10.75</text:p>
          </table:table-cell>
          <table:table-cell table:number-columns-repeated="9"/>
          <table:table-cell table:formula="of:=-[.L20]/(20*LOG10(EXP(1)))" office:value-type="float" office:value="-0.0118542789301061">
            <text:p>-0.0118542789</text:p>
          </table:table-cell>
          <table:table-cell table:formula="of:=[.M20]" office:value-type="float" office:value="0.792805658405272">
            <text:p>0.7928056584</text:p>
          </table:table-cell>
          <table:table-cell table:number-columns-repeated="1011"/>
        </table:table-row>
        <table:table-row table:style-name="ro1">
          <table:table-cell table:formula="of:=[.A21]" office:value-type="float" office:value="11000000000">
            <text:p>11000000000</text:p>
          </table:table-cell>
          <table:table-cell table:formula="of:=[.A57]*0.000000001" office:value-type="float" office:value="11">
            <text:p>11</text:p>
          </table:table-cell>
          <table:table-cell table:number-columns-repeated="9"/>
          <table:table-cell table:formula="of:=-[.L21]/(20*LOG10(EXP(1)))" office:value-type="float" office:value="-0.011702834804909">
            <text:p>-0.0117028348</text:p>
          </table:table-cell>
          <table:table-cell table:formula="of:=[.M21]" office:value-type="float" office:value="0.803281030486549">
            <text:p>0.8032810305</text:p>
          </table:table-cell>
          <table:table-cell table:number-columns-repeated="1011"/>
        </table:table-row>
        <table:table-row table:style-name="ro1">
          <table:table-cell table:formula="of:=[.A22]" office:value-type="float" office:value="11250000000">
            <text:p>11250000000</text:p>
          </table:table-cell>
          <table:table-cell table:formula="of:=[.A58]*0.000000001" office:value-type="float" office:value="11.25">
            <text:p>11.25</text:p>
          </table:table-cell>
          <table:table-cell table:number-columns-repeated="9"/>
          <table:table-cell table:formula="of:=-[.L22]/(20*LOG10(EXP(1)))" office:value-type="float" office:value="-0.0115710812068586">
            <text:p>-0.0115710812</text:p>
          </table:table-cell>
          <table:table-cell table:formula="of:=[.M22]" office:value-type="float" office:value="0.812943914481072">
            <text:p>0.8129439145</text:p>
          </table:table-cell>
          <table:table-cell table:number-columns-repeated="1011"/>
        </table:table-row>
        <table:table-row table:style-name="ro1">
          <table:table-cell table:formula="of:=[.A23]" office:value-type="float" office:value="11500000000">
            <text:p>11500000000</text:p>
          </table:table-cell>
          <table:table-cell table:formula="of:=[.A59]*0.000000001" office:value-type="float" office:value="11.5">
            <text:p>11.5</text:p>
          </table:table-cell>
          <table:table-cell table:number-columns-repeated="9"/>
          <table:table-cell table:formula="of:=-[.L23]/(20*LOG10(EXP(1)))" office:value-type="float" office:value="-0.0114563637604618">
            <text:p>-0.0114563638</text:p>
          </table:table-cell>
          <table:table-cell table:formula="of:=[.M23]" office:value-type="float" office:value="0.821880641538081">
            <text:p>0.8218806415</text:p>
          </table:table-cell>
          <table:table-cell table:number-columns-repeated="1011"/>
        </table:table-row>
        <table:table-row table:style-name="ro1">
          <table:table-cell table:formula="of:=[.A24]" office:value-type="float" office:value="11750000000">
            <text:p>11750000000</text:p>
          </table:table-cell>
          <table:table-cell table:formula="of:=[.A60]*0.000000001" office:value-type="float" office:value="11.75">
            <text:p>11.75</text:p>
          </table:table-cell>
          <table:table-cell table:number-columns-repeated="9"/>
          <table:table-cell table:formula="of:=-[.L24]/(20*LOG10(EXP(1)))" office:value-type="float" office:value="-0.0113564859207664">
            <text:p>-0.0113564859</text:p>
          </table:table-cell>
          <table:table-cell table:formula="of:=[.M24]" office:value-type="float" office:value="0.830165751470522">
            <text:p>0.8301657515</text:p>
          </table:table-cell>
          <table:table-cell table:number-columns-repeated="1011"/>
        </table:table-row>
        <table:table-row table:style-name="ro1">
          <table:table-cell table:formula="of:=[.A25]" office:value-type="float" office:value="12000000000">
            <text:p>12000000000</text:p>
          </table:table-cell>
          <table:table-cell table:formula="of:=[.A61]*0.000000001" office:value-type="float" office:value="12">
            <text:p>12</text:p>
          </table:table-cell>
          <table:table-cell table:number-columns-repeated="9"/>
          <table:table-cell table:formula="of:=-[.L25]/(20*LOG10(EXP(1)))" office:value-type="float" office:value="-0.0112696122546157">
            <text:p>-0.0112696123</text:p>
          </table:table-cell>
          <table:table-cell table:formula="of:=[.M25]" office:value-type="float" office:value="0.837863975993878">
            <text:p>0.837863976</text:p>
          </table:table-cell>
          <table:table-cell table:number-columns-repeated="1011"/>
        </table:table-row>
        <table:table-row table:style-name="ro1">
          <table:table-cell table:formula="of:=[.A26]" office:value-type="float" office:value="12250000000">
            <text:p>12250000000</text:p>
          </table:table-cell>
          <table:table-cell table:formula="of:=[.A62]*0.000000001" office:value-type="float" office:value="12.25">
            <text:p>12.25</text:p>
          </table:table-cell>
          <table:table-cell table:number-columns-repeated="9"/>
          <table:table-cell table:formula="of:=-[.L26]/(20*LOG10(EXP(1)))" office:value-type="float" office:value="-0.0111941965928213">
            <text:p>-0.0111941966</text:p>
          </table:table-cell>
          <table:table-cell table:formula="of:=[.M26]" office:value-type="float" office:value="0.845031824500035">
            <text:p>0.8450318245</text:p>
          </table:table-cell>
          <table:table-cell table:number-columns-repeated="1011"/>
        </table:table-row>
        <table:table-row table:style-name="ro1">
          <table:table-cell table:formula="of:=[.A27]" office:value-type="float" office:value="12500000000">
            <text:p>12500000000</text:p>
          </table:table-cell>
          <table:table-cell table:formula="of:=[.A63]*0.000000001" office:value-type="float" office:value="12.5">
            <text:p>12.5</text:p>
          </table:table-cell>
          <table:table-cell table:number-columns-repeated="9"/>
          <table:table-cell table:formula="of:=-[.L27]/(20*LOG10(EXP(1)))" office:value-type="float" office:value="-0.0111289264937226">
            <text:p>-0.0111289265</text:p>
          </table:table-cell>
          <table:table-cell table:formula="of:=[.M27]" office:value-type="float" office:value="0.851718864740349">
            <text:p>0.8517188647</text:p>
          </table:table-cell>
          <table:table-cell table:number-columns-repeated="1011"/>
        </table:table-row>
        <table:table-row table:style-name="ro1">
          <table:table-cell table:formula="of:=[.A28]" office:value-type="float" office:value="12750000000">
            <text:p>12750000000</text:p>
          </table:table-cell>
          <table:table-cell table:formula="of:=[.A64]*0.000000001" office:value-type="float" office:value="12.75">
            <text:p>12.75</text:p>
          </table:table-cell>
          <table:table-cell table:number-columns-repeated="9"/>
          <table:table-cell table:formula="of:=-[.L28]/(20*LOG10(EXP(1)))" office:value-type="float" office:value="-0.0110726799058838">
            <text:p>-0.0110726799</text:p>
          </table:table-cell>
          <table:table-cell table:formula="of:=[.M28]" office:value-type="float" office:value="0.857968766461889">
            <text:p>0.8579687665</text:p>
          </table:table-cell>
          <table:table-cell table:number-columns-repeated="1011"/>
        </table:table-row>
        <table:table-row table:style-name="ro1">
          <table:table-cell table:formula="of:=[.A29]" office:value-type="float" office:value="13000000000">
            <text:p>13000000000</text:p>
          </table:table-cell>
          <table:table-cell table:formula="of:=[.A65]*0.000000001" office:value-type="float" office:value="13">
            <text:p>13</text:p>
          </table:table-cell>
          <table:table-cell table:number-columns-repeated="9"/>
          <table:table-cell table:formula="of:=-[.L29]/(20*LOG10(EXP(1)))" office:value-type="float" office:value="-0.0110244916982446">
            <text:p>-0.0110244917</text:p>
          </table:table-cell>
          <table:table-cell table:formula="of:=[.M29]" office:value-type="float" office:value="0.863820158820679">
            <text:p>0.8638201588</text:p>
          </table:table-cell>
          <table:table-cell table:number-columns-repeated="1011"/>
        </table:table-row>
        <table:table-row table:style-name="ro1">
          <table:table-cell table:formula="of:=[.A30]" office:value-type="float" office:value="13250000000">
            <text:p>13250000000</text:p>
          </table:table-cell>
          <table:table-cell table:formula="of:=[.A66]*0.000000001" office:value-type="float" office:value="13.25">
            <text:p>13.25</text:p>
          </table:table-cell>
          <table:table-cell table:number-columns-repeated="9"/>
          <table:table-cell table:formula="of:=-[.L30]/(20*LOG10(EXP(1)))" office:value-type="float" office:value="-0.0109835266931845">
            <text:p>-0.0109835267</text:p>
          </table:table-cell>
          <table:table-cell table:formula="of:=[.M30]" office:value-type="float" office:value="0.869307340054543">
            <text:p>0.8693073401</text:p>
          </table:table-cell>
          <table:table-cell table:number-columns-repeated="1011"/>
        </table:table-row>
        <table:table-row table:style-name="ro1">
          <table:table-cell table:formula="of:=[.A31]" office:value-type="float" office:value="13500000000">
            <text:p>13500000000</text:p>
          </table:table-cell>
          <table:table-cell table:formula="of:=[.A67]*0.000000001" office:value-type="float" office:value="13.5">
            <text:p>13.5</text:p>
          </table:table-cell>
          <table:table-cell table:number-columns-repeated="9"/>
          <table:table-cell table:formula="of:=-[.L31]/(20*LOG10(EXP(1)))" office:value-type="float" office:value="-0.0109490586300551">
            <text:p>-0.0109490586</text:p>
          </table:table-cell>
          <table:table-cell table:formula="of:=[.M31]" office:value-type="float" office:value="0.874460868864245">
            <text:p>0.8744608689</text:p>
          </table:table-cell>
          <table:table-cell table:number-columns-repeated="1011"/>
        </table:table-row>
        <table:table-row table:style-name="ro1">
          <table:table-cell table:formula="of:=[.A32]" office:value-type="float" office:value="13750000000">
            <text:p>13750000000</text:p>
          </table:table-cell>
          <table:table-cell table:formula="of:=[.A68]*0.000000001" office:value-type="float" office:value="13.75">
            <text:p>13.75</text:p>
          </table:table-cell>
          <table:table-cell table:number-columns-repeated="9"/>
          <table:table-cell table:formula="of:=-[.L32]/(20*LOG10(EXP(1)))" office:value-type="float" office:value="-0.0109204525345336">
            <text:p>-0.0109204525</text:p>
          </table:table-cell>
          <table:table-cell table:formula="of:=[.M32]" office:value-type="float" office:value="0.879308060307201">
            <text:p>0.8793080603</text:p>
          </table:table-cell>
          <table:table-cell table:number-columns-repeated="1011"/>
        </table:table-row>
        <table:table-row table:style-name="ro1">
          <table:table-cell table:formula="of:=[.A33]" office:value-type="float" office:value="14000000000">
            <text:p>14000000000</text:p>
          </table:table-cell>
          <table:table-cell table:formula="of:=[.A69]*0.000000001" office:value-type="float" office:value="14">
            <text:p>14</text:p>
          </table:table-cell>
          <table:table-cell table:number-columns-repeated="9"/>
          <table:table-cell table:formula="of:=-[.L33]/(20*LOG10(EXP(1)))" office:value-type="float" office:value="-0.0108971508876479">
            <text:p>-0.0108971509</text:p>
          </table:table-cell>
          <table:table-cell table:formula="of:=[.M33]" office:value-type="float" office:value="0.88387340401196">
            <text:p>0.883873404</text:p>
          </table:table-cell>
          <table:table-cell table:number-columns-repeated="1011"/>
        </table:table-row>
        <table:table-row table:style-name="ro1">
          <table:table-cell table:formula="of:=[.A34]" office:value-type="float" office:value="14250000000">
            <text:p>14250000000</text:p>
          </table:table-cell>
          <table:table-cell table:formula="of:=[.A70]*0.000000001" office:value-type="float" office:value="14.25">
            <text:p>14.25</text:p>
          </table:table-cell>
          <table:table-cell table:number-columns-repeated="9"/>
          <table:table-cell table:formula="of:=-[.L34]/(20*LOG10(EXP(1)))" office:value-type="float" office:value="-0.0108786620636682">
            <text:p>-0.0108786621</text:p>
          </table:table-cell>
          <table:table-cell table:formula="of:=[.M34]" office:value-type="float" office:value="0.888178918769792">
            <text:p>0.8881789188</text:p>
          </table:table-cell>
          <table:table-cell table:number-columns-repeated="1011"/>
        </table:table-row>
        <table:table-row table:style-name="ro1">
          <table:table-cell table:formula="of:=[.A35]" office:value-type="float" office:value="14500000000">
            <text:p>14500000000</text:p>
          </table:table-cell>
          <table:table-cell table:formula="of:=[.A71]*0.000000001" office:value-type="float" office:value="14.5">
            <text:p>14.5</text:p>
          </table:table-cell>
          <table:table-cell table:number-columns-repeated="9"/>
          <table:table-cell table:formula="of:=-[.L35]/(20*LOG10(EXP(1)))" office:value-type="float" office:value="-0.0108645509203531">
            <text:p>-0.0108645509</text:p>
          </table:table-cell>
          <table:table-cell table:formula="of:=[.M35]" office:value-type="float" office:value="0.892244454665027">
            <text:p>0.8922444547</text:p>
          </table:table-cell>
          <table:table-cell table:number-columns-repeated="1011"/>
        </table:table-row>
        <table:table-row table:style-name="ro1">
          <table:table-cell table:formula="of:=[.A36]" office:value-type="float" office:value="14750000000">
            <text:p>14750000000</text:p>
          </table:table-cell>
          <table:table-cell table:formula="of:=[.A72]*0.000000001" office:value-type="float" office:value="14.75">
            <text:p>14.75</text:p>
          </table:table-cell>
          <table:table-cell table:number-columns-repeated="9"/>
          <table:table-cell table:formula="of:=-[.L36]/(20*LOG10(EXP(1)))" office:value-type="float" office:value="-0.0108544306411685">
            <text:p>-0.0108544306</text:p>
          </table:table-cell>
          <table:table-cell table:formula="of:=[.M36]" office:value-type="float" office:value="0.896087951696174">
            <text:p>0.8960879517</text:p>
          </table:table-cell>
          <table:table-cell table:number-columns-repeated="1011"/>
        </table:table-row>
        <table:table-row table:style-name="ro1">
          <table:table-cell table:formula="of:=[.A37]" office:value-type="float" office:value="15000000000">
            <text:p>15000000000</text:p>
          </table:table-cell>
          <table:table-cell table:formula="of:=[.A73]*0.000000001" office:value-type="float" office:value="15">
            <text:p>15</text:p>
          </table:table-cell>
          <table:table-cell table:number-columns-repeated="9"/>
          <table:table-cell table:formula="of:=-[.L37]/(20*LOG10(EXP(1)))" office:value-type="float" office:value="-0.0108479565474331">
            <text:p>-0.0108479565</text:p>
          </table:table-cell>
          <table:table-cell table:formula="of:=[.M37]" office:value-type="float" office:value="0.899725662105695">
            <text:p>0.899725662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exact:</text:p>
          </table:table-cell>
          <table:table-cell table:style-name="ce2"/>
          <table:table-cell table:style-name="ce3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2"/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Zo</text:p>
          </table:table-cell>
          <table:table-cell table:number-columns-repeated="1016"/>
        </table:table-row>
        <table:table-row table:style-name="ro1">
          <table:table-cell table:style-name="ce4" office:value-type="float" office:value="6750000000">
            <text:p>6.75E+009</text:p>
          </table:table-cell>
          <table:table-cell table:style-name="ce5" table:formula="of:=[.A79]*0.000000001" office:value-type="float" office:value="6.75">
            <text:p>6.75</text:p>
          </table:table-cell>
          <table:table-cell table:formula="of:=2*4*ATAN(1)*[.A79]*SQRT(0.0000004*4*ATAN(1)*0.0000000000088541878176)" office:value-type="float" office:value="141.469538981576">
            <text:p>141.46953898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431249092404534">
            <text:p>-0.0431249092</text:p>
          </table:table-cell>
          <table:table-cell office:value-type="float" office:value="33.7538270204106">
            <text:p>33.7538270204</text:p>
          </table:table-cell>
          <table:table-cell office:value-type="float" office:value="1403.51792099255">
            <text:p>1403.51792099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35.626043890973">
            <text:p>-235.6260438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4.929709601537">
            <text:p>-274.92970960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7.364056163041">
            <text:p>-307.364056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7.364056163041">
            <text:p>-307.364056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000000000">
            <text:p>7.00E+009</text:p>
          </table:table-cell>
          <table:table-cell table:style-name="ce5" table:formula="of:=[.A80]*0.000000001" office:value-type="float" office:value="7">
            <text:p>7</text:p>
          </table:table-cell>
          <table:table-cell table:formula="of:=2*4*ATAN(1)*[.A80]*SQRT(0.0000004*4*ATAN(1)*0.0000000000088541878176)" office:value-type="float" office:value="146.709151536449">
            <text:p>146.70915153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289057870306001">
            <text:p>-0.028905787</text:p>
          </table:table-cell>
          <table:table-cell office:value-type="float" office:value="51.4798163382494">
            <text:p>51.4798163382</text:p>
          </table:table-cell>
          <table:table-cell office:value-type="float" office:value="954.329307245369">
            <text:p>954.32930724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32.397895661761">
            <text:p>-232.39789566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2.168136580845">
            <text:p>-272.16813658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4.896396123833">
            <text:p>-304.89639612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4.896396123833">
            <text:p>-304.89639612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250000000">
            <text:p>7.25E+009</text:p>
          </table:table-cell>
          <table:table-cell table:style-name="ce5" table:formula="of:=[.A81]*0.000000001" office:value-type="float" office:value="7.25">
            <text:p>7.25</text:p>
          </table:table-cell>
          <table:table-cell table:formula="of:=2*4*ATAN(1)*[.A81]*SQRT(0.0000004*4*ATAN(1)*0.0000000000088541878176)" office:value-type="float" office:value="151.948764091322">
            <text:p>151.94876409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234392781067873">
            <text:p>-0.0234392781</text:p>
          </table:table-cell>
          <table:table-cell office:value-type="float" office:value="64.9304409781269">
            <text:p>64.9304409781</text:p>
          </table:table-cell>
          <table:table-cell office:value-type="float" office:value="783.658528028677">
            <text:p>783.65852802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9.004347628207">
            <text:p>-229.00434762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9.276259433496">
            <text:p>-269.27625943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2.317749551539">
            <text:p>-302.31774955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2.317749551539">
            <text:p>-302.31774955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500000000">
            <text:p>7.50E+009</text:p>
          </table:table-cell>
          <table:table-cell table:style-name="ce5" table:formula="of:=[.A82]*0.000000001" office:value-type="float" office:value="7.5">
            <text:p>7.5</text:p>
          </table:table-cell>
          <table:table-cell table:formula="of:=2*4*ATAN(1)*[.A82]*SQRT(0.0000004*4*ATAN(1)*0.0000000000088541878176)" office:value-type="float" office:value="157.188376646195">
            <text:p>157.1883766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203818606177011">
            <text:p>-0.0203818606</text:p>
          </table:table-cell>
          <table:table-cell office:value-type="float" office:value="76.3982517123669">
            <text:p>76.3982517124</text:p>
          </table:table-cell>
          <table:table-cell office:value-type="float" office:value="688.993386096328">
            <text:p>688.99338609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5.437930556347">
            <text:p>-225.43793055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6.249832291784">
            <text:p>-266.24983229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9.625250929915">
            <text:p>-299.6252509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9.625250929915">
            <text:p>-299.6252509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750000000">
            <text:p>7.75E+009</text:p>
          </table:table-cell>
          <table:table-cell table:style-name="ce5" table:formula="of:=[.A83]*0.000000001" office:value-type="float" office:value="7.75">
            <text:p>7.75</text:p>
          </table:table-cell>
          <table:table-cell table:formula="of:=2*4*ATAN(1)*[.A83]*SQRT(0.0000004*4*ATAN(1)*0.0000000000088541878176)" office:value-type="float" office:value="162.427989201068">
            <text:p>162.4279892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83867647614538">
            <text:p>-0.0183867648</text:p>
          </table:table-cell>
          <table:table-cell office:value-type="float" office:value="86.6738921907651">
            <text:p>86.6738921908</text:p>
          </table:table-cell>
          <table:table-cell office:value-type="float" office:value="627.553293180828">
            <text:p>627.55329318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21.690301571219">
            <text:p>-221.69030157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3.084211750939">
            <text:p>-263.08421175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6.8158019244">
            <text:p>-296.81580192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6.8158019244">
            <text:p>-296.81580192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000000000">
            <text:p>8.00E+009</text:p>
          </table:table-cell>
          <table:table-cell table:style-name="ce5" table:formula="of:=[.A84]*0.000000001" office:value-type="float" office:value="8">
            <text:p>8</text:p>
          </table:table-cell>
          <table:table-cell table:formula="of:=2*4*ATAN(1)*[.A84]*SQRT(0.0000004*4*ATAN(1)*0.0000000000088541878176)" office:value-type="float" office:value="167.667601755942">
            <text:p>167.66760175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69690449568816">
            <text:p>-0.016969045</text:p>
          </table:table-cell>
          <table:table-cell office:value-type="float" office:value="96.1403886719032">
            <text:p>96.1403886719</text:p>
          </table:table-cell>
          <table:table-cell office:value-type="float" office:value="584.011398234497">
            <text:p>584.01139823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17.752104614973">
            <text:p>-217.7521046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9.774309211139">
            <text:p>-259.77430921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3.886048538437">
            <text:p>-293.886048538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3.886048538437">
            <text:p>-293.886048538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250000000">
            <text:p>8.25E+009</text:p>
          </table:table-cell>
          <table:table-cell table:style-name="ce5" table:formula="of:=[.A85]*0.000000001" office:value-type="float" office:value="8.25">
            <text:p>8.25</text:p>
          </table:table-cell>
          <table:table-cell table:formula="of:=2*4*ATAN(1)*[.A85]*SQRT(0.0000004*4*ATAN(1)*0.0000000000088541878176)" office:value-type="float" office:value="172.907214310815">
            <text:p>172.9072143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59056853173362">
            <text:p>-0.0159056853</text:p>
          </table:table-cell>
          <table:table-cell office:value-type="float" office:value="105.016784868757">
            <text:p>105.0167848688</text:p>
          </table:table-cell>
          <table:table-cell office:value-type="float" office:value="551.356425788687">
            <text:p>551.35642578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13.612799930303">
            <text:p>-213.61279993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6.314535202236">
            <text:p>-256.31453520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0.832355069635">
            <text:p>-290.8323550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0.832355069635">
            <text:p>-290.8323550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500000000">
            <text:p>8.50E+009</text:p>
          </table:table-cell>
          <table:table-cell table:style-name="ce5" table:formula="of:=[.A86]*0.000000001" office:value-type="float" office:value="8.5">
            <text:p>8.5</text:p>
          </table:table-cell>
          <table:table-cell table:formula="of:=2*4*ATAN(1)*[.A86]*SQRT(0.0000004*4*ATAN(1)*0.0000000000088541878176)" office:value-type="float" office:value="178.146826865688">
            <text:p>178.1468268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50779494891491">
            <text:p>-0.0150779495</text:p>
          </table:table-cell>
          <table:table-cell office:value-type="float" office:value="113.441685010649">
            <text:p>113.4416850106</text:p>
          </table:table-cell>
          <table:table-cell office:value-type="float" office:value="525.876140551237">
            <text:p>525.8761405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09.260453741693">
            <text:p>-209.260453741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2.69873399377">
            <text:p>-252.69873399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7.650774310562">
            <text:p>-287.65077431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7.650774310562">
            <text:p>-287.65077431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750000000">
            <text:p>8.75E+009</text:p>
          </table:table-cell>
          <table:table-cell table:style-name="ce5" table:formula="of:=[.A87]*0.000000001" office:value-type="float" office:value="8.75">
            <text:p>8.75</text:p>
          </table:table-cell>
          <table:table-cell table:formula="of:=2*4*ATAN(1)*[.A87]*SQRT(0.0000004*4*ATAN(1)*0.0000000000088541878176)" office:value-type="float" office:value="183.386439420561">
            <text:p>183.3864394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44160638522088">
            <text:p>-0.0144160639</text:p>
          </table:table-cell>
          <table:table-cell office:value-type="float" office:value="121.509039645771">
            <text:p>121.5090396458</text:p>
          </table:table-cell>
          <table:table-cell office:value-type="float" office:value="505.401672237953">
            <text:p>505.401672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04.681476158926">
            <text:p>-204.68147615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8.920106348346">
            <text:p>-248.92010634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4.337013320256">
            <text:p>-284.33701332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4.337013320256">
            <text:p>-284.33701332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000000000">
            <text:p>9.00E+009</text:p>
          </table:table-cell>
          <table:table-cell table:style-name="ce5" table:formula="of:=[.A88]*0.000000001" office:value-type="float" office:value="9">
            <text:p>9</text:p>
          </table:table-cell>
          <table:table-cell table:formula="of:=2*4*ATAN(1)*[.A88]*SQRT(0.0000004*4*ATAN(1)*0.0000000000088541878176)" office:value-type="float" office:value="188.626051975434">
            <text:p>188.6260519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8759932448479">
            <text:p>-0.0138759932</text:p>
          </table:table-cell>
          <table:table-cell office:value-type="float" office:value="129.28579797069">
            <text:p>129.2857979707</text:p>
          </table:table-cell>
          <table:table-cell office:value-type="float" office:value="488.572365707888">
            <text:p>488.57236570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99.860290806645">
            <text:p>-199.860290806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4.971117691844">
            <text:p>-244.97111769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0.886393943535">
            <text:p>-280.88639394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0.886393943535">
            <text:p>-280.88639394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250000000">
            <text:p>9.25E+009</text:p>
          </table:table-cell>
          <table:table-cell table:style-name="ce5" table:formula="of:=[.A89]*0.000000001" office:value-type="float" office:value="9.25">
            <text:p>9.25</text:p>
          </table:table-cell>
          <table:table-cell table:formula="of:=2*4*ATAN(1)*[.A89]*SQRT(0.0000004*4*ATAN(1)*0.0000000000088541878176)" office:value-type="float" office:value="193.865664530307">
            <text:p>193.8656645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4283995524036">
            <text:p>-0.0134283996</text:p>
          </table:table-cell>
          <table:table-cell office:value-type="float" office:value="136.82152031715">
            <text:p>136.8215203172</text:p>
          </table:table-cell>
          <table:table-cell office:value-type="float" office:value="474.48723237733">
            <text:p>474.4872323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94.778913068993">
            <text:p>-194.7789130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0.843388197004">
            <text:p>-240.8433881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7.293807066845">
            <text:p>-277.293807066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7.293807066845">
            <text:p>-277.293807066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500000000">
            <text:p>9.50E+009</text:p>
          </table:table-cell>
          <table:table-cell table:style-name="ce5" table:formula="of:=[.A90]*0.000000001" office:value-type="float" office:value="9.5">
            <text:p>9.5</text:p>
          </table:table-cell>
          <table:table-cell table:formula="of:=2*4*ATAN(1)*[.A90]*SQRT(0.0000004*4*ATAN(1)*0.0000000000088541878176)" office:value-type="float" office:value="199.105277085181">
            <text:p>199.10527708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0528865816502">
            <text:p>-0.0130528866</text:p>
          </table:table-cell>
          <table:table-cell office:value-type="float" office:value="144.154012467822">
            <text:p>144.1540124678</text:p>
          </table:table-cell>
          <table:table-cell office:value-type="float" office:value="462.523794527038">
            <text:p>462.5237945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89.416403956103">
            <text:p>-189.41640395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6.527560232495">
            <text:p>-236.52756023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3.553659359454">
            <text:p>-273.55365935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3.553659359454">
            <text:p>-273.55365935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750000000">
            <text:p>9.75E+009</text:p>
          </table:table-cell>
          <table:table-cell table:style-name="ce5" table:formula="of:=[.A91]*0.000000001" office:value-type="float" office:value="9.75">
            <text:p>9.75</text:p>
          </table:table-cell>
          <table:table-cell table:formula="of:=2*4*ATAN(1)*[.A91]*SQRT(0.0000004*4*ATAN(1)*0.0000000000088541878176)" office:value-type="float" office:value="204.344889640054">
            <text:p>204.3448896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27347791989817">
            <text:p>-0.0127347792</text:p>
          </table:table-cell>
          <table:table-cell office:value-type="float" office:value="151.31282240097">
            <text:p>151.312822401</text:p>
          </table:table-cell>
          <table:table-cell office:value-type="float" office:value="452.237002093272">
            <text:p>452.23700209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83.748151488082">
            <text:p>-183.74815148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2.013137208137">
            <text:p>-232.01313720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659810940699">
            <text:p>-269.659810940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659810940699">
            <text:p>-269.659810940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000000000">
            <text:p>1.00E+010</text:p>
          </table:table-cell>
          <table:table-cell table:style-name="ce5" table:formula="of:=[.A92]*0.000000001" office:value-type="float" office:value="10">
            <text:p>10</text:p>
          </table:table-cell>
          <table:table-cell table:formula="of:=2*4*ATAN(1)*[.A92]*SQRT(0.0000004*4*ATAN(1)*0.0000000000088541878176)" office:value-type="float" office:value="209.584502194927">
            <text:p>209.58450219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2463215456491">
            <text:p>-0.0124632155</text:p>
          </table:table-cell>
          <table:table-cell office:value-type="float" office:value="158.321511990696">
            <text:p>158.3215119907</text:p>
          </table:table-cell>
          <table:table-cell office:value-type="float" office:value="443.299540513372">
            <text:p>443.2995405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77.74490777295">
            <text:p>-177.7449077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7.288285886205">
            <text:p>-227.288285886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5.605502014738">
            <text:p>-265.60550201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5.605502014738">
            <text:p>-265.60550201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250000000">
            <text:p>1.03E+010</text:p>
          </table:table-cell>
          <table:table-cell table:style-name="ce5" table:formula="of:=[.A93]*0.000000001" office:value-type="float" office:value="10.25">
            <text:p>10.25</text:p>
          </table:table-cell>
          <table:table-cell table:formula="of:=2*4*ATAN(1)*[.A93]*SQRT(0.0000004*4*ATAN(1)*0.0000000000088541878176)" office:value-type="float" office:value="214.8241147498">
            <text:p>214.82411474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22299627188968">
            <text:p>-0.0122299627</text:p>
          </table:table-cell>
          <table:table-cell office:value-type="float" office:value="165.199189219531">
            <text:p>165.1991892195</text:p>
          </table:table-cell>
          <table:table-cell office:value-type="float" office:value="435.464908736513">
            <text:p>435.46490873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71.371471603193">
            <text:p>-171.37147160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2.339591484105">
            <text:p>-222.339591484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1.383265992164">
            <text:p>-261.38326599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1.383265992164">
            <text:p>-261.38326599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500000000">
            <text:p>1.05E+010</text:p>
          </table:table-cell>
          <table:table-cell table:style-name="ce5" table:formula="of:=[.A94]*0.000000001" office:value-type="float" office:value="10.5">
            <text:p>10.5</text:p>
          </table:table-cell>
          <table:table-cell table:formula="of:=2*4*ATAN(1)*[.A94]*SQRT(0.0000004*4*ATAN(1)*0.0000000000088541878176)" office:value-type="float" office:value="220.063727304673">
            <text:p>220.0637273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20286540123896">
            <text:p>-0.012028654</text:p>
          </table:table-cell>
          <table:table-cell office:value-type="float" office:value="171.961574493429">
            <text:p>171.9615744934</text:p>
          </table:table-cell>
          <table:table-cell office:value-type="float" office:value="428.543681411899">
            <text:p>428.54368141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64.58484224246">
            <text:p>-164.58484224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7.151750989602">
            <text:p>-217.15175098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6.984825928034">
            <text:p>-256.9848259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6.984825928034">
            <text:p>-256.9848259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750000000">
            <text:p>1.08E+010</text:p>
          </table:table-cell>
          <table:table-cell table:style-name="ce5" table:formula="of:=[.A95]*0.000000001" office:value-type="float" office:value="10.75">
            <text:p>10.75</text:p>
          </table:table-cell>
          <table:table-cell table:formula="of:=2*4*ATAN(1)*[.A95]*SQRT(0.0000004*4*ATAN(1)*0.0000000000088541878176)" office:value-type="float" office:value="225.303339859546">
            <text:p>225.3033398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8542789823577">
            <text:p>-0.011854279</text:p>
          </table:table-cell>
          <table:table-cell office:value-type="float" office:value="178.621762698239">
            <text:p>178.6217626982</text:p>
          </table:table-cell>
          <table:table-cell office:value-type="float" office:value="422.387739282544">
            <text:p>422.38773928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57.33155846431">
            <text:p>-157.331558464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1.707184456937">
            <text:p>-211.70718445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2.400970184536">
            <text:p>-252.40097018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2.400970184536">
            <text:p>-252.40097018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000000000">
            <text:p>1.10E+010</text:p>
          </table:table-cell>
          <table:table-cell table:style-name="ce5" table:formula="of:=[.A96]*0.000000001" office:value-type="float" office:value="11">
            <text:p>11</text:p>
          </table:table-cell>
          <table:table-cell table:formula="of:=2*4*ATAN(1)*[.A96]*SQRT(0.0000004*4*ATAN(1)*0.0000000000088541878176)" office:value-type="float" office:value="230.54295241442">
            <text:p>230.5429524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7028348597077">
            <text:p>-0.0117028349</text:p>
          </table:table-cell>
          <table:table-cell office:value-type="float" office:value="185.19078038685">
            <text:p>185.1907803869</text:p>
          </table:table-cell>
          <table:table-cell office:value-type="float" office:value="416.879494267876">
            <text:p>416.87949426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49.543733596377">
            <text:p>-149.54373359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5.985535705347">
            <text:p>-205.985535705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7.621401981392">
            <text:p>-247.62140198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7.621401981392">
            <text:p>-247.62140198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250000000">
            <text:p>1.13E+010</text:p>
          </table:table-cell>
          <table:table-cell table:style-name="ce5" table:formula="of:=[.A97]*0.000000001" office:value-type="float" office:value="11.25">
            <text:p>11.25</text:p>
          </table:table-cell>
          <table:table-cell table:formula="of:=2*4*ATAN(1)*[.A97]*SQRT(0.0000004*4*ATAN(1)*0.0000000000088541878176)" office:value-type="float" office:value="235.782564969293">
            <text:p>235.78256496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5710812028592">
            <text:p>-0.0115710812</text:p>
          </table:table-cell>
          <table:table-cell office:value-type="float" office:value="191.678001332582">
            <text:p>191.6780013326</text:p>
          </table:table-cell>
          <table:table-cell office:value-type="float" office:value="411.924345307192">
            <text:p>411.92434530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41.132906167843">
            <text:p>-141.13290616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9.963021244569">
            <text:p>-199.963021244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2.63455579259">
            <text:p>-242.63455579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2.63455579259">
            <text:p>-242.63455579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500000000">
            <text:p>1.15E+010</text:p>
          </table:table-cell>
          <table:table-cell table:style-name="ce5" table:formula="of:=[.A98]*0.000000001" office:value-type="float" office:value="11.5">
            <text:p>11.5</text:p>
          </table:table-cell>
          <table:table-cell table:formula="of:=2*4*ATAN(1)*[.A98]*SQRT(0.0000004*4*ATAN(1)*0.0000000000088541878176)" office:value-type="float" office:value="241.022177524166">
            <text:p>241.0221775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4563638178397">
            <text:p>-0.0114563638</text:p>
          </table:table-cell>
          <table:table-cell office:value-type="float" office:value="198.091461888477">
            <text:p>198.0914618885</text:p>
          </table:table-cell>
          <table:table-cell office:value-type="float" office:value="407.445281978512">
            <text:p>407.44528197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31.980021689347">
            <text:p>-131.98002168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3.611566769641">
            <text:p>-193.611566769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427371182024">
            <text:p>-237.4273711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427371182024">
            <text:p>-237.42737118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750000000">
            <text:p>1.18E+010</text:p>
          </table:table-cell>
          <table:table-cell table:style-name="ce5" table:formula="of:=[.A99]*0.000000001" office:value-type="float" office:value="11.75">
            <text:p>11.75</text:p>
          </table:table-cell>
          <table:table-cell table:formula="of:=2*4*ATAN(1)*[.A99]*SQRT(0.0000004*4*ATAN(1)*0.0000000000088541878176)" office:value-type="float" office:value="246.261790079039">
            <text:p>246.261790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3564859199588">
            <text:p>-0.0113564859</text:p>
          </table:table-cell>
          <table:table-cell office:value-type="float" office:value="204.438104019463">
            <text:p>204.4381040195</text:p>
          </table:table-cell>
          <table:table-cell office:value-type="float" office:value="403.378950710708">
            <text:p>403.3789507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21.918066844753">
            <text:p>-121.91806684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6.897639591934">
            <text:p>-186.897639591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1.98501133575">
            <text:p>-231.98501133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1.98501133575">
            <text:p>-231.98501133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000000000">
            <text:p>1.20E+010</text:p>
          </table:table-cell>
          <table:table-cell table:style-name="ce5" table:formula="of:=[.A100]*0.000000001" office:value-type="float" office:value="12">
            <text:p>12</text:p>
          </table:table-cell>
          <table:table-cell table:formula="of:=2*4*ATAN(1)*[.A100]*SQRT(0.0000004*4*ATAN(1)*0.0000000000088541878176)" office:value-type="float" office:value="251.501402633912">
            <text:p>251.50140263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2696122543739">
            <text:p>-0.0112696123</text:p>
          </table:table-cell>
          <table:table-cell office:value-type="float" office:value="210.723965178927">
            <text:p>210.7239651789</text:p>
          </table:table-cell>
          <table:table-cell office:value-type="float" office:value="399.672738461982">
            <text:p>399.6727384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10.699430429902">
            <text:p>-110.699430429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9.780634550498">
            <text:p>-179.78063455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6.290508768687">
            <text:p>-226.29050876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6.290508768687">
            <text:p>-226.29050876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250000000">
            <text:p>1.23E+010</text:p>
          </table:table-cell>
          <table:table-cell table:style-name="ce5" table:formula="of:=[.A101]*0.000000001" office:value-type="float" office:value="12.25">
            <text:p>12.25</text:p>
          </table:table-cell>
          <table:table-cell table:formula="of:=2*4*ATAN(1)*[.A101]*SQRT(0.0000004*4*ATAN(1)*0.0000000000088541878176)" office:value-type="float" office:value="256.741015188785">
            <text:p>256.74101518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1941966544364">
            <text:p>-0.0111941967</text:p>
          </table:table-cell>
          <table:table-cell office:value-type="float" office:value="216.954328488935">
            <text:p>216.9543284889</text:p>
          </table:table-cell>
          <table:table-cell office:value-type="float" office:value="396.282577809852">
            <text:p>396.28257780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97.9273850776681">
            <text:p>-97.927385077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2.210584488947">
            <text:p>-172.21058448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0.324313704675">
            <text:p>-220.32431370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0.324313704675">
            <text:p>-220.32431370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500000000">
            <text:p>1.25E+010</text:p>
          </table:table-cell>
          <table:table-cell table:style-name="ce5" table:formula="of:=[.A102]*0.000000001" office:value-type="float" office:value="12.5">
            <text:p>12.5</text:p>
          </table:table-cell>
          <table:table-cell table:formula="of:=2*4*ATAN(1)*[.A102]*SQRT(0.0000004*4*ATAN(1)*0.0000000000088541878176)" office:value-type="float" office:value="261.980627743659">
            <text:p>261.9806277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1289265556111">
            <text:p>-0.0111289266</text:p>
          </table:table-cell>
          <table:table-cell office:value-type="float" office:value="223.133842845808">
            <text:p>223.1338428458</text:p>
          </table:table-cell>
          <table:table-cell office:value-type="float" office:value="393.171272361387">
            <text:p>393.17127236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2.8869204102611">
            <text:p>-82.88692041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64.124812983813">
            <text:p>-164.12481298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4.063710227547">
            <text:p>-214.06371022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4.063710227547">
            <text:p>-214.06371022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750000000">
            <text:p>1.28E+010</text:p>
          </table:table-cell>
          <table:table-cell table:style-name="ce5" table:formula="of:=[.A103]*0.000000001" office:value-type="float" office:value="12.75">
            <text:p>12.75</text:p>
          </table:table-cell>
          <table:table-cell table:formula="of:=2*4*ATAN(1)*[.A103]*SQRT(0.0000004*4*ATAN(1)*0.0000000000088541878176)" office:value-type="float" office:value="267.220240298532">
            <text:p>267.22024029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07267996716">
            <text:p>-0.01107268</text:p>
          </table:table-cell>
          <table:table-cell office:value-type="float" office:value="229.266619942565">
            <text:p>229.2666199426</text:p>
          </table:table-cell>
          <table:table-cell office:value-type="float" office:value="390.30720328568">
            <text:p>390.30720328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63.9982060556854">
            <text:p>-63.998206055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5.44286101401">
            <text:p>-155.4428610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7.482049439541">
            <text:p>-207.48204943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7.482049439541">
            <text:p>-207.48204943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000000000">
            <text:p>1.30E+010</text:p>
          </table:table-cell>
          <table:table-cell table:style-name="ce5" table:formula="of:=[.A104]*0.000000001" office:value-type="float" office:value="13">
            <text:p>13</text:p>
          </table:table-cell>
          <table:table-cell table:formula="of:=2*4*ATAN(1)*[.A104]*SQRT(0.0000004*4*ATAN(1)*0.0000000000088541878176)" office:value-type="float" office:value="272.459852853405">
            <text:p>272.45985285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10244917266266">
            <text:p>-0.0110244917</text:p>
          </table:table-cell>
          <table:table-cell office:value-type="float" office:value="235.356313364094">
            <text:p>235.3563133641</text:p>
          </table:table-cell>
          <table:table-cell office:value-type="float" office:value="387.663318949805">
            <text:p>387.66331894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5.5859404526133">
            <text:p>-35.58594045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46.058453434821">
            <text:p>-146.05845343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0.547724043887">
            <text:p>-200.547724043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0.547724043887">
            <text:p>-200.547724043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250000000">
            <text:p>1.33E+010</text:p>
          </table:table-cell>
          <table:table-cell table:style-name="ce5" table:formula="of:=[.A105]*0.000000001" office:value-type="float" office:value="13.25">
            <text:p>13.25</text:p>
          </table:table-cell>
          <table:table-cell table:formula="of:=2*4*ATAN(1)*[.A105]*SQRT(0.0000004*4*ATAN(1)*0.0000000000088541878176)" office:value-type="float" office:value="277.699465408278">
            <text:p>277.69946540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9835267606531">
            <text:p>-0.0109835268</text:p>
          </table:table-cell>
          <table:table-cell office:value-type="float" office:value="241.406183608632">
            <text:p>241.4061836086</text:p>
          </table:table-cell>
          <table:table-cell office:value-type="float" office:value="385.216337553505">
            <text:p>385.21633755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101253593974001">
            <text:p>-0.101253594</text:p>
          </table:table-cell>
          <table:table-cell office:value-type="float" office:value="40.2242723520281">
            <text:p>40.2242723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35.826067364202">
            <text:p>-135.826067364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3.222768780069">
            <text:p>-193.2227687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3.222768780069">
            <text:p>-193.2227687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500000000">
            <text:p>1.35E+010</text:p>
          </table:table-cell>
          <table:table-cell table:style-name="ce5" table:formula="of:=[.A106]*0.000000001" office:value-type="float" office:value="13.5">
            <text:p>13.5</text:p>
          </table:table-cell>
          <table:table-cell table:formula="of:=2*4*ATAN(1)*[.A106]*SQRT(0.0000004*4*ATAN(1)*0.0000000000088541878176)" office:value-type="float" office:value="282.939077963151">
            <text:p>282.93907796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9490586964371">
            <text:p>-0.0109490587</text:p>
          </table:table-cell>
          <table:table-cell office:value-type="float" office:value="247.419151951359">
            <text:p>247.4191519514</text:p>
          </table:table-cell>
          <table:table-cell office:value-type="float" office:value="382.946111904403">
            <text:p>382.9461119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60987831523958">
            <text:p>-0.0609878315</text:p>
          </table:table-cell>
          <table:table-cell office:value-type="float" office:value="67.5076540408213">
            <text:p>67.50765404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4.53685923364">
            <text:p>-124.536859233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5.460904524892">
            <text:p>-185.46090452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5.460904524892">
            <text:p>-185.46090452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750000000">
            <text:p>1.38E+010</text:p>
          </table:table-cell>
          <table:table-cell table:style-name="ce5" table:formula="of:=[.A107]*0.000000001" office:value-type="float" office:value="13.75">
            <text:p>13.75</text:p>
          </table:table-cell>
          <table:table-cell table:formula="of:=2*4*ATAN(1)*[.A107]*SQRT(0.0000004*4*ATAN(1)*0.0000000000088541878176)" office:value-type="float" office:value="288.178690518024">
            <text:p>288.1786905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9204526037588">
            <text:p>-0.0109204526</text:p>
          </table:table-cell>
          <table:table-cell office:value-type="float" office:value="253.397845381276">
            <text:p>253.3978453813</text:p>
          </table:table-cell>
          <table:table-cell office:value-type="float" office:value="380.835118953857">
            <text:p>380.83511895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479001619304055">
            <text:p>-0.0479001619</text:p>
          </table:table-cell>
          <table:table-cell office:value-type="float" office:value="86.8994513540701">
            <text:p>86.89945135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1.871345822942">
            <text:p>-111.87134582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77.204728536368">
            <text:p>-177.20472853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77.204728536368">
            <text:p>-177.20472853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000000000">
            <text:p>1.40E+010</text:p>
          </table:table-cell>
          <table:table-cell table:style-name="ce5" table:formula="of:=[.A108]*0.000000001" office:value-type="float" office:value="14">
            <text:p>14</text:p>
          </table:table-cell>
          <table:table-cell table:formula="of:=2*4*ATAN(1)*[.A108]*SQRT(0.0000004*4*ATAN(1)*0.0000000000088541878176)" office:value-type="float" office:value="293.418303072898">
            <text:p>293.4183030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8971509576304">
            <text:p>-0.010897151</text:p>
          </table:table-cell>
          <table:table-cell office:value-type="float" office:value="259.344634336464">
            <text:p>259.3446343365</text:p>
          </table:table-cell>
          <table:table-cell office:value-type="float" office:value="378.868046288266">
            <text:p>378.86804628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408789560497429">
            <text:p>-0.040878956</text:p>
          </table:table-cell>
          <table:table-cell office:value-type="float" office:value="102.959632676499">
            <text:p>102.95963267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7.2935080105307">
            <text:p>-97.29350801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8.381544417453">
            <text:p>-168.38154441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8.381544417453">
            <text:p>-168.38154441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250000000">
            <text:p>1.43E+010</text:p>
          </table:table-cell>
          <table:table-cell table:style-name="ce5" table:formula="of:=[.A109]*0.000000001" office:value-type="float" office:value="14.25">
            <text:p>14.25</text:p>
          </table:table-cell>
          <table:table-cell table:formula="of:=2*4*ATAN(1)*[.A109]*SQRT(0.0000004*4*ATAN(1)*0.0000000000088541878176)" office:value-type="float" office:value="298.657915627771">
            <text:p>298.6579156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8786621353167">
            <text:p>-0.0108786621</text:p>
          </table:table-cell>
          <table:table-cell office:value-type="float" office:value="265.261664584337">
            <text:p>265.2616645843</text:p>
          </table:table-cell>
          <table:table-cell office:value-type="float" office:value="377.031454662287">
            <text:p>377.03145466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36357433612317">
            <text:p>-0.0363574336</text:p>
          </table:table-cell>
          <table:table-cell office:value-type="float" office:value="117.067490362691">
            <text:p>117.06749036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9.7616158440635">
            <text:p>-79.761615844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8.896926217808">
            <text:p>-158.89692621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8.896926217808">
            <text:p>-158.896926217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500000000">
            <text:p>1.45E+010</text:p>
          </table:table-cell>
          <table:table-cell table:style-name="ce5" table:formula="of:=[.A110]*0.000000001" office:value-type="float" office:value="14.5">
            <text:p>14.5</text:p>
          </table:table-cell>
          <table:table-cell table:formula="of:=2*4*ATAN(1)*[.A110]*SQRT(0.0000004*4*ATAN(1)*0.0000000000088541878176)" office:value-type="float" office:value="303.897528182644">
            <text:p>303.89752818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8645509248207">
            <text:p>-0.0108645509</text:p>
          </table:table-cell>
          <table:table-cell office:value-type="float" office:value="271.15088430741">
            <text:p>271.1508843074</text:p>
          </table:table-cell>
          <table:table-cell office:value-type="float" office:value="375.313500681666">
            <text:p>375.31350068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331481449908534">
            <text:p>-0.033148145</text:p>
          </table:table-cell>
          <table:table-cell office:value-type="float" office:value="129.860881956254">
            <text:p>129.860881956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6.5938512509854">
            <text:p>-56.5938512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48.624297471276">
            <text:p>-148.624297471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48.624297471276">
            <text:p>-148.624297471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750000000">
            <text:p>1.48E+010</text:p>
          </table:table-cell>
          <table:table-cell table:style-name="ce5" table:formula="of:=[.A111]*0.000000001" office:value-type="float" office:value="14.75">
            <text:p>14.75</text:p>
          </table:table-cell>
          <table:table-cell table:formula="of:=2*4*ATAN(1)*[.A111]*SQRT(0.0000004*4*ATAN(1)*0.0000000000088541878176)" office:value-type="float" office:value="309.137140737517">
            <text:p>309.1371407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8544306425602">
            <text:p>-0.0108544306</text:p>
          </table:table-cell>
          <table:table-cell office:value-type="float" office:value="277.014067236713">
            <text:p>277.0140672367</text:p>
          </table:table-cell>
          <table:table-cell office:value-type="float" office:value="373.703707443329">
            <text:p>373.70370744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307275570551246">
            <text:p>-0.0307275571</text:p>
          </table:table-cell>
          <table:table-cell office:value-type="float" office:value="141.696295113145">
            <text:p>141.6962951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.44826875271825">
            <text:p>-1.4482687527</text:p>
          </table:table-cell>
          <table:table-cell office:value-type="float" office:value="3.33577381076913">
            <text:p>3.3357738108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7.387009620615">
            <text:p>-137.38700962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7.387009620615">
            <text:p>-137.38700962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5000000000">
            <text:p>1.50E+010</text:p>
          </table:table-cell>
          <table:table-cell table:style-name="ce5" table:formula="of:=[.A112]*0.000000001" office:value-type="float" office:value="15">
            <text:p>15</text:p>
          </table:table-cell>
          <table:table-cell table:formula="of:=2*4*ATAN(1)*[.A112]*SQRT(0.0000004*4*ATAN(1)*0.0000000000088541878176)" office:value-type="float" office:value="314.37675329239">
            <text:p>314.37675329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08479565479941">
            <text:p>-0.0108479565</text:p>
          </table:table-cell>
          <table:table-cell office:value-type="float" office:value="282.852832506693">
            <text:p>282.8528325067</text:p>
          </table:table-cell>
          <table:table-cell office:value-type="float" office:value="372.192773695471">
            <text:p>372.19277369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0.0288243037119509">
            <text:p>-0.0288243037</text:p>
          </table:table-cell>
          <table:table-cell office:value-type="float" office:value="152.796503424734">
            <text:p>152.796503424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085161918061958">
            <text:p>-0.0851619181</text:p>
          </table:table-cell>
          <table:table-cell office:value-type="float" office:value="57.2717975704441">
            <text:p>57.271797570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24.925013517956">
            <text:p>-124.9250135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24.925013517956">
            <text:p>-124.9250135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eta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requency, GHz</text:p>
          </table:table-cell>
          <table:table-cell table:number-columns-repeated="3"/>
          <table:table-cell office:value-type="string">
            <text:p>Mode 1</text:p>
          </table:table-cell>
          <table:table-cell table:number-columns-repeated="1018"/>
        </table:table-row>
        <table:table-row table:style-name="ro1">
          <table:table-cell table:style-name="ce4" office:value-type="float" office:value="6750000000">
            <text:p>6.75E+009</text:p>
          </table:table-cell>
          <table:table-cell table:style-name="ce5" table:formula="of:=[.A116]*0.000000001" office:value-type="float" office:value="6.75">
            <text:p>6.75</text:p>
          </table:table-cell>
          <table:table-cell table:number-columns-repeated="3"/>
          <table:table-cell table:formula="of:=[.G79]/[.C79]" office:value-type="float" office:value="0.238594309866285">
            <text:p>0.2385943099</text:p>
          </table:table-cell>
          <table:table-cell table:number-columns-repeated="1018"/>
        </table:table-row>
        <table:table-row table:style-name="ro1">
          <table:table-cell table:style-name="ce4" office:value-type="float" office:value="7000000000">
            <text:p>7.00E+009</text:p>
          </table:table-cell>
          <table:table-cell table:style-name="ce5" table:formula="of:=[.A117]*0.000000001" office:value-type="float" office:value="7">
            <text:p>7</text:p>
          </table:table-cell>
          <table:table-cell table:number-columns-repeated="3"/>
          <table:table-cell table:formula="of:=[.G80]/[.C80]" office:value-type="float" office:value="0.350897103548851">
            <text:p>0.3508971035</text:p>
          </table:table-cell>
          <table:table-cell table:number-columns-repeated="1018"/>
        </table:table-row>
        <table:table-row table:style-name="ro1">
          <table:table-cell table:style-name="ce4" office:value-type="float" office:value="7250000000">
            <text:p>7.25E+009</text:p>
          </table:table-cell>
          <table:table-cell table:style-name="ce5" table:formula="of:=[.A118]*0.000000001" office:value-type="float" office:value="7.25">
            <text:p>7.25</text:p>
          </table:table-cell>
          <table:table-cell table:number-columns-repeated="3"/>
          <table:table-cell table:formula="of:=[.G81]/[.C81]" office:value-type="float" office:value="0.427317993446155">
            <text:p>0.4273179934</text:p>
          </table:table-cell>
          <table:table-cell table:number-columns-repeated="1018"/>
        </table:table-row>
        <table:table-row table:style-name="ro1">
          <table:table-cell table:style-name="ce4" office:value-type="float" office:value="7500000000">
            <text:p>7.50E+009</text:p>
          </table:table-cell>
          <table:table-cell table:style-name="ce5" table:formula="of:=[.A119]*0.000000001" office:value-type="float" office:value="7.5">
            <text:p>7.5</text:p>
          </table:table-cell>
          <table:table-cell table:number-columns-repeated="3"/>
          <table:table-cell table:formula="of:=[.G82]/[.C82]" office:value-type="float" office:value="0.486029904643183">
            <text:p>0.4860299046</text:p>
          </table:table-cell>
          <table:table-cell table:number-columns-repeated="1018"/>
        </table:table-row>
        <table:table-row table:style-name="ro1">
          <table:table-cell table:style-name="ce4" office:value-type="float" office:value="7750000000">
            <text:p>7.75E+009</text:p>
          </table:table-cell>
          <table:table-cell table:style-name="ce5" table:formula="of:=[.A120]*0.000000001" office:value-type="float" office:value="7.75">
            <text:p>7.75</text:p>
          </table:table-cell>
          <table:table-cell table:number-columns-repeated="3"/>
          <table:table-cell table:formula="of:=[.G83]/[.C83]" office:value-type="float" office:value="0.5336142657253">
            <text:p>0.5336142657</text:p>
          </table:table-cell>
          <table:table-cell table:number-columns-repeated="1018"/>
        </table:table-row>
        <table:table-row table:style-name="ro1">
          <table:table-cell table:style-name="ce4" office:value-type="float" office:value="8000000000">
            <text:p>8.00E+009</text:p>
          </table:table-cell>
          <table:table-cell table:style-name="ce5" table:formula="of:=[.A121]*0.000000001" office:value-type="float" office:value="8">
            <text:p>8</text:p>
          </table:table-cell>
          <table:table-cell table:number-columns-repeated="3"/>
          <table:table-cell table:formula="of:=[.G84]/[.C84]" office:value-type="float" office:value="0.573398722621715">
            <text:p>0.5733987226</text:p>
          </table:table-cell>
          <table:table-cell table:number-columns-repeated="1018"/>
        </table:table-row>
        <table:table-row table:style-name="ro1">
          <table:table-cell table:style-name="ce4" office:value-type="float" office:value="8250000000">
            <text:p>8.25E+009</text:p>
          </table:table-cell>
          <table:table-cell table:style-name="ce5" table:formula="of:=[.A122]*0.000000001" office:value-type="float" office:value="8.25">
            <text:p>8.25</text:p>
          </table:table-cell>
          <table:table-cell table:number-columns-repeated="3"/>
          <table:table-cell table:formula="of:=[.G85]/[.C85]" office:value-type="float" office:value="0.607359185603331">
            <text:p>0.6073591856</text:p>
          </table:table-cell>
          <table:table-cell table:number-columns-repeated="1018"/>
        </table:table-row>
        <table:table-row table:style-name="ro1">
          <table:table-cell table:style-name="ce4" office:value-type="float" office:value="8500000000">
            <text:p>8.50E+009</text:p>
          </table:table-cell>
          <table:table-cell table:style-name="ce5" table:formula="of:=[.A123]*0.000000001" office:value-type="float" office:value="8.5">
            <text:p>8.5</text:p>
          </table:table-cell>
          <table:table-cell table:number-columns-repeated="3"/>
          <table:table-cell table:formula="of:=[.G86]/[.C86]" office:value-type="float" office:value="0.636787570155136">
            <text:p>0.6367875702</text:p>
          </table:table-cell>
          <table:table-cell table:number-columns-repeated="1018"/>
        </table:table-row>
        <table:table-row table:style-name="ro1">
          <table:table-cell table:style-name="ce4" office:value-type="float" office:value="8750000000">
            <text:p>8.75E+009</text:p>
          </table:table-cell>
          <table:table-cell table:style-name="ce5" table:formula="of:=[.A124]*0.000000001" office:value-type="float" office:value="8.75">
            <text:p>8.75</text:p>
          </table:table-cell>
          <table:table-cell table:number-columns-repeated="3"/>
          <table:table-cell table:formula="of:=[.G87]/[.C87]" office:value-type="float" office:value="0.662584649277768">
            <text:p>0.6625846493</text:p>
          </table:table-cell>
          <table:table-cell table:number-columns-repeated="1018"/>
        </table:table-row>
        <table:table-row table:style-name="ro1">
          <table:table-cell table:style-name="ce4" office:value-type="float" office:value="9000000000">
            <text:p>9.00E+009</text:p>
          </table:table-cell>
          <table:table-cell table:style-name="ce5" table:formula="of:=[.A125]*0.000000001" office:value-type="float" office:value="9">
            <text:p>9</text:p>
          </table:table-cell>
          <table:table-cell table:number-columns-repeated="3"/>
          <table:table-cell table:formula="of:=[.G88]/[.C88]" office:value-type="float" office:value="0.685407962562497">
            <text:p>0.6854079626</text:p>
          </table:table-cell>
          <table:table-cell table:number-columns-repeated="1018"/>
        </table:table-row>
        <table:table-row table:style-name="ro1">
          <table:table-cell table:style-name="ce4" office:value-type="float" office:value="9250000000">
            <text:p>9.25E+009</text:p>
          </table:table-cell>
          <table:table-cell table:style-name="ce5" table:formula="of:=[.A126]*0.000000001" office:value-type="float" office:value="9.25">
            <text:p>9.25</text:p>
          </table:table-cell>
          <table:table-cell table:number-columns-repeated="3"/>
          <table:table-cell table:formula="of:=[.G89]/[.C89]" office:value-type="float" office:value="0.705754268805864">
            <text:p>0.7057542688</text:p>
          </table:table-cell>
          <table:table-cell table:number-columns-repeated="1018"/>
        </table:table-row>
        <table:table-row table:style-name="ro1">
          <table:table-cell table:style-name="ce4" office:value-type="float" office:value="9500000000">
            <text:p>9.50E+009</text:p>
          </table:table-cell>
          <table:table-cell table:style-name="ce5" table:formula="of:=[.A127]*0.000000001" office:value-type="float" office:value="9.5">
            <text:p>9.5</text:p>
          </table:table-cell>
          <table:table-cell table:number-columns-repeated="3"/>
          <table:table-cell table:formula="of:=[.G90]/[.C90]" office:value-type="float" office:value="0.72400899955128">
            <text:p>0.7240089996</text:p>
          </table:table-cell>
          <table:table-cell table:number-columns-repeated="1018"/>
        </table:table-row>
        <table:table-row table:style-name="ro1">
          <table:table-cell table:style-name="ce4" office:value-type="float" office:value="9750000000">
            <text:p>9.75E+009</text:p>
          </table:table-cell>
          <table:table-cell table:style-name="ce5" table:formula="of:=[.A128]*0.000000001" office:value-type="float" office:value="9.75">
            <text:p>9.75</text:p>
          </table:table-cell>
          <table:table-cell table:number-columns-repeated="3"/>
          <table:table-cell table:formula="of:=[.G91]/[.C91]" office:value-type="float" office:value="0.740477643788901">
            <text:p>0.7404776438</text:p>
          </table:table-cell>
          <table:table-cell table:number-columns-repeated="1018"/>
        </table:table-row>
        <table:table-row table:style-name="ro1">
          <table:table-cell table:style-name="ce4" office:value-type="float" office:value="10000000000">
            <text:p>1.00E+010</text:p>
          </table:table-cell>
          <table:table-cell table:style-name="ce5" table:formula="of:=[.A129]*0.000000001" office:value-type="float" office:value="10">
            <text:p>10</text:p>
          </table:table-cell>
          <table:table-cell table:number-columns-repeated="3"/>
          <table:table-cell table:formula="of:=[.G92]/[.C92]" office:value-type="float" office:value="0.755406579840751">
            <text:p>0.7554065798</text:p>
          </table:table-cell>
          <table:table-cell table:number-columns-repeated="1018"/>
        </table:table-row>
        <table:table-row table:style-name="ro1">
          <table:table-cell table:style-name="ce4" office:value-type="float" office:value="10250000000">
            <text:p>1.03E+010</text:p>
          </table:table-cell>
          <table:table-cell table:style-name="ce5" table:formula="of:=[.A130]*0.000000001" office:value-type="float" office:value="10.25">
            <text:p>10.25</text:p>
          </table:table-cell>
          <table:table-cell table:number-columns-repeated="3"/>
          <table:table-cell table:formula="of:=[.G93]/[.C93]" office:value-type="float" office:value="0.76899741638379">
            <text:p>0.7689974164</text:p>
          </table:table-cell>
          <table:table-cell table:number-columns-repeated="1018"/>
        </table:table-row>
        <table:table-row table:style-name="ro1">
          <table:table-cell table:style-name="ce4" office:value-type="float" office:value="10500000000">
            <text:p>1.05E+010</text:p>
          </table:table-cell>
          <table:table-cell table:style-name="ce5" table:formula="of:=[.A131]*0.000000001" office:value-type="float" office:value="10.5">
            <text:p>10.5</text:p>
          </table:table-cell>
          <table:table-cell table:number-columns-repeated="3"/>
          <table:table-cell table:formula="of:=[.G94]/[.C94]" office:value-type="float" office:value="0.781417167652314">
            <text:p>0.7814171677</text:p>
          </table:table-cell>
          <table:table-cell table:number-columns-repeated="1018"/>
        </table:table-row>
        <table:table-row table:style-name="ro1">
          <table:table-cell table:style-name="ce4" office:value-type="float" office:value="10750000000">
            <text:p>1.08E+010</text:p>
          </table:table-cell>
          <table:table-cell table:style-name="ce5" table:formula="of:=[.A132]*0.000000001" office:value-type="float" office:value="10.75">
            <text:p>10.75</text:p>
          </table:table-cell>
          <table:table-cell table:number-columns-repeated="3"/>
          <table:table-cell table:formula="of:=[.G95]/[.C95]" office:value-type="float" office:value="0.792805658405204">
            <text:p>0.7928056584</text:p>
          </table:table-cell>
          <table:table-cell table:number-columns-repeated="1018"/>
        </table:table-row>
        <table:table-row table:style-name="ro1">
          <table:table-cell table:style-name="ce4" office:value-type="float" office:value="11000000000">
            <text:p>1.10E+010</text:p>
          </table:table-cell>
          <table:table-cell table:style-name="ce5" table:formula="of:=[.A133]*0.000000001" office:value-type="float" office:value="11">
            <text:p>11</text:p>
          </table:table-cell>
          <table:table-cell table:number-columns-repeated="3"/>
          <table:table-cell table:formula="of:=[.G96]/[.C96]" office:value-type="float" office:value="0.803281030486478">
            <text:p>0.8032810305</text:p>
          </table:table-cell>
          <table:table-cell table:number-columns-repeated="1018"/>
        </table:table-row>
        <table:table-row table:style-name="ro1">
          <table:table-cell table:style-name="ce4" office:value-type="float" office:value="11250000000">
            <text:p>1.13E+010</text:p>
          </table:table-cell>
          <table:table-cell table:style-name="ce5" table:formula="of:=[.A134]*0.000000001" office:value-type="float" office:value="11.25">
            <text:p>11.25</text:p>
          </table:table-cell>
          <table:table-cell table:number-columns-repeated="3"/>
          <table:table-cell table:formula="of:=[.G97]/[.C97]" office:value-type="float" office:value="0.812943914481316">
            <text:p>0.8129439145</text:p>
          </table:table-cell>
          <table:table-cell table:number-columns-repeated="1018"/>
        </table:table-row>
        <table:table-row table:style-name="ro1">
          <table:table-cell table:style-name="ce4" office:value-type="float" office:value="11500000000">
            <text:p>1.15E+010</text:p>
          </table:table-cell>
          <table:table-cell table:style-name="ce5" table:formula="of:=[.A135]*0.000000001" office:value-type="float" office:value="11.5">
            <text:p>11.5</text:p>
          </table:table-cell>
          <table:table-cell table:number-columns-repeated="3"/>
          <table:table-cell table:formula="of:=[.G98]/[.C98]" office:value-type="float" office:value="0.821880641538124">
            <text:p>0.8218806415</text:p>
          </table:table-cell>
          <table:table-cell table:number-columns-repeated="1018"/>
        </table:table-row>
        <table:table-row table:style-name="ro1">
          <table:table-cell table:style-name="ce4" office:value-type="float" office:value="11750000000">
            <text:p>1.18E+010</text:p>
          </table:table-cell>
          <table:table-cell table:style-name="ce5" table:formula="of:=[.A136]*0.000000001" office:value-type="float" office:value="11.75">
            <text:p>11.75</text:p>
          </table:table-cell>
          <table:table-cell table:number-columns-repeated="3"/>
          <table:table-cell table:formula="of:=[.G99]/[.C99]" office:value-type="float" office:value="0.83016575147061">
            <text:p>0.8301657515</text:p>
          </table:table-cell>
          <table:table-cell table:number-columns-repeated="1018"/>
        </table:table-row>
        <table:table-row table:style-name="ro1">
          <table:table-cell table:style-name="ce4" office:value-type="float" office:value="12000000000">
            <text:p>1.20E+010</text:p>
          </table:table-cell>
          <table:table-cell table:style-name="ce5" table:formula="of:=[.A137]*0.000000001" office:value-type="float" office:value="12">
            <text:p>12</text:p>
          </table:table-cell>
          <table:table-cell table:number-columns-repeated="3"/>
          <table:table-cell table:formula="of:=[.G100]/[.C100]" office:value-type="float" office:value="0.837863975994038">
            <text:p>0.837863976</text:p>
          </table:table-cell>
          <table:table-cell table:number-columns-repeated="1018"/>
        </table:table-row>
        <table:table-row table:style-name="ro1">
          <table:table-cell table:style-name="ce4" office:value-type="float" office:value="12250000000">
            <text:p>1.23E+010</text:p>
          </table:table-cell>
          <table:table-cell table:style-name="ce5" table:formula="of:=[.A138]*0.000000001" office:value-type="float" office:value="12.25">
            <text:p>12.25</text:p>
          </table:table-cell>
          <table:table-cell table:number-columns-repeated="3"/>
          <table:table-cell table:formula="of:=[.G101]/[.C101]" office:value-type="float" office:value="0.845031824499897">
            <text:p>0.8450318245</text:p>
          </table:table-cell>
          <table:table-cell table:number-columns-repeated="1018"/>
        </table:table-row>
        <table:table-row table:style-name="ro1">
          <table:table-cell table:style-name="ce4" office:value-type="float" office:value="12500000000">
            <text:p>1.25E+010</text:p>
          </table:table-cell>
          <table:table-cell table:style-name="ce5" table:formula="of:=[.A139]*0.000000001" office:value-type="float" office:value="12.5">
            <text:p>12.5</text:p>
          </table:table-cell>
          <table:table-cell table:number-columns-repeated="3"/>
          <table:table-cell table:formula="of:=[.G102]/[.C102]" office:value-type="float" office:value="0.851718864740407">
            <text:p>0.8517188647</text:p>
          </table:table-cell>
          <table:table-cell table:number-columns-repeated="1018"/>
        </table:table-row>
        <table:table-row table:style-name="ro1">
          <table:table-cell table:style-name="ce4" office:value-type="float" office:value="12750000000">
            <text:p>1.28E+010</text:p>
          </table:table-cell>
          <table:table-cell table:style-name="ce5" table:formula="of:=[.A140]*0.000000001" office:value-type="float" office:value="12.75">
            <text:p>12.75</text:p>
          </table:table-cell>
          <table:table-cell table:number-columns-repeated="3"/>
          <table:table-cell table:formula="of:=[.G103]/[.C103]" office:value-type="float" office:value="0.85796876646183">
            <text:p>0.8579687665</text:p>
          </table:table-cell>
          <table:table-cell table:number-columns-repeated="1018"/>
        </table:table-row>
        <table:table-row table:style-name="ro1">
          <table:table-cell table:style-name="ce4" office:value-type="float" office:value="13000000000">
            <text:p>1.30E+010</text:p>
          </table:table-cell>
          <table:table-cell table:style-name="ce5" table:formula="of:=[.A141]*0.000000001" office:value-type="float" office:value="13">
            <text:p>13</text:p>
          </table:table-cell>
          <table:table-cell table:number-columns-repeated="3"/>
          <table:table-cell table:formula="of:=[.G104]/[.C104]" office:value-type="float" office:value="0.863820158820704">
            <text:p>0.8638201588</text:p>
          </table:table-cell>
          <table:table-cell table:number-columns-repeated="1018"/>
        </table:table-row>
        <table:table-row table:style-name="ro1">
          <table:table-cell table:style-name="ce4" office:value-type="float" office:value="13250000000">
            <text:p>1.33E+010</text:p>
          </table:table-cell>
          <table:table-cell table:style-name="ce5" table:formula="of:=[.A142]*0.000000001" office:value-type="float" office:value="13.25">
            <text:p>13.25</text:p>
          </table:table-cell>
          <table:table-cell table:number-columns-repeated="3"/>
          <table:table-cell table:formula="of:=[.G105]/[.C105]" office:value-type="float" office:value="0.869307340054518">
            <text:p>0.8693073401</text:p>
          </table:table-cell>
          <table:table-cell table:number-columns-repeated="1018"/>
        </table:table-row>
        <table:table-row table:style-name="ro1">
          <table:table-cell table:style-name="ce4" office:value-type="float" office:value="13500000000">
            <text:p>1.35E+010</text:p>
          </table:table-cell>
          <table:table-cell table:style-name="ce5" table:formula="of:=[.A143]*0.000000001" office:value-type="float" office:value="13.5">
            <text:p>13.5</text:p>
          </table:table-cell>
          <table:table-cell table:number-columns-repeated="3"/>
          <table:table-cell table:formula="of:=[.G106]/[.C106]" office:value-type="float" office:value="0.874460868864434">
            <text:p>0.8744608689</text:p>
          </table:table-cell>
          <table:table-cell table:number-columns-repeated="1018"/>
        </table:table-row>
        <table:table-row table:style-name="ro1">
          <table:table-cell table:style-name="ce4" office:value-type="float" office:value="13750000000">
            <text:p>1.38E+010</text:p>
          </table:table-cell>
          <table:table-cell table:style-name="ce5" table:formula="of:=[.A144]*0.000000001" office:value-type="float" office:value="13.75">
            <text:p>13.75</text:p>
          </table:table-cell>
          <table:table-cell table:number-columns-repeated="3"/>
          <table:table-cell table:formula="of:=[.G107]/[.C107]" office:value-type="float" office:value="0.87930806030721">
            <text:p>0.8793080603</text:p>
          </table:table-cell>
          <table:table-cell table:number-columns-repeated="1018"/>
        </table:table-row>
        <table:table-row table:style-name="ro1">
          <table:table-cell table:style-name="ce4" office:value-type="float" office:value="14000000000">
            <text:p>1.40E+010</text:p>
          </table:table-cell>
          <table:table-cell table:style-name="ce5" table:formula="of:=[.A145]*0.000000001" office:value-type="float" office:value="14">
            <text:p>14</text:p>
          </table:table-cell>
          <table:table-cell table:number-columns-repeated="3"/>
          <table:table-cell table:formula="of:=[.G108]/[.C108]" office:value-type="float" office:value="0.883873404011991">
            <text:p>0.883873404</text:p>
          </table:table-cell>
          <table:table-cell table:number-columns-repeated="1018"/>
        </table:table-row>
        <table:table-row table:style-name="ro1">
          <table:table-cell table:style-name="ce4" office:value-type="float" office:value="14250000000">
            <text:p>1.43E+010</text:p>
          </table:table-cell>
          <table:table-cell table:style-name="ce5" table:formula="of:=[.A146]*0.000000001" office:value-type="float" office:value="14.25">
            <text:p>14.25</text:p>
          </table:table-cell>
          <table:table-cell table:number-columns-repeated="3"/>
          <table:table-cell table:formula="of:=[.G109]/[.C109]" office:value-type="float" office:value="0.888178918769872">
            <text:p>0.8881789188</text:p>
          </table:table-cell>
          <table:table-cell table:number-columns-repeated="1018"/>
        </table:table-row>
        <table:table-row table:style-name="ro1">
          <table:table-cell table:style-name="ce4" office:value-type="float" office:value="14500000000">
            <text:p>1.45E+010</text:p>
          </table:table-cell>
          <table:table-cell table:style-name="ce5" table:formula="of:=[.A147]*0.000000001" office:value-type="float" office:value="14.5">
            <text:p>14.5</text:p>
          </table:table-cell>
          <table:table-cell table:number-columns-repeated="3"/>
          <table:table-cell table:formula="of:=[.G110]/[.C110]" office:value-type="float" office:value="0.892244454665149">
            <text:p>0.8922444547</text:p>
          </table:table-cell>
          <table:table-cell table:number-columns-repeated="1018"/>
        </table:table-row>
        <table:table-row table:style-name="ro1">
          <table:table-cell table:style-name="ce4" office:value-type="float" office:value="14750000000">
            <text:p>1.48E+010</text:p>
          </table:table-cell>
          <table:table-cell table:style-name="ce5" table:formula="of:=[.A148]*0.000000001" office:value-type="float" office:value="14.75">
            <text:p>14.75</text:p>
          </table:table-cell>
          <table:table-cell table:number-columns-repeated="3"/>
          <table:table-cell table:formula="of:=[.G111]/[.C111]" office:value-type="float" office:value="0.896087951696237">
            <text:p>0.8960879517</text:p>
          </table:table-cell>
          <table:table-cell table:number-columns-repeated="1018"/>
        </table:table-row>
        <table:table-row table:style-name="ro1">
          <table:table-cell table:style-name="ce4" office:value-type="float" office:value="15000000000">
            <text:p>1.50E+010</text:p>
          </table:table-cell>
          <table:table-cell table:style-name="ce5" table:formula="of:=[.A149]*0.000000001" office:value-type="float" office:value="15">
            <text:p>15</text:p>
          </table:table-cell>
          <table:table-cell table:number-columns-repeated="3"/>
          <table:table-cell table:formula="of:=[.G112]/[.C112]" office:value-type="float" office:value="0.899725662105881">
            <text:p>0.899725662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beta</text:p>
          </table:table-cell>
          <table:table-cell table:number-columns-repeated="2"/>
          <table:table-cell office:value-type="string">
            <text:p>alpha</text:p>
          </table:table-cell>
          <table:table-cell table:number-columns-repeated="1014"/>
        </table:table-row>
        <table:table-row table:style-name="ro1">
          <table:table-cell office:value-type="string">
            <text:p>error</text:p>
          </table:table-cell>
          <table:table-cell office:value-type="string">
            <text:p>Frequency, GHz</text:p>
          </table:table-cell>
          <table:table-cell table:number-columns-repeated="4"/>
          <table:table-cell office:value-type="string">
            <text:p>Mode 1</text:p>
          </table:table-cell>
          <table:table-cell table:number-columns-repeated="2"/>
          <table:table-cell office:value-type="string">
            <text:p>Mode 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6]" office:value-type="float" office:value="6.75">
            <text:p>6.75</text:p>
          </table:table-cell>
          <table:table-cell table:number-columns-repeated="3"/>
          <table:table-cell table:formula="of:=([.F116]-[.M40])/[.F116]" office:value-type="float" office:value="0.0000000000008817782087275">
            <text:p>8.817782087275E-013</text:p>
          </table:table-cell>
          <table:table-cell table:formula="of:=LOG10(ABS([.F154]))" office:value-type="float" office:value="-12.0546406380413">
            <text:p>-12.054640638</text:p>
          </table:table-cell>
          <table:table-cell/>
          <table:table-cell table:formula="of:=([.F79]-[.L40])/[.F79]" office:value-type="float" office:value="-0.0000000017947005354272">
            <text:p>-1.7947005354272E-009</text:p>
          </table:table-cell>
          <table:table-cell table:formula="of:=LOG10(ABS([.I154]))" office:value-type="float" office:value="-8.7460080076213">
            <text:p>-8.746008007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7]" office:value-type="float" office:value="7">
            <text:p>7</text:p>
          </table:table-cell>
          <table:table-cell table:number-columns-repeated="3"/>
          <table:table-cell table:formula="of:=([.F117]-[.M41])/[.F117]" office:value-type="float" office:value="0.000000000000345978597471835">
            <text:p>3.45978597471835E-013</text:p>
          </table:table-cell>
          <table:table-cell table:formula="of:=LOG10(ABS([.F155]))" office:value-type="float" office:value="-12.4609507661996">
            <text:p>-12.4609507662</text:p>
          </table:table-cell>
          <table:table-cell/>
          <table:table-cell table:formula="of:=([.F80]-[.L41])/[.F80]" office:value-type="float" office:value="-0.0000000014230506136231">
            <text:p>-1.4230506136231E-009</text:p>
          </table:table-cell>
          <table:table-cell table:formula="of:=LOG10(ABS([.I155]))" office:value-type="float" office:value="-8.84677965309469">
            <text:p>-8.846779653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8]" office:value-type="float" office:value="7.25">
            <text:p>7.25</text:p>
          </table:table-cell>
          <table:table-cell table:number-columns-repeated="3"/>
          <table:table-cell table:formula="of:=([.F118]-[.M42])/[.F118]" office:value-type="float" office:value="0.00000000000037464876884741">
            <text:p>3.7464876884741E-013</text:p>
          </table:table-cell>
          <table:table-cell table:formula="of:=LOG10(ABS([.F156]))" office:value-type="float" office:value="-12.426375690221">
            <text:p>-12.4263756902</text:p>
          </table:table-cell>
          <table:table-cell/>
          <table:table-cell table:formula="of:=([.F81]-[.L42])/[.F81]" office:value-type="float" office:value="-0.00000000102958165472996">
            <text:p>-0.000000001</text:p>
          </table:table-cell>
          <table:table-cell table:formula="of:=LOG10(ABS([.I156]))" office:value-type="float" office:value="-8.98733920437147">
            <text:p>-8.9873392044</text:p>
          </table:table-cell>
          <table:table-cell table:number-columns-repeated="2"/>
          <table:table-cell>
            <draw:frame table:end-cell-address="Sheet1.Q180" table:end-x="0.7539in" table:end-y="0.1213in" draw:z-index="0" draw:style-name="gr1" draw:text-style-name="P1" svg:width="6in" svg:height="4in" svg:x="1.1118in" svg:y="0.1394in">
              <draw:object draw:notify-on-update-of-ranges="Sheet1.B4:Sheet1.B37 Sheet1.M2:Sheet1.M2 Sheet1.M4:Sheet1.M37 Sheet1.B4:Sheet1.B37 Sheet1.L2:Sheet1.L2 Sheet1.L4:Sheet1.L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/>
          <table:table-cell table:style-name="ce5" table:formula="of:=[.B119]" office:value-type="float" office:value="7.5">
            <text:p>7.5</text:p>
          </table:table-cell>
          <table:table-cell table:number-columns-repeated="3"/>
          <table:table-cell table:formula="of:=([.F119]-[.M43])/[.F119]" office:value-type="float" office:value="-0.0000000000000172462306451569">
            <text:p>-1.72462306451569E-014</text:p>
          </table:table-cell>
          <table:table-cell table:formula="of:=LOG10(ABS([.F157]))" office:value-type="float" office:value="-13.7633058100915">
            <text:p>-13.7633058101</text:p>
          </table:table-cell>
          <table:table-cell/>
          <table:table-cell table:formula="of:=([.F82]-[.L43])/[.F82]" office:value-type="float" office:value="-0.000000000697864740679858">
            <text:p>-6.97864740679858E-010</text:p>
          </table:table-cell>
          <table:table-cell table:formula="of:=LOG10(ABS([.I157]))" office:value-type="float" office:value="-9.15622874366435">
            <text:p>-9.156228743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0]" office:value-type="float" office:value="7.75">
            <text:p>7.75</text:p>
          </table:table-cell>
          <table:table-cell table:number-columns-repeated="3"/>
          <table:table-cell table:formula="of:=([.F120]-[.M44])/[.F120]" office:value-type="float" office:value="-0.0000000000000291280112678877">
            <text:p>-2.91280112678877E-014</text:p>
          </table:table-cell>
          <table:table-cell table:formula="of:=LOG10(ABS([.F158]))" office:value-type="float" office:value="-13.5356891660715">
            <text:p>-13.5356891661</text:p>
          </table:table-cell>
          <table:table-cell/>
          <table:table-cell table:formula="of:=([.F83]-[.L44])/[.F83]" office:value-type="float" office:value="-0.000000000343670788265104">
            <text:p>-3.43670788265104E-010</text:p>
          </table:table-cell>
          <table:table-cell table:formula="of:=LOG10(ABS([.I158]))" office:value-type="float" office:value="-9.46385738096847">
            <text:p>-9.46385738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1]" office:value-type="float" office:value="8">
            <text:p>8</text:p>
          </table:table-cell>
          <table:table-cell table:number-columns-repeated="3"/>
          <table:table-cell table:formula="of:=([.F121]-[.M45])/[.F121]" office:value-type="float" office:value="0.000000000000447265591237819">
            <text:p>4.47265591237819E-013</text:p>
          </table:table-cell>
          <table:table-cell table:formula="of:=LOG10(ABS([.F159]))" office:value-type="float" office:value="-12.349434511419">
            <text:p>-12.3494345114</text:p>
          </table:table-cell>
          <table:table-cell/>
          <table:table-cell table:formula="of:=([.F84]-[.L45])/[.F84]" office:value-type="float" office:value="-0.000000000958946749433568">
            <text:p>-0.000000001</text:p>
          </table:table-cell>
          <table:table-cell table:formula="of:=LOG10(ABS([.I159]))" office:value-type="float" office:value="-9.01820550864712">
            <text:p>-9.018205508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2]" office:value-type="float" office:value="8.25">
            <text:p>8.25</text:p>
          </table:table-cell>
          <table:table-cell table:number-columns-repeated="3"/>
          <table:table-cell table:formula="of:=([.F122]-[.M46])/[.F122]" office:value-type="float" office:value="-5.11826369409797E-015">
            <text:p>-5.11826369409797E-015</text:p>
          </table:table-cell>
          <table:table-cell table:formula="of:=LOG10(ABS([.F160]))" office:value-type="float" office:value="-14.2908773429229">
            <text:p>-14.2908773429</text:p>
          </table:table-cell>
          <table:table-cell/>
          <table:table-cell table:formula="of:=([.F85]-[.L46])/[.F85]" office:value-type="float" office:value="0.000000000304474314314291">
            <text:p>3.04474314314291E-010</text:p>
          </table:table-cell>
          <table:table-cell table:formula="of:=LOG10(ABS([.I160]))" office:value-type="float" office:value="-9.51644933890001">
            <text:p>-9.516449338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3]" office:value-type="float" office:value="8.5">
            <text:p>8.5</text:p>
          </table:table-cell>
          <table:table-cell table:number-columns-repeated="3"/>
          <table:table-cell table:formula="of:=([.F123]-[.M47])/[.F123]" office:value-type="float" office:value="0.000000000000145580138339723">
            <text:p>1.45580138339723E-013</text:p>
          </table:table-cell>
          <table:table-cell table:formula="of:=LOG10(ABS([.F161]))" office:value-type="float" office:value="-12.8368978722609">
            <text:p>-12.8368978723</text:p>
          </table:table-cell>
          <table:table-cell/>
          <table:table-cell table:formula="of:=([.F86]-[.L47])/[.F86]" office:value-type="float" office:value="0.000000000605771885047793">
            <text:p>6.05771885047793E-010</text:p>
          </table:table-cell>
          <table:table-cell table:formula="of:=LOG10(ABS([.I161]))" office:value-type="float" office:value="-9.21769088691592">
            <text:p>-9.217690886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4]" office:value-type="float" office:value="8.75">
            <text:p>8.75</text:p>
          </table:table-cell>
          <table:table-cell table:number-columns-repeated="3"/>
          <table:table-cell table:formula="of:=([.F124]-[.M48])/[.F124]" office:value-type="float" office:value="0.000000000000341988785241236">
            <text:p>3.41988785241236E-013</text:p>
          </table:table-cell>
          <table:table-cell table:formula="of:=LOG10(ABS([.F162]))" office:value-type="float" office:value="-12.4659881354284">
            <text:p>-12.4659881354</text:p>
          </table:table-cell>
          <table:table-cell/>
          <table:table-cell table:formula="of:=([.F87]-[.L48])/[.F87]" office:value-type="float" office:value="-0.000000000665062189852788">
            <text:p>-6.65062189852788E-010</text:p>
          </table:table-cell>
          <table:table-cell table:formula="of:=LOG10(ABS([.I162]))" office:value-type="float" office:value="-9.17713774199454">
            <text:p>-9.17713774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5]" office:value-type="float" office:value="9">
            <text:p>9</text:p>
          </table:table-cell>
          <table:table-cell table:number-columns-repeated="3"/>
          <table:table-cell table:formula="of:=([.F125]-[.M49])/[.F125]" office:value-type="float" office:value="0.000000000000370447995355206">
            <text:p>3.70447995355206E-013</text:p>
          </table:table-cell>
          <table:table-cell table:formula="of:=LOG10(ABS([.F163]))" office:value-type="float" office:value="-12.4312727510193">
            <text:p>-12.431272751</text:p>
          </table:table-cell>
          <table:table-cell/>
          <table:table-cell table:formula="of:=([.F88]-[.L49])/[.F88]" office:value-type="float" office:value="-0.000000000663272769055166">
            <text:p>-6.63272769055166E-010</text:p>
          </table:table-cell>
          <table:table-cell table:formula="of:=LOG10(ABS([.I163]))" office:value-type="float" office:value="-9.17830783247977">
            <text:p>-9.178307832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6]" office:value-type="float" office:value="9.25">
            <text:p>9.25</text:p>
          </table:table-cell>
          <table:table-cell table:number-columns-repeated="3"/>
          <table:table-cell table:formula="of:=([.F126]-[.M50])/[.F126]" office:value-type="float" office:value="0.000000000000532809442409449">
            <text:p>5.32809442409449E-013</text:p>
          </table:table-cell>
          <table:table-cell table:formula="of:=LOG10(ABS([.F164]))" office:value-type="float" office:value="-12.2734280872349">
            <text:p>-12.2734280872</text:p>
          </table:table-cell>
          <table:table-cell/>
          <table:table-cell table:formula="of:=([.F89]-[.L50])/[.F89]" office:value-type="float" office:value="-0.000000000030216852165579">
            <text:p>-3.0216852165579E-011</text:p>
          </table:table-cell>
          <table:table-cell table:formula="of:=LOG10(ABS([.I164]))" office:value-type="float" office:value="-10.5197507801798">
            <text:p>-10.519750780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7]" office:value-type="float" office:value="9.5">
            <text:p>9.5</text:p>
          </table:table-cell>
          <table:table-cell table:number-columns-repeated="3"/>
          <table:table-cell table:formula="of:=([.F127]-[.M51])/[.F127]" office:value-type="float" office:value="-0.000000000000025761761007477">
            <text:p>-2.5761761007477E-014</text:p>
          </table:table-cell>
          <table:table-cell table:formula="of:=LOG10(ABS([.F165]))" office:value-type="float" office:value="-13.5890244530479">
            <text:p>-13.589024453</text:p>
          </table:table-cell>
          <table:table-cell/>
          <table:table-cell table:formula="of:=([.F90]-[.L51])/[.F90]" office:value-type="float" office:value="0.00000000239319416275057">
            <text:p>2.39319416275057E-009</text:p>
          </table:table-cell>
          <table:table-cell table:formula="of:=LOG10(ABS([.I165]))" office:value-type="float" office:value="-8.6210220651181">
            <text:p>-8.621022065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8]" office:value-type="float" office:value="9.75">
            <text:p>9.75</text:p>
          </table:table-cell>
          <table:table-cell table:number-columns-repeated="3"/>
          <table:table-cell table:formula="of:=([.F128]-[.M52])/[.F128]" office:value-type="float" office:value="-0.000000000000125494223816995">
            <text:p>-1.25494223816995E-013</text:p>
          </table:table-cell>
          <table:table-cell table:formula="of:=LOG10(ABS([.F166]))" office:value-type="float" office:value="-12.9013762632039">
            <text:p>-12.9013762632</text:p>
          </table:table-cell>
          <table:table-cell/>
          <table:table-cell table:formula="of:=([.F91]-[.L52])/[.F91]" office:value-type="float" office:value="0.00000000338555756689954">
            <text:p>3.38555756689954E-009</text:p>
          </table:table-cell>
          <table:table-cell table:formula="of:=LOG10(ABS([.I166]))" office:value-type="float" office:value="-8.47036979720425">
            <text:p>-8.470369797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9]" office:value-type="float" office:value="10">
            <text:p>10</text:p>
          </table:table-cell>
          <table:table-cell table:number-columns-repeated="3"/>
          <table:table-cell table:formula="of:=([.F129]-[.M53])/[.F129]" office:value-type="float" office:value="0.000000000000130509592076227">
            <text:p>1.30509592076227E-013</text:p>
          </table:table-cell>
          <table:table-cell table:formula="of:=LOG10(ABS([.F167]))" office:value-type="float" office:value="-12.8843575677687">
            <text:p>-12.8843575678</text:p>
          </table:table-cell>
          <table:table-cell/>
          <table:table-cell table:formula="of:=([.F92]-[.L53])/[.F92]" office:value-type="float" office:value="0.00000000364951658279066">
            <text:p>3.64951658279066E-009</text:p>
          </table:table-cell>
          <table:table-cell table:formula="of:=LOG10(ABS([.I167]))" office:value-type="float" office:value="-8.4377646586478">
            <text:p>-8.437764658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0]" office:value-type="float" office:value="10.25">
            <text:p>10.25</text:p>
          </table:table-cell>
          <table:table-cell table:number-columns-repeated="3"/>
          <table:table-cell table:formula="of:=([.F130]-[.M54])/[.F130]" office:value-type="float" office:value="0.000000000000198512586172035">
            <text:p>1.98512586172035E-013</text:p>
          </table:table-cell>
          <table:table-cell table:formula="of:=LOG10(ABS([.F168]))" office:value-type="float" office:value="-12.7022119527206">
            <text:p>-12.7022119527</text:p>
          </table:table-cell>
          <table:table-cell/>
          <table:table-cell table:formula="of:=([.F93]-[.L54])/[.F93]" office:value-type="float" office:value="-0.000000000157788687268997">
            <text:p>-1.57788687268997E-010</text:p>
          </table:table-cell>
          <table:table-cell table:formula="of:=LOG10(ABS([.I168]))" office:value-type="float" office:value="-9.80192413694895">
            <text:p>-9.801924136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1]" office:value-type="float" office:value="10.5">
            <text:p>10.5</text:p>
          </table:table-cell>
          <table:table-cell table:number-columns-repeated="3"/>
          <table:table-cell table:formula="of:=([.F131]-[.M55])/[.F131]" office:value-type="float" office:value="-0.0000000000000815528558259661">
            <text:p>-8.15528558259661E-014</text:p>
          </table:table-cell>
          <table:table-cell table:formula="of:=LOG10(ABS([.F169]))" office:value-type="float" office:value="-13.0885608261903">
            <text:p>-13.0885608262</text:p>
          </table:table-cell>
          <table:table-cell/>
          <table:table-cell table:formula="of:=([.F94]-[.L55])/[.F94]" office:value-type="float" office:value="0.00000000416854965724855">
            <text:p>4.16854965724855E-009</text:p>
          </table:table-cell>
          <table:table-cell table:formula="of:=LOG10(ABS([.I169]))" office:value-type="float" office:value="-8.38001502066555">
            <text:p>-8.380015020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2]" office:value-type="float" office:value="10.75">
            <text:p>10.75</text:p>
          </table:table-cell>
          <table:table-cell table:number-columns-repeated="3"/>
          <table:table-cell table:formula="of:=([.F132]-[.M56])/[.F132]" office:value-type="float" office:value="-0.0000000000000864029663425553">
            <text:p>-8.64029663425553E-014</text:p>
          </table:table-cell>
          <table:table-cell table:formula="of:=LOG10(ABS([.F170]))" office:value-type="float" office:value="-13.0634713472886">
            <text:p>-13.0634713473</text:p>
          </table:table-cell>
          <table:table-cell/>
          <table:table-cell table:formula="of:=([.F95]-[.L56])/[.F95]" office:value-type="float" office:value="0.00000000440782861478039">
            <text:p>4.40782861478039E-009</text:p>
          </table:table-cell>
          <table:table-cell table:formula="of:=LOG10(ABS([.I170]))" office:value-type="float" office:value="-8.35577530006874">
            <text:p>-8.355775300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3]" office:value-type="float" office:value="11">
            <text:p>11</text:p>
          </table:table-cell>
          <table:table-cell table:number-columns-repeated="3"/>
          <table:table-cell table:formula="of:=([.F133]-[.M57])/[.F133]" office:value-type="float" office:value="-0.000000000000088455062275003">
            <text:p>-8.8455062275003E-014</text:p>
          </table:table-cell>
          <table:table-cell table:formula="of:=LOG10(ABS([.F171]))" office:value-type="float" office:value="-13.0532773074101">
            <text:p>-13.0532773074</text:p>
          </table:table-cell>
          <table:table-cell/>
          <table:table-cell table:formula="of:=([.F96]-[.L57])/[.F96]" office:value-type="float" office:value="0.00000000468251445207089">
            <text:p>4.68251445207089E-009</text:p>
          </table:table-cell>
          <table:table-cell table:formula="of:=LOG10(ABS([.I171]))" office:value-type="float" office:value="-8.32952087354804">
            <text:p>-8.329520873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4]" office:value-type="float" office:value="11.25">
            <text:p>11.25</text:p>
          </table:table-cell>
          <table:table-cell table:number-columns-repeated="3"/>
          <table:table-cell table:formula="of:=([.F134]-[.M58])/[.F134]" office:value-type="float" office:value="0.000000000000299903808694158">
            <text:p>2.99903808694158E-013</text:p>
          </table:table-cell>
          <table:table-cell table:formula="of:=LOG10(ABS([.F172]))" office:value-type="float" office:value="-12.5230180187875">
            <text:p>-12.5230180188</text:p>
          </table:table-cell>
          <table:table-cell/>
          <table:table-cell table:formula="of:=([.F97]-[.L58])/[.F97]" office:value-type="float" office:value="-0.000000000345635567512971">
            <text:p>-3.45635567512971E-010</text:p>
          </table:table-cell>
          <table:table-cell table:formula="of:=LOG10(ABS([.I172]))" office:value-type="float" office:value="-9.4613815729645">
            <text:p>-9.46138157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5]" office:value-type="float" office:value="11.5">
            <text:p>11.5</text:p>
          </table:table-cell>
          <table:table-cell table:number-columns-repeated="3"/>
          <table:table-cell table:formula="of:=([.F135]-[.M59])/[.F135]" office:value-type="float" office:value="0.0000000000000518719653328499">
            <text:p>5.18719653328499E-014</text:p>
          </table:table-cell>
          <table:table-cell table:formula="of:=LOG10(ABS([.F173]))" office:value-type="float" office:value="-13.2850672970798">
            <text:p>-13.2850672971</text:p>
          </table:table-cell>
          <table:table-cell/>
          <table:table-cell table:formula="of:=([.F98]-[.L59])/[.F98]" office:value-type="float" office:value="0.00000000500838314150191">
            <text:p>0.000000005</text:p>
          </table:table-cell>
          <table:table-cell table:formula="of:=LOG10(ABS([.I173]))" office:value-type="float" office:value="-8.30030245498228">
            <text:p>-8.30030245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6]" office:value-type="float" office:value="11.75">
            <text:p>11.75</text:p>
          </table:table-cell>
          <table:table-cell table:number-columns-repeated="3"/>
          <table:table-cell table:formula="of:=([.F136]-[.M60])/[.F136]" office:value-type="float" office:value="0.000000000000105516996440471">
            <text:p>1.05516996440471E-013</text:p>
          </table:table-cell>
          <table:table-cell table:formula="of:=LOG10(ABS([.F174]))" office:value-type="float" office:value="-12.9766775795532">
            <text:p>-12.9766775796</text:p>
          </table:table-cell>
          <table:table-cell/>
          <table:table-cell table:formula="of:=([.F99]-[.L60])/[.F99]" office:value-type="float" office:value="-0.0000000000711161894825846">
            <text:p>-7.11161894825846E-011</text:p>
          </table:table-cell>
          <table:table-cell table:formula="of:=LOG10(ABS([.I174]))" office:value-type="float" office:value="-10.1480315215966">
            <text:p>-10.148031521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7]" office:value-type="float" office:value="12">
            <text:p>12</text:p>
          </table:table-cell>
          <table:table-cell table:number-columns-repeated="3"/>
          <table:table-cell table:formula="of:=([.F137]-[.M61])/[.F137]" office:value-type="float" office:value="0.000000000000190279127524283">
            <text:p>1.90279127524283E-013</text:p>
          </table:table-cell>
          <table:table-cell table:formula="of:=LOG10(ABS([.F175]))" office:value-type="float" office:value="-12.7206088485926">
            <text:p>-12.7206088486</text:p>
          </table:table-cell>
          <table:table-cell/>
          <table:table-cell table:formula="of:=([.F100]-[.L61])/[.F100]" office:value-type="float" office:value="-0.0000000000214582055942287">
            <text:p>-2.14582055942287E-011</text:p>
          </table:table-cell>
          <table:table-cell table:formula="of:=LOG10(ABS([.I175]))" office:value-type="float" office:value="-10.6684065979855">
            <text:p>-10.668406598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8]" office:value-type="float" office:value="12.25">
            <text:p>12.25</text:p>
          </table:table-cell>
          <table:table-cell table:number-columns-repeated="3"/>
          <table:table-cell table:formula="of:=([.F138]-[.M62])/[.F138]" office:value-type="float" office:value="-0.000000000000163833842888332">
            <text:p>-1.63833842888332E-013</text:p>
          </table:table-cell>
          <table:table-cell table:formula="of:=LOG10(ABS([.F176]))" office:value-type="float" office:value="-12.7855963818094">
            <text:p>-12.7855963818</text:p>
          </table:table-cell>
          <table:table-cell/>
          <table:table-cell table:formula="of:=([.F101]-[.L62])/[.F101]" office:value-type="float" office:value="0.00000000550420181314111">
            <text:p>5.50420181314111E-009</text:p>
          </table:table-cell>
          <table:table-cell table:formula="of:=LOG10(ABS([.I176]))" office:value-type="float" office:value="-8.25930565094864">
            <text:p>-8.259305650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9]" office:value-type="float" office:value="12.5">
            <text:p>12.5</text:p>
          </table:table-cell>
          <table:table-cell table:number-columns-repeated="3"/>
          <table:table-cell table:formula="of:=([.F139]-[.M63])/[.F139]" office:value-type="float" office:value="0.0000000000000679128078260898">
            <text:p>6.79128078260898E-014</text:p>
          </table:table-cell>
          <table:table-cell table:formula="of:=LOG10(ABS([.F177]))" office:value-type="float" office:value="-13.1680483134418">
            <text:p>-13.1680483134</text:p>
          </table:table-cell>
          <table:table-cell/>
          <table:table-cell table:formula="of:=([.F102]-[.L63])/[.F102]" office:value-type="float" office:value="0.00000000556104733741927">
            <text:p>5.56104733741927E-009</text:p>
          </table:table-cell>
          <table:table-cell table:formula="of:=LOG10(ABS([.I177]))" office:value-type="float" office:value="-8.25484340805339">
            <text:p>-8.254843408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0]" office:value-type="float" office:value="12.75">
            <text:p>12.75</text:p>
          </table:table-cell>
          <table:table-cell table:number-columns-repeated="3"/>
          <table:table-cell table:formula="of:=([.F140]-[.M64])/[.F140]" office:value-type="float" office:value="-0.0000000000000691003120771774">
            <text:p>-6.91003120771774E-014</text:p>
          </table:table-cell>
          <table:table-cell table:formula="of:=LOG10(ABS([.F178]))" office:value-type="float" office:value="-13.1605199912207">
            <text:p>-13.1605199912</text:p>
          </table:table-cell>
          <table:table-cell/>
          <table:table-cell table:formula="of:=([.F103]-[.L64])/[.F103]" office:value-type="float" office:value="0.00000000553399739058987">
            <text:p>5.53399739058987E-009</text:p>
          </table:table-cell>
          <table:table-cell table:formula="of:=LOG10(ABS([.I178]))" office:value-type="float" office:value="-8.2569610499751">
            <text:p>-8.2569610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1]" office:value-type="float" office:value="13">
            <text:p>13</text:p>
          </table:table-cell>
          <table:table-cell table:number-columns-repeated="3"/>
          <table:table-cell table:formula="of:=([.F141]-[.M65])/[.F141]" office:value-type="float" office:value="0.000000000000029303651579527">
            <text:p>2.9303651579527E-014</text:p>
          </table:table-cell>
          <table:table-cell table:formula="of:=LOG10(ABS([.F179]))" office:value-type="float" office:value="-13.533078258075">
            <text:p>-13.5330782581</text:p>
          </table:table-cell>
          <table:table-cell/>
          <table:table-cell table:formula="of:=([.F104]-[.L65])/[.F104]" office:value-type="float" office:value="0.0000000025744486399951">
            <text:p>2.5744486399951E-009</text:p>
          </table:table-cell>
          <table:table-cell table:formula="of:=LOG10(ABS([.I179]))" office:value-type="float" office:value="-8.58931576788383">
            <text:p>-8.589315767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2]" office:value-type="float" office:value="13.25">
            <text:p>13.25</text:p>
          </table:table-cell>
          <table:table-cell table:number-columns-repeated="3"/>
          <table:table-cell table:formula="of:=([.F142]-[.M66])/[.F142]" office:value-type="float" office:value="-0.0000000000000280969749320438">
            <text:p>-2.80969749320438E-014</text:p>
          </table:table-cell>
          <table:table-cell table:formula="of:=LOG10(ABS([.F180]))" office:value-type="float" office:value="-13.5513404360039">
            <text:p>-13.551340436</text:p>
          </table:table-cell>
          <table:table-cell/>
          <table:table-cell table:formula="of:=([.F105]-[.L66])/[.F105]" office:value-type="float" office:value="0.00000000614271232949266">
            <text:p>6.14271232949266E-009</text:p>
          </table:table-cell>
          <table:table-cell table:formula="of:=LOG10(ABS([.I180]))" office:value-type="float" office:value="-8.21163982273013">
            <text:p>-8.211639822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3]" office:value-type="float" office:value="13.5">
            <text:p>13.5</text:p>
          </table:table-cell>
          <table:table-cell table:number-columns-repeated="3"/>
          <table:table-cell table:formula="of:=([.F143]-[.M67])/[.F143]" office:value-type="float" office:value="0.000000000000215706498255048">
            <text:p>2.15706498255048E-013</text:p>
          </table:table-cell>
          <table:table-cell table:formula="of:=LOG10(ABS([.F181]))" office:value-type="float" office:value="-12.6661367713842">
            <text:p>-12.6661367714</text:p>
          </table:table-cell>
          <table:table-cell/>
          <table:table-cell table:formula="of:=([.F106]-[.L67])/[.F106]" office:value-type="float" office:value="0.00000000606280291473152">
            <text:p>6.06280291473152E-009</text:p>
          </table:table-cell>
          <table:table-cell table:formula="of:=LOG10(ABS([.I181]))" office:value-type="float" office:value="-8.21732654927052">
            <text:p>-8.217326549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4]" office:value-type="float" office:value="13.75">
            <text:p>13.75</text:p>
          </table:table-cell>
          <table:table-cell table:number-columns-repeated="3"/>
          <table:table-cell table:formula="of:=([.F144]-[.M68])/[.F144]" office:value-type="float" office:value="0.0000000000000107321837878033">
            <text:p>1.07321837878033E-014</text:p>
          </table:table-cell>
          <table:table-cell table:formula="of:=LOG10(ABS([.F182]))" office:value-type="float" office:value="-13.9693118986776">
            <text:p>-13.9693118987</text:p>
          </table:table-cell>
          <table:table-cell/>
          <table:table-cell table:formula="of:=([.F107]-[.L68])/[.F107]" office:value-type="float" office:value="0.00000000633904099648985">
            <text:p>6.33904099648985E-009</text:p>
          </table:table-cell>
          <table:table-cell table:formula="of:=LOG10(ABS([.I182]))" office:value-type="float" office:value="-8.19797643950555">
            <text:p>-8.1979764395</text:p>
          </table:table-cell>
          <table:table-cell table:number-columns-repeated="2"/>
          <table:table-cell>
            <draw:frame table:end-cell-address="Sheet1.Q206" table:end-x="0.7453in" table:end-y="0.0051in" draw:z-index="1" draw:style-name="gr1" draw:text-style-name="P1" svg:width="6in" svg:height="4in" svg:x="1.1031in" svg:y="0.0232in">
              <draw:object draw:notify-on-update-of-ranges="Sheet1.B154:Sheet1.B187 Sheet1.G152:Sheet1.G152 Sheet1.G154:Sheet1.G187 Sheet1.J152:Sheet1.J152 Sheet1.J154:Sheet1.J187 Sheet1.B154:Sheet1.B18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/>
          <table:table-cell table:style-name="ce5" table:formula="of:=[.B145]" office:value-type="float" office:value="14">
            <text:p>14</text:p>
          </table:table-cell>
          <table:table-cell table:number-columns-repeated="3"/>
          <table:table-cell table:formula="of:=([.F145]-[.M69])/[.F145]" office:value-type="float" office:value="0.0000000000000350448630385779">
            <text:p>3.50448630385779E-014</text:p>
          </table:table-cell>
          <table:table-cell table:formula="of:=LOG10(ABS([.F183]))" office:value-type="float" office:value="-13.4553756329755">
            <text:p>-13.455375633</text:p>
          </table:table-cell>
          <table:table-cell/>
          <table:table-cell table:formula="of:=([.F108]-[.L69])/[.F108]" office:value-type="float" office:value="0.00000000642208848988008">
            <text:p>6.42208848988008E-009</text:p>
          </table:table-cell>
          <table:table-cell table:formula="of:=LOG10(ABS([.I183]))" office:value-type="float" office:value="-8.19232371458985">
            <text:p>-8.192323714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6]" office:value-type="float" office:value="14.25">
            <text:p>14.25</text:p>
          </table:table-cell>
          <table:table-cell table:number-columns-repeated="3"/>
          <table:table-cell table:formula="of:=([.F146]-[.M70])/[.F146]" office:value-type="float" office:value="0.0000000000000896249496395095">
            <text:p>8.96249496395095E-014</text:p>
          </table:table-cell>
          <table:table-cell table:formula="of:=LOG10(ABS([.F184]))" office:value-type="float" office:value="-13.0475710753553">
            <text:p>-13.0475710754</text:p>
          </table:table-cell>
          <table:table-cell/>
          <table:table-cell table:formula="of:=([.F109]-[.L70])/[.F109]" office:value-type="float" office:value="0.00000000658615453343647">
            <text:p>6.58615453343647E-009</text:p>
          </table:table-cell>
          <table:table-cell table:formula="of:=LOG10(ABS([.I184]))" office:value-type="float" office:value="-8.18136808348877">
            <text:p>-8.181368083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7]" office:value-type="float" office:value="14.5">
            <text:p>14.5</text:p>
          </table:table-cell>
          <table:table-cell table:number-columns-repeated="3"/>
          <table:table-cell table:formula="of:=([.F147]-[.M71])/[.F147]" office:value-type="float" office:value="0.000000000000136997831000366">
            <text:p>1.36997831000366E-013</text:p>
          </table:table-cell>
          <table:table-cell table:formula="of:=LOG10(ABS([.F185]))" office:value-type="float" office:value="-12.8632863086978">
            <text:p>-12.8632863087</text:p>
          </table:table-cell>
          <table:table-cell/>
          <table:table-cell table:formula="of:=([.F110]-[.L71])/[.F110]" office:value-type="float" office:value="0.000000000411208249025405">
            <text:p>4.11208249025405E-010</text:p>
          </table:table-cell>
          <table:table-cell table:formula="of:=LOG10(ABS([.I185]))" office:value-type="float" office:value="-9.38593818177961">
            <text:p>-9.3859381818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8]" office:value-type="float" office:value="14.75">
            <text:p>14.75</text:p>
          </table:table-cell>
          <table:table-cell table:number-columns-repeated="3"/>
          <table:table-cell table:formula="of:=([.F148]-[.M72])/[.F148]" office:value-type="float" office:value="0.0000000000000701255084111268">
            <text:p>7.01255084111268E-014</text:p>
          </table:table-cell>
          <table:table-cell table:formula="of:=LOG10(ABS([.F186]))" office:value-type="float" office:value="-13.154123977082">
            <text:p>-13.1541239771</text:p>
          </table:table-cell>
          <table:table-cell/>
          <table:table-cell table:formula="of:=([.F111]-[.L72])/[.F111]" office:value-type="float" office:value="0.000000000128215015267938">
            <text:p>1.28215015267938E-010</text:p>
          </table:table-cell>
          <table:table-cell table:formula="of:=LOG10(ABS([.I186]))" office:value-type="float" office:value="-9.89206111158667">
            <text:p>-9.892061111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9]" office:value-type="float" office:value="15">
            <text:p>15</text:p>
          </table:table-cell>
          <table:table-cell table:number-columns-repeated="3"/>
          <table:table-cell table:formula="of:=([.F149]-[.M73])/[.F149]" office:value-type="float" office:value="0.000000000000206564447530874">
            <text:p>2.06564447530874E-013</text:p>
          </table:table-cell>
          <table:table-cell table:formula="of:=LOG10(ABS([.F187]))" office:value-type="float" office:value="-12.6849444241998">
            <text:p>-12.6849444242</text:p>
          </table:table-cell>
          <table:table-cell/>
          <table:table-cell table:formula="of:=([.F112]-[.L73])/[.F112]" office:value-type="float" office:value="0.0000000000517172904300948">
            <text:p>5.17172904300948E-011</text:p>
          </table:table-cell>
          <table:table-cell table:formula="of:=LOG10(ABS([.I187]))" office:value-type="float" office:value="-10.2863642367322">
            <text:p>-10.2863642367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frequency, GHz</text:p>
          </table:table-cell>
          <table:table-cell office:value-type="string">
            <text:p>impedance error, mode 1</text:p>
          </table:table-cell>
          <table:table-cell office:value-type="string">
            <text:p>erro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4]" office:value-type="float" office:value="6.75">
            <text:p>6.75</text:p>
          </table:table-cell>
          <table:table-cell table:formula="of:=([.H79]-[.N4])/[.H79]" office:value-type="float" office:value="-0.00000000268385608250816">
            <text:p>-2.68385608250816E-009</text:p>
          </table:table-cell>
          <table:table-cell table:formula="of:=LOG10(ABS([.H194]))" office:value-type="float" office:value="-8.57124077622597">
            <text:p>-8.571240776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5]" office:value-type="float" office:value="7">
            <text:p>7</text:p>
          </table:table-cell>
          <table:table-cell table:formula="of:=([.H80]-[.N5])/[.H80]" office:value-type="float" office:value="-0.00000000268326136640978">
            <text:p>-2.68326136640978E-009</text:p>
          </table:table-cell>
          <table:table-cell table:formula="of:=LOG10(ABS([.H195]))" office:value-type="float" office:value="-8.57133702227362">
            <text:p>-8.571337022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6]" office:value-type="float" office:value="7.25">
            <text:p>7.25</text:p>
          </table:table-cell>
          <table:table-cell table:formula="of:=([.H81]-[.N6])/[.H81]" office:value-type="float" office:value="-0.00000000268330905085871">
            <text:p>-2.68330905085871E-009</text:p>
          </table:table-cell>
          <table:table-cell table:formula="of:=LOG10(ABS([.H196]))" office:value-type="float" office:value="-8.57132930446078">
            <text:p>-8.571329304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7]" office:value-type="float" office:value="7.5">
            <text:p>7.5</text:p>
          </table:table-cell>
          <table:table-cell table:formula="of:=([.H82]-[.N7])/[.H82]" office:value-type="float" office:value="-0.0000000026829212725013">
            <text:p>-2.6829212725013E-009</text:p>
          </table:table-cell>
          <table:table-cell table:formula="of:=LOG10(ABS([.H197]))" office:value-type="float" office:value="-8.5713920710552">
            <text:p>-8.571392071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8]" office:value-type="float" office:value="7.75">
            <text:p>7.75</text:p>
          </table:table-cell>
          <table:table-cell table:formula="of:=([.H83]-[.N8])/[.H83]" office:value-type="float" office:value="-0.00000000268291014606954">
            <text:p>-2.68291014606954E-009</text:p>
          </table:table-cell>
          <table:table-cell table:formula="of:=LOG10(ABS([.H198]))" office:value-type="float" office:value="-8.57139387213598">
            <text:p>-8.571393872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9]" office:value-type="float" office:value="8">
            <text:p>8</text:p>
          </table:table-cell>
          <table:table-cell table:formula="of:=([.H84]-[.N9])/[.H84]" office:value-type="float" office:value="-0.000000000972698447050077">
            <text:p>-0.000000001</text:p>
          </table:table-cell>
          <table:table-cell table:formula="of:=LOG10(ABS([.H199]))" office:value-type="float" office:value="-9.01202177749156">
            <text:p>-9.01202177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0]" office:value-type="float" office:value="8.25">
            <text:p>8.25</text:p>
          </table:table-cell>
          <table:table-cell table:formula="of:=([.H85]-[.N10])/[.H85]" office:value-type="float" office:value="-0.00000000268296139929178">
            <text:p>-2.68296139929178E-009</text:p>
          </table:table-cell>
          <table:table-cell table:formula="of:=LOG10(ABS([.H200]))" office:value-type="float" office:value="-8.5713855756304">
            <text:p>-8.571385575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1]" office:value-type="float" office:value="8.5">
            <text:p>8.5</text:p>
          </table:table-cell>
          <table:table-cell table:formula="of:=([.H86]-[.N11])/[.H86]" office:value-type="float" office:value="-0.00000000268309953755783">
            <text:p>-2.68309953755783E-009</text:p>
          </table:table-cell>
          <table:table-cell table:formula="of:=LOG10(ABS([.H201]))" office:value-type="float" office:value="-8.57136321558365">
            <text:p>-8.571363215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2]" office:value-type="float" office:value="8.75">
            <text:p>8.75</text:p>
          </table:table-cell>
          <table:table-cell table:formula="of:=([.H87]-[.N12])/[.H87]" office:value-type="float" office:value="-0.00000000127072986175604">
            <text:p>-1.27072986175604E-009</text:p>
          </table:table-cell>
          <table:table-cell table:formula="of:=LOG10(ABS([.H202]))" office:value-type="float" office:value="-8.89594676417299">
            <text:p>-8.895946764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3]" office:value-type="float" office:value="9">
            <text:p>9</text:p>
          </table:table-cell>
          <table:table-cell table:formula="of:=([.H88]-[.N13])/[.H88]" office:value-type="float" office:value="-0.00000000127126711668519">
            <text:p>-1.27126711668519E-009</text:p>
          </table:table-cell>
          <table:table-cell table:formula="of:=LOG10(ABS([.H203]))" office:value-type="float" office:value="-8.89576318657116">
            <text:p>-8.895763186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4]" office:value-type="float" office:value="9.25">
            <text:p>9.25</text:p>
          </table:table-cell>
          <table:table-cell table:formula="of:=([.H89]-[.N14])/[.H89]" office:value-type="float" office:value="-0.000000000200764138244696">
            <text:p>-2.00764138244696E-010</text:p>
          </table:table-cell>
          <table:table-cell table:formula="of:=LOG10(ABS([.H204]))" office:value-type="float" office:value="-9.69731386101591">
            <text:p>-9.69731386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5]" office:value-type="float" office:value="9.5">
            <text:p>9.5</text:p>
          </table:table-cell>
          <table:table-cell table:formula="of:=([.H90]-[.N15])/[.H90]" office:value-type="float" office:value="-0.00000000261577030948564">
            <text:p>-2.61577030948564E-009</text:p>
          </table:table-cell>
          <table:table-cell table:formula="of:=LOG10(ABS([.H205]))" office:value-type="float" office:value="-8.58240039402608">
            <text:p>-8.58240039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6]" office:value-type="float" office:value="9.75">
            <text:p>9.75</text:p>
          </table:table-cell>
          <table:table-cell table:formula="of:=([.H91]-[.N16])/[.H91]" office:value-type="float" office:value="-0.00000000225267283951255">
            <text:p>-2.25267283951255E-009</text:p>
          </table:table-cell>
          <table:table-cell table:formula="of:=LOG10(ABS([.H206]))" office:value-type="float" office:value="-8.64730187721158">
            <text:p>-8.647301877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7]" office:value-type="float" office:value="10">
            <text:p>10</text:p>
          </table:table-cell>
          <table:table-cell table:formula="of:=([.H92]-[.N17])/[.H92]" office:value-type="float" office:value="-0.00000000225281755696251">
            <text:p>-2.25281755696251E-009</text:p>
          </table:table-cell>
          <table:table-cell table:formula="of:=LOG10(ABS([.H207]))" office:value-type="float" office:value="-8.64727397792229">
            <text:p>-8.647273977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8]" office:value-type="float" office:value="10.25">
            <text:p>10.25</text:p>
          </table:table-cell>
          <table:table-cell table:formula="of:=([.H93]-[.N18])/[.H93]" office:value-type="float" office:value="-0.00000000020029632257163">
            <text:p>-2.0029632257163E-010</text:p>
          </table:table-cell>
          <table:table-cell table:formula="of:=LOG10(ABS([.H208]))" office:value-type="float" office:value="-9.69832702425365">
            <text:p>-9.698327024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9]" office:value-type="float" office:value="10.5">
            <text:p>10.5</text:p>
          </table:table-cell>
          <table:table-cell table:formula="of:=([.H94]-[.N19])/[.H94]" office:value-type="float" office:value="-0.00000000225261978527012">
            <text:p>-2.25261978527012E-009</text:p>
          </table:table-cell>
          <table:table-cell table:formula="of:=LOG10(ABS([.H209]))" office:value-type="float" office:value="-8.64731210569912">
            <text:p>-8.647312105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0]" office:value-type="float" office:value="10.75">
            <text:p>10.75</text:p>
          </table:table-cell>
          <table:table-cell table:formula="of:=([.H95]-[.N20])/[.H95]" office:value-type="float" office:value="-0.00000000225263886709419">
            <text:p>-2.25263886709419E-009</text:p>
          </table:table-cell>
          <table:table-cell table:formula="of:=LOG10(ABS([.H210]))" office:value-type="float" office:value="-8.64730842682892">
            <text:p>-8.64730842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1]" office:value-type="float" office:value="11">
            <text:p>11</text:p>
          </table:table-cell>
          <table:table-cell table:formula="of:=([.H96]-[.N21])/[.H96]" office:value-type="float" office:value="-0.00000000225267259734031">
            <text:p>-2.25267259734031E-009</text:p>
          </table:table-cell>
          <table:table-cell table:formula="of:=LOG10(ABS([.H211]))" office:value-type="float" office:value="-8.64730192390015">
            <text:p>-8.64730192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2]" office:value-type="float" office:value="11.25">
            <text:p>11.25</text:p>
          </table:table-cell>
          <table:table-cell table:formula="of:=([.H97]-[.N22])/[.H97]" office:value-type="float" office:value="-0.000000000200318223774542">
            <text:p>-2.00318223774542E-010</text:p>
          </table:table-cell>
          <table:table-cell table:formula="of:=LOG10(ABS([.H212]))" office:value-type="float" office:value="-9.69827953934993">
            <text:p>-9.698279539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3]" office:value-type="float" office:value="11.5">
            <text:p>11.5</text:p>
          </table:table-cell>
          <table:table-cell table:formula="of:=([.H98]-[.N23])/[.H98]" office:value-type="float" office:value="-0.00000000225284482558148">
            <text:p>-2.25284482558148E-009</text:p>
          </table:table-cell>
          <table:table-cell table:formula="of:=LOG10(ABS([.H213]))" office:value-type="float" office:value="-8.64726872115437">
            <text:p>-8.647268721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4]" office:value-type="float" office:value="11.75">
            <text:p>11.75</text:p>
          </table:table-cell>
          <table:table-cell table:formula="of:=([.H99]-[.N24])/[.H99]" office:value-type="float" office:value="-0.000000000200129431995265">
            <text:p>-2.00129431995265E-010</text:p>
          </table:table-cell>
          <table:table-cell table:formula="of:=LOG10(ABS([.H214]))" office:value-type="float" office:value="-9.69868903723492">
            <text:p>-9.698689037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5]" office:value-type="float" office:value="12">
            <text:p>12</text:p>
          </table:table-cell>
          <table:table-cell table:formula="of:=([.H100]-[.N25])/[.H100]" office:value-type="float" office:value="-0.000000000200298752754045">
            <text:p>-2.00298752754045E-010</text:p>
          </table:table-cell>
          <table:table-cell table:formula="of:=LOG10(ABS([.H215]))" office:value-type="float" office:value="-9.69832175501857">
            <text:p>-9.69832175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6]" office:value-type="float" office:value="12.25">
            <text:p>12.25</text:p>
          </table:table-cell>
          <table:table-cell table:formula="of:=([.H101]-[.N26])/[.H101]" office:value-type="float" office:value="-0.00000000225255930295561">
            <text:p>-2.25255930295561E-009</text:p>
          </table:table-cell>
          <table:table-cell table:formula="of:=LOG10(ABS([.H216]))" office:value-type="float" office:value="-8.64732376656095">
            <text:p>-8.647323766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7]" office:value-type="float" office:value="12.5">
            <text:p>12.5</text:p>
          </table:table-cell>
          <table:table-cell table:formula="of:=([.H102]-[.N27])/[.H102]" office:value-type="float" office:value="-0.00000000225279425131733">
            <text:p>-2.25279425131733E-009</text:p>
          </table:table-cell>
          <table:table-cell table:formula="of:=LOG10(ABS([.H217]))" office:value-type="float" office:value="-8.64727847076967">
            <text:p>-8.647278470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8]" office:value-type="float" office:value="12.75">
            <text:p>12.75</text:p>
          </table:table-cell>
          <table:table-cell table:formula="of:=([.H103]-[.N28])/[.H103]" office:value-type="float" office:value="-0.00000000261570628658906">
            <text:p>-2.61570628658906E-009</text:p>
          </table:table-cell>
          <table:table-cell table:formula="of:=LOG10(ABS([.H218]))" office:value-type="float" office:value="-8.5824110238321">
            <text:p>-8.582411023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9]" office:value-type="float" office:value="13">
            <text:p>13</text:p>
          </table:table-cell>
          <table:table-cell table:formula="of:=([.H104]-[.N29])/[.H104]" office:value-type="float" office:value="-0.00000000246851833631484">
            <text:p>-2.46851833631484E-009</text:p>
          </table:table-cell>
          <table:table-cell table:formula="of:=LOG10(ABS([.H219]))" office:value-type="float" office:value="-8.6075636424648">
            <text:p>-8.60756364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0]" office:value-type="float" office:value="13.25">
            <text:p>13.25</text:p>
          </table:table-cell>
          <table:table-cell table:formula="of:=([.H105]-[.N30])/[.H105]" office:value-type="float" office:value="-0.00000000225272631364358">
            <text:p>-2.25272631364358E-009</text:p>
          </table:table-cell>
          <table:table-cell table:formula="of:=LOG10(ABS([.H220]))" office:value-type="float" office:value="-8.64729156801621">
            <text:p>-8.6472915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1]" office:value-type="float" office:value="13.5">
            <text:p>13.5</text:p>
          </table:table-cell>
          <table:table-cell table:formula="of:=([.H106]-[.N31])/[.H106]" office:value-type="float" office:value="-0.00000000225318912665364">
            <text:p>-2.25318912665364E-009</text:p>
          </table:table-cell>
          <table:table-cell table:formula="of:=LOG10(ABS([.H221]))" office:value-type="float" office:value="-8.64720235323188">
            <text:p>-8.647202353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2]" office:value-type="float" office:value="13.75">
            <text:p>13.75</text:p>
          </table:table-cell>
          <table:table-cell table:formula="of:=([.H107]-[.N32])/[.H107]" office:value-type="float" office:value="-0.00000000225277293644087">
            <text:p>-2.25277293644087E-009</text:p>
          </table:table-cell>
          <table:table-cell table:formula="of:=LOG10(ABS([.H222]))" office:value-type="float" office:value="-8.64728257987862">
            <text:p>-8.647282579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3]" office:value-type="float" office:value="14">
            <text:p>14</text:p>
          </table:table-cell>
          <table:table-cell table:formula="of:=([.H108]-[.N33])/[.H108]" office:value-type="float" office:value="-0.00000000225274479761542">
            <text:p>-2.25274479761542E-009</text:p>
          </table:table-cell>
          <table:table-cell table:formula="of:=LOG10(ABS([.H223]))" office:value-type="float" office:value="-8.64728800457666">
            <text:p>-8.647288004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4]" office:value-type="float" office:value="14.25">
            <text:p>14.25</text:p>
          </table:table-cell>
          <table:table-cell table:formula="of:=([.H109]-[.N34])/[.H109]" office:value-type="float" office:value="-0.00000000261596209644839">
            <text:p>-2.61596209644839E-009</text:p>
          </table:table-cell>
          <table:table-cell table:formula="of:=LOG10(ABS([.H224]))" office:value-type="float" office:value="-8.58236855294049">
            <text:p>-8.582368552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5]" office:value-type="float" office:value="14.5">
            <text:p>14.5</text:p>
          </table:table-cell>
          <table:table-cell table:formula="of:=([.H110]-[.N35])/[.H110]" office:value-type="float" office:value="-0.000000000180944586529665">
            <text:p>-1.80944586529665E-010</text:p>
          </table:table-cell>
          <table:table-cell table:formula="of:=LOG10(ABS([.H225]))" office:value-type="float" office:value="-9.7424544055122">
            <text:p>-9.742454405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6]" office:value-type="float" office:value="14.75">
            <text:p>14.75</text:p>
          </table:table-cell>
          <table:table-cell table:formula="of:=([.H111]-[.N36])/[.H111]" office:value-type="float" office:value="-0.000000000200281700021588">
            <text:p>-2.00281700021588E-010</text:p>
          </table:table-cell>
          <table:table-cell table:formula="of:=LOG10(ABS([.H226]))" office:value-type="float" office:value="-9.69835873089974">
            <text:p>-9.698358730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7]" office:value-type="float" office:value="15">
            <text:p>15</text:p>
          </table:table-cell>
          <table:table-cell table:formula="of:=([.H112]-[.N37])/[.H112]" office:value-type="float" office:value="-0.000000000201078716625955">
            <text:p>-2.01078716625955E-010</text:p>
          </table:table-cell>
          <table:table-cell table:formula="of:=LOG10(ABS([.H227]))" office:value-type="float" office:value="-9.69663389529618">
            <text:p>-9.6966338953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07/24/2022</text:date>, <text:time>09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4T09:43:20</dc:date>
    <dc:creator>Brian Young</dc:creator>
    <meta:generator>OpenOffice/4.1.11$Unix OpenOffice.org_project/4112m1$Build-9809</meta:generator>
    <meta:editing-duration>PT5H18M56S</meta:editing-duration>
    <meta:editing-cycles>33</meta:editing-cycles>
    <meta:document-statistic meta:table-count="1" meta:cell-count="20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" chart:origin="-10" chart:interval-major="0.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chart:legend-position="end" svg:x="13.339cm" svg:y="4.479cm" style:legend-expansion="high" chart:style-name="ch2"/>
        <chart:plot-area chart:style-name="ch3" table:cell-range-address="Sheet1.B4:Sheet1.B37 Sheet1.L2:Sheet1.M2 Sheet1.L4:Sheet1.M37" chart:data-source-has-labels="row" svg:x="1.534cm" svg:y="0.947cm" svg:width="10.417cm" svg:height="7.811cm">
          <chartooo:coordinate-region svg:x="2.217cm" svg:y="1.173cm" svg:width="8.812cm" svg:height="7.035cm"/>
          <chart:axis chart:dimension="x" chart:name="primary-x" chart:style-name="ch4">
            <chart:title svg:x="5.032cm" svg:y="8.96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663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2.256cm" svg:y="6.113cm" chart:style-name="ch8">
              <text:p>alpha, dB/m</text:p>
            </chart:title>
          </chart:axis>
          <chart:series chart:attached-axis="primary-y" chart:style-name="ch10" chart:values-cell-range-address="Sheet1.M4:Sheet1.M37" chart:label-cell-address="Sheet1.M2:Sheet1.M2" chart:class="chart:scatter">
            <chart:domain table:cell-range-address="Sheet1.B4:Sheet1.B37"/>
            <chart:data-point chart:repeated="34"/>
          </chart:series>
          <chart:series chart:attached-axis="secondary-y" chart:style-name="ch11" chart:values-cell-range-address="Sheet1.L4:Sheet1.L37" chart:label-cell-address="Sheet1.L2:Sheet1.L2" chart:class="chart:scatte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ta</text:p>
                <draw:g>
                  <svg:desc>Sheet1.M2:Sheet1.M2</svg:desc>
                </draw:g>
              </table:table-cell>
              <table:table-cell office:value-type="string">
                <text:p>alpha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4:Sheet1.B37</svg:desc>
                </draw:g>
              </table:table-cell>
              <table:table-cell office:value-type="float" office:value="0.238594309866075">
                <text:p>0.238594309866075</text:p>
                <draw:g>
                  <svg:desc>Sheet1.M4:Sheet1.M37</svg:desc>
                </draw:g>
              </table:table-cell>
              <table:table-cell office:value-type="float" office:value="0.374578202986405">
                <text:p>0.374578202986405</text:p>
                <draw:g>
                  <svg:desc>Sheet1.L4:Sheet1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35089710354873">
                <text:p>0.35089710354873</text:p>
              </table:table-cell>
              <table:table-cell office:value-type="float" office:value="0.251072476406493">
                <text:p>0.251072476406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0.427317993445995">
                <text:p>0.427317993445995</text:p>
              </table:table-cell>
              <table:table-cell office:value-type="float" office:value="0.203590983041082">
                <text:p>0.20359098304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486029904643191">
                <text:p>0.486029904643191</text:p>
              </table:table-cell>
              <table:table-cell office:value-type="float" office:value="0.177034592067322">
                <text:p>0.177034592067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0.533614265725316">
                <text:p>0.533614265725316</text:p>
              </table:table-cell>
              <table:table-cell office:value-type="float" office:value="0.159705409573937">
                <text:p>0.159705409573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573398722621458">
                <text:p>0.573398722621458</text:p>
              </table:table-cell>
              <table:table-cell office:value-type="float" office:value="0.147391251900178">
                <text:p>0.147391251900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0.607359185603334">
                <text:p>0.607359185603334</text:p>
              </table:table-cell>
              <table:table-cell office:value-type="float" office:value="0.138155027242109">
                <text:p>0.13815502724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636787570155043">
                <text:p>0.636787570155043</text:p>
              </table:table-cell>
              <table:table-cell office:value-type="float" office:value="0.130965405151733">
                <text:p>0.130965405151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0.662584649277541">
                <text:p>0.662584649277541</text:p>
              </table:table-cell>
              <table:table-cell office:value-type="float" office:value="0.125216339718861">
                <text:p>0.125216339718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85407962562243">
                <text:p>0.685407962562243</text:p>
              </table:table-cell>
              <table:table-cell office:value-type="float" office:value="0.120525346023226">
                <text:p>0.12052534602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0.705754268805488">
                <text:p>0.705754268805488</text:p>
              </table:table-cell>
              <table:table-cell office:value-type="float" office:value="0.116637596531544">
                <text:p>0.116637596531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.724008999551299">
                <text:p>0.724008999551299</text:p>
              </table:table-cell>
              <table:table-cell office:value-type="float" office:value="0.113375932035063">
                <text:p>0.113375932035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0.740477643788994">
                <text:p>0.740477643788994</text:p>
              </table:table-cell>
              <table:table-cell office:value-type="float" office:value="0.110612886312995">
                <text:p>0.110612886312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755406579840652">
                <text:p>0.755406579840652</text:p>
              </table:table-cell>
              <table:table-cell office:value-type="float" office:value="0.108254113595432">
                <text:p>0.108254113595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0.768997416383637">
                <text:p>0.768997416383637</text:p>
              </table:table-cell>
              <table:table-cell office:value-type="float" office:value="0.106228106470749">
                <text:p>0.10622810647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0.781417167652378">
                <text:p>0.781417167652378</text:p>
              </table:table-cell>
              <table:table-cell office:value-type="float" office:value="0.104479560810556">
                <text:p>0.104479560810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0.792805658405272">
                <text:p>0.792805658405272</text:p>
              </table:table-cell>
              <table:table-cell office:value-type="float" office:value="0.102964958525741">
                <text:p>0.102964958525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0.803281030486549">
                <text:p>0.803281030486549</text:p>
              </table:table-cell>
              <table:table-cell office:value-type="float" office:value="0.101649531567946">
                <text:p>0.101649531567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0.812943914481072">
                <text:p>0.812943914481072</text:p>
              </table:table-cell>
              <table:table-cell office:value-type="float" office:value="0.100505134355862">
                <text:p>0.100505134355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0.821880641538081">
                <text:p>0.821880641538081</text:p>
              </table:table-cell>
              <table:table-cell office:value-type="float" office:value="0.0995087112768993">
                <text:p>0.0995087112768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0.830165751470522">
                <text:p>0.830165751470522</text:p>
              </table:table-cell>
              <table:table-cell office:value-type="float" office:value="0.0986411833840166">
                <text:p>0.0986411833840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837863975993878">
                <text:p>0.837863975993878</text:p>
              </table:table-cell>
              <table:table-cell office:value-type="float" office:value="0.0978866083073775">
                <text:p>0.0978866083073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0.845031824500035">
                <text:p>0.845031824500035</text:p>
              </table:table-cell>
              <table:table-cell office:value-type="float" office:value="0.0972315561920493">
                <text:p>0.0972315561920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0.851718864740349">
                <text:p>0.851718864740349</text:p>
              </table:table-cell>
              <table:table-cell office:value-type="float" office:value="0.0966646273146127">
                <text:p>0.0966646273146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0.857968766461889">
                <text:p>0.857968766461889</text:p>
              </table:table-cell>
              <table:table-cell office:value-type="float" office:value="0.0961760756601272">
                <text:p>0.0961760756601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863820158820679">
                <text:p>0.863820158820679</text:p>
              </table:table-cell>
              <table:table-cell office:value-type="float" office:value="0.0957575182067169">
                <text:p>0.0957575182067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0.869307340054543">
                <text:p>0.869307340054543</text:p>
              </table:table-cell>
              <table:table-cell office:value-type="float" office:value="0.0954017006937416">
                <text:p>0.0954017006937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0.874460868864245">
                <text:p>0.874460868864245</text:p>
              </table:table-cell>
              <table:table-cell office:value-type="float" office:value="0.0951023149013623">
                <text:p>0.0951023149013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0.879308060307201">
                <text:p>0.879308060307201</text:p>
              </table:table-cell>
              <table:table-cell office:value-type="float" office:value="0.0948538455126865">
                <text:p>0.0948538455126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.88387340401196">
                <text:p>0.88387340401196</text:p>
              </table:table-cell>
              <table:table-cell office:value-type="float" office:value="0.0946514499794524">
                <text:p>0.0946514499794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0.888178918769792">
                <text:p>0.888178918769792</text:p>
              </table:table-cell>
              <table:table-cell office:value-type="float" office:value="0.0944908580948264">
                <text:p>0.0944908580948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0.892244454665027">
                <text:p>0.892244454665027</text:p>
              </table:table-cell>
              <table:table-cell office:value-type="float" office:value="0.094368290261325">
                <text:p>0.094368290261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0.896087951696174">
                <text:p>0.896087951696174</text:p>
              </table:table-cell>
              <table:table-cell office:value-type="float" office:value="0.0942803866332211">
                <text:p>0.0942803866332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899725662105695">
                <text:p>0.899725662105695</text:p>
              </table:table-cell>
              <table:table-cell office:value-type="float" office:value="0.0942241533695287">
                <text:p>0.0942241533695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chart:legend-position="end" svg:x="13.339cm" svg:y="4.479cm" style:legend-expansion="high" chart:style-name="ch2"/>
        <chart:plot-area chart:style-name="ch3" table:cell-range-address="Sheet1.B154:Sheet1.B187 Sheet1.G152:Sheet1.G152 Sheet1.G154:Sheet1.G187 Sheet1.J152:Sheet1.J152 Sheet1.J154:Sheet1.J187" chart:data-source-has-labels="row" svg:x="1.534cm" svg:y="0.947cm" svg:width="11.197cm" svg:height="7.811cm">
          <chartooo:coordinate-region svg:x="2.244cm" svg:y="1.173cm" svg:width="10.248cm" svg:height="7.035cm"/>
          <chart:axis chart:dimension="x" chart:name="primary-x" chart:style-name="ch4">
            <chart:title svg:x="5.422cm" svg:y="8.96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615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54:Sheet1.G187" chart:label-cell-address="Sheet1.G152:Sheet1.G152" chart:class="chart:scatter">
            <chart:domain table:cell-range-address="Sheet1.B154:Sheet1.B187"/>
            <chart:data-point chart:repeated="34"/>
          </chart:series>
          <chart:series chart:style-name="ch10" chart:values-cell-range-address="Sheet1.J154:Sheet1.J187" chart:label-cell-address="Sheet1.J152:Sheet1.J152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ta</text:p>
                <draw:g>
                  <svg:desc>Sheet1.G152:Sheet1.G152</svg:desc>
                </draw:g>
              </table:table-cell>
              <table:table-cell office:value-type="string">
                <text:p>alpha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154:Sheet1.B187</svg:desc>
                </draw:g>
              </table:table-cell>
              <table:table-cell office:value-type="float" office:value="-12.0546406380413">
                <text:p>-12.0546406380413</text:p>
                <draw:g>
                  <svg:desc>Sheet1.G154:Sheet1.G187</svg:desc>
                </draw:g>
              </table:table-cell>
              <table:table-cell office:value-type="float" office:value="-8.7460080076213">
                <text:p>-8.7460080076213</text:p>
                <draw:g>
                  <svg:desc>Sheet1.J154:Sheet1.J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2.4609507661996">
                <text:p>-12.4609507661996</text:p>
              </table:table-cell>
              <table:table-cell office:value-type="float" office:value="-8.84677965309469">
                <text:p>-8.84677965309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-12.426375690221">
                <text:p>-12.426375690221</text:p>
              </table:table-cell>
              <table:table-cell office:value-type="float" office:value="-8.98733920437147">
                <text:p>-8.9873392043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-13.7633058100915">
                <text:p>-13.7633058100915</text:p>
              </table:table-cell>
              <table:table-cell office:value-type="float" office:value="-9.15622874366435">
                <text:p>-9.15622874366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-13.5356891660715">
                <text:p>-13.5356891660715</text:p>
              </table:table-cell>
              <table:table-cell office:value-type="float" office:value="-9.46385738096847">
                <text:p>-9.46385738096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2.349434511419">
                <text:p>-12.349434511419</text:p>
              </table:table-cell>
              <table:table-cell office:value-type="float" office:value="-9.01820550864712">
                <text:p>-9.01820550864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-14.2908773429229">
                <text:p>-14.2908773429229</text:p>
              </table:table-cell>
              <table:table-cell office:value-type="float" office:value="-9.51644933890001">
                <text:p>-9.5164493389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-12.8368978722609">
                <text:p>-12.8368978722609</text:p>
              </table:table-cell>
              <table:table-cell office:value-type="float" office:value="-9.21769088691592">
                <text:p>-9.21769088691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-12.4659881354284">
                <text:p>-12.4659881354284</text:p>
              </table:table-cell>
              <table:table-cell office:value-type="float" office:value="-9.17713774199454">
                <text:p>-9.17713774199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2.4312727510193">
                <text:p>-12.4312727510193</text:p>
              </table:table-cell>
              <table:table-cell office:value-type="float" office:value="-9.17830783247977">
                <text:p>-9.17830783247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-12.2734280872349">
                <text:p>-12.2734280872349</text:p>
              </table:table-cell>
              <table:table-cell office:value-type="float" office:value="-10.5197507801798">
                <text:p>-10.5197507801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-13.5890244530479">
                <text:p>-13.5890244530479</text:p>
              </table:table-cell>
              <table:table-cell office:value-type="float" office:value="-8.6210220651181">
                <text:p>-8.6210220651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-12.9013762632039">
                <text:p>-12.9013762632039</text:p>
              </table:table-cell>
              <table:table-cell office:value-type="float" office:value="-8.47036979720425">
                <text:p>-8.47036979720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-12.8843575677687">
                <text:p>-12.8843575677687</text:p>
              </table:table-cell>
              <table:table-cell office:value-type="float" office:value="-8.4377646586478">
                <text:p>-8.4377646586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-12.7022119527206">
                <text:p>-12.7022119527206</text:p>
              </table:table-cell>
              <table:table-cell office:value-type="float" office:value="-9.80192413694895">
                <text:p>-9.80192413694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-13.0885608261903">
                <text:p>-13.0885608261903</text:p>
              </table:table-cell>
              <table:table-cell office:value-type="float" office:value="-8.38001502066555">
                <text:p>-8.38001502066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-13.0634713472886">
                <text:p>-13.0634713472886</text:p>
              </table:table-cell>
              <table:table-cell office:value-type="float" office:value="-8.35577530006874">
                <text:p>-8.35577530006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-13.0532773074101">
                <text:p>-13.0532773074101</text:p>
              </table:table-cell>
              <table:table-cell office:value-type="float" office:value="-8.32952087354804">
                <text:p>-8.32952087354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-12.5230180187875">
                <text:p>-12.5230180187875</text:p>
              </table:table-cell>
              <table:table-cell office:value-type="float" office:value="-9.4613815729645">
                <text:p>-9.4613815729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-13.2850672970798">
                <text:p>-13.2850672970798</text:p>
              </table:table-cell>
              <table:table-cell office:value-type="float" office:value="-8.30030245498228">
                <text:p>-8.30030245498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-12.9766775795532">
                <text:p>-12.9766775795532</text:p>
              </table:table-cell>
              <table:table-cell office:value-type="float" office:value="-10.1480315215966">
                <text:p>-10.1480315215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-12.7206088485926">
                <text:p>-12.7206088485926</text:p>
              </table:table-cell>
              <table:table-cell office:value-type="float" office:value="-10.6684065979855">
                <text:p>-10.6684065979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-12.7855963818094">
                <text:p>-12.7855963818094</text:p>
              </table:table-cell>
              <table:table-cell office:value-type="float" office:value="-8.25930565094864">
                <text:p>-8.25930565094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-13.1680483134418">
                <text:p>-13.1680483134418</text:p>
              </table:table-cell>
              <table:table-cell office:value-type="float" office:value="-8.25484340805339">
                <text:p>-8.25484340805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-13.1605199912207">
                <text:p>-13.1605199912207</text:p>
              </table:table-cell>
              <table:table-cell office:value-type="float" office:value="-8.2569610499751">
                <text:p>-8.2569610499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-13.533078258075">
                <text:p>-13.533078258075</text:p>
              </table:table-cell>
              <table:table-cell office:value-type="float" office:value="-8.58931576788383">
                <text:p>-8.58931576788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-13.5513404360039">
                <text:p>-13.5513404360039</text:p>
              </table:table-cell>
              <table:table-cell office:value-type="float" office:value="-8.21163982273013">
                <text:p>-8.21163982273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-12.6661367713842">
                <text:p>-12.6661367713842</text:p>
              </table:table-cell>
              <table:table-cell office:value-type="float" office:value="-8.21732654927052">
                <text:p>-8.21732654927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-13.9693118986776">
                <text:p>-13.9693118986776</text:p>
              </table:table-cell>
              <table:table-cell office:value-type="float" office:value="-8.19797643950555">
                <text:p>-8.19797643950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-13.4553756329755">
                <text:p>-13.4553756329755</text:p>
              </table:table-cell>
              <table:table-cell office:value-type="float" office:value="-8.19232371458985">
                <text:p>-8.19232371458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-13.0475710753553">
                <text:p>-13.0475710753553</text:p>
              </table:table-cell>
              <table:table-cell office:value-type="float" office:value="-8.18136808348877">
                <text:p>-8.18136808348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-12.8632863086978">
                <text:p>-12.8632863086978</text:p>
              </table:table-cell>
              <table:table-cell office:value-type="float" office:value="-9.38593818177961">
                <text:p>-9.38593818177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-13.154123977082">
                <text:p>-13.154123977082</text:p>
              </table:table-cell>
              <table:table-cell office:value-type="float" office:value="-9.89206111158667">
                <text:p>-9.89206111158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-12.6849444241998">
                <text:p>-12.6849444241998</text:p>
              </table:table-cell>
              <table:table-cell office:value-type="float" office:value="-10.2863642367322">
                <text:p>-10.2863642367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600" chart:origin="0" chart:interval-major="200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0" chart:maximum="0" chart:interval-major="1" chart:interval-minor-divisor="2" chart:reverse-direction="false" text:line-break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2cm" xlink:href=".." xlink:type="simple" chart:class="chart:scatter" chart:style-name="ch1">
        <chart:legend chart:legend-position="end" svg:x="13.524cm" svg:y="4.48cm" style:legend-expansion="high" chart:style-name="ch2"/>
        <chart:plot-area chart:style-name="ch3" table:cell-range-address="Sheet1.B4:Sheet1.B37 Sheet1.N2:Sheet1.N2 Sheet1.N4:Sheet1.N37 Sheet1.I193:Sheet1.I227" chart:data-source-has-labels="row" svg:x="1.534cm" svg:y="0.947cm" svg:width="10.602cm" svg:height="7.812cm">
          <chartooo:coordinate-region svg:x="2.589cm" svg:y="1.173cm" svg:width="8.836cm" svg:height="7.036cm"/>
          <chart:axis chart:dimension="x" chart:name="primary-x" chart:style-name="ch4">
            <chart:title svg:x="5.125cm" svg:y="8.96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15cm" chart:style-name="ch8">
              <text:p>Zo, Ohms</text:p>
            </chart:title>
            <chart:grid chart:style-name="ch6" chart:class="major"/>
          </chart:axis>
          <chart:axis chart:dimension="y" chart:name="secondary-y" chart:style-name="ch9">
            <chart:title svg:x="12.441cm" svg:y="6.418cm" chart:style-name="ch8">
              <text:p>log10(abs(err))</text:p>
            </chart:title>
          </chart:axis>
          <chart:series chart:attached-axis="primary-y" chart:style-name="ch10" chart:values-cell-range-address="Sheet1.N4:Sheet1.N37" chart:label-cell-address="Sheet1.N2:Sheet1.N2" chart:class="chart:scatter">
            <chart:domain table:cell-range-address="Sheet1.B4:Sheet1.B37"/>
            <chart:data-point chart:repeated="34"/>
          </chart:series>
          <chart:series chart:attached-axis="secondary-y" chart:style-name="ch11" chart:values-cell-range-address="Sheet1.I194:Sheet1.I227" chart:label-cell-address="Sheet1.I193:Sheet1.I193" chart:class="chart:scatter">
            <chart:domain table:cell-range-address="Sheet1.G194:Sheet1.G227"/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o</text:p>
                <draw:g>
                  <svg:desc>Sheet1.N2:Sheet1.N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rror</text:p>
                <draw:g>
                  <svg:desc>Sheet1.I193:Sheet1.I1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4:Sheet1.B37</svg:desc>
                </draw:g>
              </table:table-cell>
              <table:table-cell office:value-type="float" office:value="1403.51792475939">
                <text:p>1403.51792475939</text:p>
                <draw:g>
                  <svg:desc>Sheet1.N4:Sheet1.N37</svg:desc>
                </draw:g>
              </table:table-cell>
              <table:table-cell office:value-type="float" office:value="6.75">
                <text:p>6.75</text:p>
                <draw:g>
                  <svg:desc>Sheet1.G194:Sheet1.G227</svg:desc>
                </draw:g>
              </table:table-cell>
              <table:table-cell office:value-type="float" office:value="-8.57124077622597">
                <text:p>-8.57124077622597</text:p>
                <draw:g>
                  <svg:desc>Sheet1.I194:Sheet1.I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54.329309806084">
                <text:p>954.329309806084</text:p>
              </table:table-cell>
              <table:table-cell office:value-type="float" office:value="7">
                <text:p>7</text:p>
              </table:table-cell>
              <table:table-cell office:value-type="float" office:value="-8.57133702227362">
                <text:p>-8.5713370222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783.658530131475">
                <text:p>783.658530131475</text:p>
              </table:table-cell>
              <table:table-cell office:value-type="float" office:value="7.25">
                <text:p>7.25</text:p>
              </table:table-cell>
              <table:table-cell office:value-type="float" office:value="-8.57132930446078">
                <text:p>-8.5713293044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88.993387944843">
                <text:p>688.993387944843</text:p>
              </table:table-cell>
              <table:table-cell office:value-type="float" office:value="7.5">
                <text:p>7.5</text:p>
              </table:table-cell>
              <table:table-cell office:value-type="float" office:value="-8.5713920710552">
                <text:p>-8.5713920710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627.553294864497">
                <text:p>627.553294864497</text:p>
              </table:table-cell>
              <table:table-cell office:value-type="float" office:value="7.75">
                <text:p>7.75</text:p>
              </table:table-cell>
              <table:table-cell office:value-type="float" office:value="-8.57139387213598">
                <text:p>-8.57139387213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84.011398802564">
                <text:p>584.011398802564</text:p>
              </table:table-cell>
              <table:table-cell office:value-type="float" office:value="8">
                <text:p>8</text:p>
              </table:table-cell>
              <table:table-cell office:value-type="float" office:value="-9.01202177749156">
                <text:p>-9.01202177749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551.356427267955">
                <text:p>551.356427267955</text:p>
              </table:table-cell>
              <table:table-cell office:value-type="float" office:value="8.25">
                <text:p>8.25</text:p>
              </table:table-cell>
              <table:table-cell office:value-type="float" office:value="-8.5713855756304">
                <text:p>-8.5713855756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525.876141962215">
                <text:p>525.876141962215</text:p>
              </table:table-cell>
              <table:table-cell office:value-type="float" office:value="8.5">
                <text:p>8.5</text:p>
              </table:table-cell>
              <table:table-cell office:value-type="float" office:value="-8.57136321558365">
                <text:p>-8.57136321558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505.401672880182">
                <text:p>505.401672880182</text:p>
              </table:table-cell>
              <table:table-cell office:value-type="float" office:value="8.75">
                <text:p>8.75</text:p>
              </table:table-cell>
              <table:table-cell office:value-type="float" office:value="-8.89594676417299">
                <text:p>-8.89594676417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8.572366328994">
                <text:p>488.572366328994</text:p>
              </table:table-cell>
              <table:table-cell office:value-type="float" office:value="9">
                <text:p>9</text:p>
              </table:table-cell>
              <table:table-cell office:value-type="float" office:value="-8.89576318657116">
                <text:p>-8.89576318657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74.48723247259">
                <text:p>474.48723247259</text:p>
              </table:table-cell>
              <table:table-cell office:value-type="float" office:value="9.25">
                <text:p>9.25</text:p>
              </table:table-cell>
              <table:table-cell office:value-type="float" office:value="-9.69731386101591">
                <text:p>-9.69731386101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462.523795736894">
                <text:p>462.523795736894</text:p>
              </table:table-cell>
              <table:table-cell office:value-type="float" office:value="9.5">
                <text:p>9.5</text:p>
              </table:table-cell>
              <table:table-cell office:value-type="float" office:value="-8.58240039402608">
                <text:p>-8.58240039402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452.237003112014">
                <text:p>452.237003112014</text:p>
              </table:table-cell>
              <table:table-cell office:value-type="float" office:value="9.75">
                <text:p>9.75</text:p>
              </table:table-cell>
              <table:table-cell office:value-type="float" office:value="-8.64730187721158">
                <text:p>-8.6473018772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43.299541512045">
                <text:p>443.299541512045</text:p>
              </table:table-cell>
              <table:table-cell office:value-type="float" office:value="10">
                <text:p>10</text:p>
              </table:table-cell>
              <table:table-cell office:value-type="float" office:value="-8.64727397792229">
                <text:p>-8.64727397792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435.464908823735">
                <text:p>435.464908823735</text:p>
              </table:table-cell>
              <table:table-cell office:value-type="float" office:value="10.25">
                <text:p>10.25</text:p>
              </table:table-cell>
              <table:table-cell office:value-type="float" office:value="-9.69832702425365">
                <text:p>-9.69832702425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428.543682377245">
                <text:p>428.543682377245</text:p>
              </table:table-cell>
              <table:table-cell office:value-type="float" office:value="10.5">
                <text:p>10.5</text:p>
              </table:table-cell>
              <table:table-cell office:value-type="float" office:value="-8.64731210569912">
                <text:p>-8.64731210569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422.387740234031">
                <text:p>422.387740234031</text:p>
              </table:table-cell>
              <table:table-cell office:value-type="float" office:value="10.75">
                <text:p>10.75</text:p>
              </table:table-cell>
              <table:table-cell office:value-type="float" office:value="-8.64730842682892">
                <text:p>-8.64730842682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416.879495206969">
                <text:p>416.879495206969</text:p>
              </table:table-cell>
              <table:table-cell office:value-type="float" office:value="11">
                <text:p>11</text:p>
              </table:table-cell>
              <table:table-cell office:value-type="float" office:value="-8.64730192390015">
                <text:p>-8.6473019239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411.924345389708">
                <text:p>411.924345389708</text:p>
              </table:table-cell>
              <table:table-cell office:value-type="float" office:value="11.25">
                <text:p>11.25</text:p>
              </table:table-cell>
              <table:table-cell office:value-type="float" office:value="-9.69827953934993">
                <text:p>-9.69827953934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407.445282896423">
                <text:p>407.445282896423</text:p>
              </table:table-cell>
              <table:table-cell office:value-type="float" office:value="11.5">
                <text:p>11.5</text:p>
              </table:table-cell>
              <table:table-cell office:value-type="float" office:value="-8.64726872115437">
                <text:p>-8.64726872115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403.378950791436">
                <text:p>403.378950791436</text:p>
              </table:table-cell>
              <table:table-cell office:value-type="float" office:value="11.75">
                <text:p>11.75</text:p>
              </table:table-cell>
              <table:table-cell office:value-type="float" office:value="-9.69868903723492">
                <text:p>-9.69868903723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99.672738542036">
                <text:p>399.672738542036</text:p>
              </table:table-cell>
              <table:table-cell office:value-type="float" office:value="12">
                <text:p>12</text:p>
              </table:table-cell>
              <table:table-cell office:value-type="float" office:value="-9.69832175501857">
                <text:p>-9.69832175501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396.282578702502">
                <text:p>396.282578702502</text:p>
              </table:table-cell>
              <table:table-cell office:value-type="float" office:value="12.25">
                <text:p>12.25</text:p>
              </table:table-cell>
              <table:table-cell office:value-type="float" office:value="-8.64732376656095">
                <text:p>-8.64732376656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393.171273247121">
                <text:p>393.171273247121</text:p>
              </table:table-cell>
              <table:table-cell office:value-type="float" office:value="12.5">
                <text:p>12.5</text:p>
              </table:table-cell>
              <table:table-cell office:value-type="float" office:value="-8.64727847076967">
                <text:p>-8.647278470769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390.307204306609">
                <text:p>390.307204306609</text:p>
              </table:table-cell>
              <table:table-cell office:value-type="float" office:value="12.75">
                <text:p>12.75</text:p>
              </table:table-cell>
              <table:table-cell office:value-type="float" office:value="-8.5824110238321">
                <text:p>-8.5824110238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87.663319906759">
                <text:p>387.663319906759</text:p>
              </table:table-cell>
              <table:table-cell office:value-type="float" office:value="13">
                <text:p>13</text:p>
              </table:table-cell>
              <table:table-cell office:value-type="float" office:value="-8.6075636424648">
                <text:p>-8.6075636424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385.216338421292">
                <text:p>385.216338421292</text:p>
              </table:table-cell>
              <table:table-cell office:value-type="float" office:value="13.25">
                <text:p>13.25</text:p>
              </table:table-cell>
              <table:table-cell office:value-type="float" office:value="-8.64729156801621">
                <text:p>-8.64729156801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82.946112767253">
                <text:p>382.946112767253</text:p>
              </table:table-cell>
              <table:table-cell office:value-type="float" office:value="13.5">
                <text:p>13.5</text:p>
              </table:table-cell>
              <table:table-cell office:value-type="float" office:value="-8.64720235323188">
                <text:p>-8.64720235323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380.835119811792">
                <text:p>380.835119811792</text:p>
              </table:table-cell>
              <table:table-cell office:value-type="float" office:value="13.75">
                <text:p>13.75</text:p>
              </table:table-cell>
              <table:table-cell office:value-type="float" office:value="-8.64728257987862">
                <text:p>-8.64728257987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378.868047141759">
                <text:p>378.868047141759</text:p>
              </table:table-cell>
              <table:table-cell office:value-type="float" office:value="14">
                <text:p>14</text:p>
              </table:table-cell>
              <table:table-cell office:value-type="float" office:value="-8.64728800457666">
                <text:p>-8.64728800457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377.031455648587">
                <text:p>377.031455648587</text:p>
              </table:table-cell>
              <table:table-cell office:value-type="float" office:value="14.25">
                <text:p>14.25</text:p>
              </table:table-cell>
              <table:table-cell office:value-type="float" office:value="-8.58236855294049">
                <text:p>-8.58236855294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375.313500749577">
                <text:p>375.313500749577</text:p>
              </table:table-cell>
              <table:table-cell office:value-type="float" office:value="14.5">
                <text:p>14.5</text:p>
              </table:table-cell>
              <table:table-cell office:value-type="float" office:value="-9.7424544055122">
                <text:p>-9.7424544055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373.703707518175">
                <text:p>373.703707518175</text:p>
              </table:table-cell>
              <table:table-cell office:value-type="float" office:value="14.75">
                <text:p>14.75</text:p>
              </table:table-cell>
              <table:table-cell office:value-type="float" office:value="-9.69835873089974">
                <text:p>-9.69835873089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72.192773770311">
                <text:p>372.192773770311</text:p>
              </table:table-cell>
              <table:table-cell office:value-type="float" office:value="15">
                <text:p>15</text:p>
              </table:table-cell>
              <table:table-cell office:value-type="float" office:value="-9.69663389529618">
                <text:p>-9.69663389529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